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32" style:family="table-column">
      <style:table-column-properties fo:break-before="auto" style:column-width="3.635cm"/>
    </style:style>
    <style:style style:name="co33" style:family="table-column">
      <style:table-column-properties fo:break-before="auto" style:column-width="2.10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447cm"/>
    </style:style>
    <style:style style:name="co13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0.915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0.818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803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1.554cm"/>
    </style:style>
    <style:style style:name="co24" style:family="table-column">
      <style:table-column-properties fo:break-before="auto" style:column-width="2.136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2.025cm"/>
    </style:style>
    <style:style style:name="co27" style:family="table-column">
      <style:table-column-properties fo:break-before="auto" style:column-width="2.275cm"/>
    </style:style>
    <style:style style:name="co28" style:family="table-column">
      <style:table-column-properties fo:break-before="auto" style:column-width="1.692cm"/>
    </style:style>
    <style:style style:name="co29" style:family="table-column">
      <style:table-column-properties fo:break-before="auto" style:column-width="1.72cm"/>
    </style:style>
    <style:style style:name="co30" style:family="table-column">
      <style:table-column-properties fo:break-before="auto" style:column-width="1.415cm"/>
    </style:style>
    <style:style style:name="co31" style:family="table-column">
      <style:table-column-properties fo:break-before="auto" style:column-width="1.365cm"/>
    </style:style>
    <style:style style:name="co36" style:family="table-column">
      <style:table-column-properties fo:break-before="auto" style:column-width="1.247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639cm"/>
    </style:style>
    <style:style style:name="co41" style:family="table-column">
      <style:table-column-properties fo:break-before="auto" style:column-width="1.886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3.918cm"/>
    </style:style>
    <style:style style:name="co44" style:family="table-column">
      <style:table-column-properties fo:break-before="auto" style:column-width="2.884cm"/>
    </style:style>
    <style:style style:name="co45" style:family="table-column">
      <style:table-column-properties fo:break-before="auto" style:column-width="4.89cm"/>
    </style:style>
    <style:style style:name="co46" style:family="table-column">
      <style:table-column-properties fo:break-before="auto" style:column-width="2.824cm"/>
    </style:style>
    <style:style style:name="ro5" style:family="table-row">
      <style:table-row-properties style:row-height="1.63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fo:font-size="7pt" style:font-size-asian="7pt" style:font-size-complex="7pt"/>
    </style:style>
    <style:style style:name="ce10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9">
      <style:text-properties fo:font-size="7pt" style:font-size-asian="7pt" style:font-size-complex="7pt"/>
    </style:style>
    <style:style style:name="ce103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109" style:family="table-cell" style:parent-style-name="Default" style:data-style-name="N11"/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9966"/>
    </style:style>
    <style:style style:name="ce4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8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fo:border-left="none" fo:border-right="0.002cm solid #000000" fo:border-top="none"/>
    </style:style>
    <style:style style:name="ce86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8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88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89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9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94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9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36" style:family="table-cell" style:parent-style-name="Default">
      <style:table-cell-properties fo:border-bottom="none" fo:border-left="0.002cm solid #000000" fo:border-right="none" fo:border-top="none"/>
    </style:style>
    <style:style style:name="ce137" style:family="table-cell" style:parent-style-name="Default">
      <style:table-cell-properties fo:border-bottom="0.002cm solid #000000" fo:border-left="0.002cm solid #000000" fo:border-right="none" fo:border-top="none"/>
    </style:style>
    <style:style style:name="ce138" style:family="table-cell" style:parent-style-name="Default">
      <style:table-cell-properties fo:border-bottom="0.002cm solid #000000" fo:border-left="none" fo:border-right="none" fo:border-top="none"/>
    </style:style>
    <style:style style:name="ce139" style:family="table-cell" style:parent-style-name="Default" style:data-style-name="N100"/>
    <style:style style:name="ce140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</style:style>
    <style:style style:name="ce54" style:family="table-cell" style:parent-style-name="Default">
      <style:table-cell-properties fo:background-color="#ff6633"/>
    </style:style>
    <style:style style:name="ce55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808080"/>
    </style:style>
    <style:style style:name="ce58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333333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68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6e6ff"/>
      <style:text-properties fo:color="#008000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Times New Roman"/>
    </style:style>
    <style:style style:name="ce77" style:family="table-cell" style:parent-style-name="Default">
      <style:table-cell-properties fo:background-color="#ff6633"/>
      <style:text-properties style:font-name="Times New Roman"/>
    </style:style>
    <style:style style:name="ce78" style:family="table-cell" style:parent-style-name="Default">
      <style:text-properties style:font-name="Times New Roman"/>
    </style:style>
    <style:style style:name="ce79" style:family="table-cell" style:parent-style-name="Default" style:data-style-name="N50">
      <style:text-properties style:font-name="Times New Roman"/>
    </style:style>
    <style:style style:name="ce81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able-cell-properties fo:background-color="#ccffff"/>
    </style:style>
    <style:style style:name="ce110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c0c0c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11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value-type" style:repeat-content="false" fo:background-color="transparent" fo:wrap-option="wrap" fo:border="none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12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0c0c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1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1">
      <style:table-cell-properties fo:border-bottom="none" fo:background-color="#c0c0c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6e6ff" fo:wrap-option="wrap" fo:border="none"/>
    </style:style>
    <style:style style:name="ce1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16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64" style:family="table-cell" style:parent-style-name="Default">
      <style:table-cell-properties fo:background-color="transparent" fo:border="none"/>
    </style:style>
    <style:style style:name="ce165" style:family="table-cell" style:parent-style-name="Default">
      <style:table-cell-properties fo:background-color="transparent" fo:border="none"/>
      <style:text-properties style:font-name="Times New Roman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>
      <style:table-cell-properties fo:border="none"/>
      <style:text-properties style:font-name="Times New Roma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0" style:family="table-cell" style:parent-style-name="Default" style:data-style-name="N110">
      <style:table-cell-properties fo:background-color="transparent"/>
      <style:text-properties fo:font-size="10pt" style:font-size-asian="10pt" style:font-size-complex="10pt"/>
    </style:style>
    <style:style style:name="ce171" style:family="table-cell" style:parent-style-name="Default" style:data-style-name="N110">
      <style:text-properties fo:font-size="10pt" style:font-size-asian="10pt" style:font-size-complex="10pt"/>
    </style:style>
    <style:style style:name="ce172" style:family="table-cell" style:parent-style-name="Default" style:data-style-name="N109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666666" fo:border="none"/>
    </style:style>
    <style:style style:name="ce176" style:family="table-cell" style:parent-style-name="Default">
      <style:table-cell-properties fo:background-color="#666666"/>
    </style:style>
    <style:style style:name="ce177" style:family="table-cell" style:parent-style-name="Default">
      <style:table-cell-properties fo:background-color="#999999" fo:border="none"/>
      <style:text-properties style:font-name="Times New Roman"/>
    </style:style>
    <style:style style:name="ce178" style:family="table-cell" style:parent-style-name="Default">
      <style:table-cell-properties fo:background-color="#b3b3b3" fo:border="none"/>
    </style:style>
    <style:style style:name="ce179" style:family="table-cell" style:parent-style-name="Default">
      <style:table-cell-properties fo:background-color="#b3b3b3" fo:border="none"/>
      <style:text-properties style:font-name="Times New Roman"/>
    </style:style>
    <style:style style:name="ce180" style:family="table-cell" style:parent-style-name="Default">
      <style:table-cell-properties fo:background-color="#cccccc" fo:border="none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e6e6e6" fo:border="none"/>
    </style:style>
    <style:style style:name="ce183" style:family="table-cell" style:parent-style-name="Default">
      <style:table-cell-properties fo:background-color="#e6e6ff" fo:border="none"/>
      <style:text-properties style:font-name="Times New Roman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3" table:number-columns-repeated="3" table:default-cell-style-name="ce1"/>
        <table:table-column table:style-name="co21" table:default-cell-style-name="ce17"/>
        <table:table-column table:style-name="co22" table:default-cell-style-name="ce1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54" table:number-columns-repeated="4"/>
          <table:table-cell table:style-name="ce54"/>
          <table:table-cell table:style-name="ce54" table:number-columns-repeated="12"/>
          <table:table-cell table:style-name="ce54"/>
          <table:table-cell table:style-name="ce54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55" office:value-type="float" office:value="2">
            <text:p>2</text:p>
          </table:table-cell>
          <table:table-cell table:style-name="ce55" office:value-type="string">
            <text:p>crfsuite</text:p>
          </table:table-cell>
          <table:table-cell table:style-name="ce55" office:value-type="string">
            <text:p>pcnlp3</text:p>
          </table:table-cell>
          <table:table-cell table:style-name="ce55" office:value-type="string">
            <text:p>l1</text:p>
          </table:table-cell>
          <table:table-cell table:style-name="ce55" office:value-type="float" office:value="10000">
            <text:p>10000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xxxx--xx-------</text:p>
          </table:table-cell>
          <table:table-cell table:style-name="ce55" office:value-type="float" office:value="7000">
            <text:p>7000</text:p>
          </table:table-cell>
          <table:table-cell table:style-name="ce55" office:value-type="float" office:value="162090">
            <text:p>162090</text:p>
          </table:table-cell>
          <table:table-cell table:style-name="ce55" office:value-type="float" office:value="743">
            <text:p>743</text:p>
          </table:table-cell>
          <table:table-cell table:style-name="ce55" office:value-type="float" office:value="50">
            <text:p>50</text:p>
          </table:table-cell>
          <table:table-cell table:style-name="ce55" office:value-type="string">
            <text:p>11h 37m</text:p>
          </table:table-cell>
          <table:table-cell table:style-name="ce55" office:value-type="string">
            <text:p>378s</text:p>
          </table:table-cell>
          <table:table-cell table:style-name="ce55" office:value-type="string">
            <text:p>8326164B</text:p>
          </table:table-cell>
          <table:table-cell table:style-name="ce55" office:value-type="float" office:value="905326">
            <text:p>905326</text:p>
          </table:table-cell>
          <table:table-cell table:style-name="ce55" office:value-type="float" office:value="280262">
            <text:p>280262</text:p>
          </table:table-cell>
          <table:table-cell table:style-name="ce68" office:value-type="percentage" office:value="0.9265">
            <text:p>92.65%</text:p>
          </table:table-cell>
          <table:table-cell table:style-name="ce68" office:value-type="percentage" office:value="0.4302">
            <text:p>43.02%</text:p>
          </table:table-cell>
          <table:table-cell table:style-name="ce73" table:number-columns-repeated="1005"/>
        </table:table-row>
        <table:table-row table:style-name="ro1">
          <table:table-cell table:style-name="ce55" office:value-type="float" office:value="37">
            <text:p>37</text:p>
          </table:table-cell>
          <table:table-cell table:style-name="ce55" office:value-type="string">
            <text:p>crfsuite</text:p>
          </table:table-cell>
          <table:table-cell table:style-name="ce55" office:value-type="string">
            <text:p>athena1</text:p>
          </table:table-cell>
          <table:table-cell table:style-name="ce55" office:value-type="string">
            <text:p>l1</text:p>
          </table:table-cell>
          <table:table-cell table:style-name="ce55" office:value-type="float" office:value="5000">
            <text:p>5000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xxxx--xx-------</text:p>
          </table:table-cell>
          <table:table-cell table:style-name="ce55" office:value-type="float" office:value="7000">
            <text:p>7000</text:p>
          </table:table-cell>
          <table:table-cell table:style-name="ce55" office:value-type="float" office:value="83395">
            <text:p>83395</text:p>
          </table:table-cell>
          <table:table-cell table:style-name="ce55" office:value-type="float" office:value="671">
            <text:p>671</text:p>
          </table:table-cell>
          <table:table-cell table:style-name="ce55" office:value-type="float" office:value="50">
            <text:p>50</text:p>
          </table:table-cell>
          <table:table-cell table:style-name="ce55" office:value-type="string">
            <text:p>8h 46m</text:p>
          </table:table-cell>
          <table:table-cell table:style-name="ce55" office:value-type="string">
            <text:p>585s</text:p>
          </table:table-cell>
          <table:table-cell table:style-name="ce55" office:value-type="string">
            <text:p>4751828B</text:p>
          </table:table-cell>
          <table:table-cell table:style-name="ce55" office:value-type="float" office:value="558871">
            <text:p>558871</text:p>
          </table:table-cell>
          <table:table-cell table:style-name="ce55" office:value-type="float" office:value="113149">
            <text:p>113149</text:p>
          </table:table-cell>
          <table:table-cell table:style-name="ce68" office:value-type="percentage" office:value="0.9104">
            <text:p>91.04%</text:p>
          </table:table-cell>
          <table:table-cell table:style-name="ce68" office:value-type="percentage" office:value="0.347">
            <text:p>34.70%</text:p>
          </table:table-cell>
          <table:table-cell table:style-name="ce73" table:number-columns-repeated="1005"/>
        </table:table-row>
        <table:table-row table:style-name="ro1">
          <table:table-cell table:style-name="ce55" office:value-type="float" office:value="39">
            <text:p>39</text:p>
          </table:table-cell>
          <table:table-cell table:style-name="ce55" office:value-type="string">
            <text:p>crfsuite</text:p>
          </table:table-cell>
          <table:table-cell table:style-name="ce55" office:value-type="string">
            <text:p>athena3</text:p>
          </table:table-cell>
          <table:table-cell table:style-name="ce55" office:value-type="string">
            <text:p>l1</text:p>
          </table:table-cell>
          <table:table-cell table:style-name="ce55" office:value-type="float" office:value="55000">
            <text:p>55000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xxxx--xx-------</text:p>
          </table:table-cell>
          <table:table-cell table:style-name="ce55" office:value-type="float" office:value="7000">
            <text:p>7000</text:p>
          </table:table-cell>
          <table:table-cell table:style-name="ce55" office:value-type="float" office:value="931776">
            <text:p>931776</text:p>
          </table:table-cell>
          <table:table-cell table:style-name="ce55" office:value-type="float" office:value="867">
            <text:p>867</text:p>
          </table:table-cell>
          <table:table-cell table:style-name="ce55" office:value-type="float" office:value="50">
            <text:p>50</text:p>
          </table:table-cell>
          <table:table-cell table:style-name="ce55" office:value-type="string">
            <text:p>156h 3m</text:p>
          </table:table-cell>
          <table:table-cell table:style-name="ce55" office:value-type="string">
            <text:p>1217s</text:p>
          </table:table-cell>
          <table:table-cell table:style-name="ce55" office:value-type="string">
            <text:p>30087008B</text:p>
          </table:table-cell>
          <table:table-cell table:style-name="ce55" office:value-type="float" office:value="3140944">
            <text:p>3140944</text:p>
          </table:table-cell>
          <table:table-cell table:style-name="ce55" office:value-type="float" office:value="758370">
            <text:p>758370</text:p>
          </table:table-cell>
          <table:table-cell table:style-name="ce68" office:value-type="percentage" office:value="0.9474">
            <text:p>94.74%</text:p>
          </table:table-cell>
          <table:table-cell table:style-name="ce68" office:value-type="percentage" office:value="0.5377">
            <text:p>53.77%</text:p>
          </table:table-cell>
          <table:table-cell table:style-name="ce73" table:number-columns-repeated="1005"/>
        </table:table-row>
        <table:table-row table:style-name="ro1">
          <table:table-cell table:style-name="ce55" office:value-type="float" office:value="34">
            <text:p>34</text:p>
          </table:table-cell>
          <table:table-cell table:style-name="ce55" office:value-type="string">
            <text:p>crfsuite</text:p>
          </table:table-cell>
          <table:table-cell table:style-name="ce55" office:value-type="string">
            <text:p>pcnlp4</text:p>
          </table:table-cell>
          <table:table-cell table:style-name="ce55" office:value-type="string">
            <text:p>l1</text:p>
          </table:table-cell>
          <table:table-cell table:style-name="ce55" office:value-type="float" office:value="50000">
            <text:p>50000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xxxx--xx-------</text:p>
          </table:table-cell>
          <table:table-cell table:style-name="ce55" office:value-type="float" office:value="7000">
            <text:p>7000</text:p>
          </table:table-cell>
          <table:table-cell table:style-name="ce55" office:value-type="float" office:value="842463">
            <text:p>842463</text:p>
          </table:table-cell>
          <table:table-cell table:style-name="ce55" office:value-type="float" office:value="854">
            <text:p>854</text:p>
          </table:table-cell>
          <table:table-cell table:style-name="ce55" office:value-type="float" office:value="50">
            <text:p>50</text:p>
          </table:table-cell>
          <table:table-cell table:style-name="ce55" office:value-type="string">
            <text:p>93h 51m</text:p>
          </table:table-cell>
          <table:table-cell table:style-name="ce55" office:value-type="string">
            <text:p>677s</text:p>
          </table:table-cell>
          <table:table-cell table:style-name="ce55" office:value-type="string">
            <text:p>28602144B</text:p>
          </table:table-cell>
          <table:table-cell table:style-name="ce55" office:value-type="float" office:value="2924981">
            <text:p>2924981</text:p>
          </table:table-cell>
          <table:table-cell table:style-name="ce55" office:value-type="float" office:value="717070">
            <text:p>717070</text:p>
          </table:table-cell>
          <table:table-cell table:style-name="ce68" office:value-type="percentage" office:value="0.8945">
            <text:p>89.45%</text:p>
          </table:table-cell>
          <table:table-cell table:style-name="ce68" office:value-type="percentage" office:value="0.0685">
            <text:p>6.85%</text:p>
          </table:table-cell>
          <table:table-cell table:style-name="ce73" table:number-columns-repeated="1005"/>
        </table:table-row>
        <table:table-row table:style-name="ro1">
          <table:table-cell table:style-name="ce57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61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55" office:value-type="float" office:value="43">
            <text:p>43</text:p>
          </table:table-cell>
          <table:table-cell table:style-name="ce55" office:value-type="string">
            <text:p>crfsuite</text:p>
          </table:table-cell>
          <table:table-cell table:style-name="ce55" office:value-type="string">
            <text:p>pcnlp5</text:p>
          </table:table-cell>
          <table:table-cell table:style-name="ce55" office:value-type="string">
            <text:p>l2</text:p>
          </table:table-cell>
          <table:table-cell table:style-name="ce55" office:value-type="float" office:value="40000">
            <text:p>40000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xxxx--xx-------</text:p>
          </table:table-cell>
          <table:table-cell table:style-name="ce55" office:value-type="float" office:value="7000">
            <text:p>7000</text:p>
          </table:table-cell>
          <table:table-cell table:style-name="ce55" office:value-type="float" office:value="670572">
            <text:p>670572</text:p>
          </table:table-cell>
          <table:table-cell table:style-name="ce55" office:value-type="float" office:value="843">
            <text:p>843</text:p>
          </table:table-cell>
          <table:table-cell table:style-name="ce55" office:value-type="float" office:value="50">
            <text:p>50</text:p>
          </table:table-cell>
          <table:table-cell table:style-name="ce55" office:value-type="string">
            <text:p>54h 54m</text:p>
          </table:table-cell>
          <table:table-cell table:style-name="ce55" office:value-type="string">
            <text:p>556s</text:p>
          </table:table-cell>
          <table:table-cell table:style-name="ce55" office:value-type="string">
            <text:p>94190136B</text:p>
          </table:table-cell>
          <table:table-cell table:number-columns-repeated="2" table:style-name="ce55" office:value-type="float" office:value="2488724">
            <text:p>2488724</text:p>
          </table:table-cell>
          <table:table-cell table:style-name="ce68" office:value-type="percentage" office:value="0.9361">
            <text:p>93.61%</text:p>
          </table:table-cell>
          <table:table-cell table:style-name="ce68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58" table:number-columns-repeated="17"/>
          <table:table-cell table:style-name="ce69" table:number-columns-repeated="2"/>
          <table:table-cell table:style-name="ce57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59" office:value-type="float" office:value="13">
            <text:p>13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pcnlp7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50">
            <text:p>50</text:p>
          </table:table-cell>
          <table:table-cell table:style-name="ce59" office:value-type="float" office:value="0">
            <text:p>0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0">
            <text:p>50</text:p>
          </table:table-cell>
          <table:table-cell table:style-name="ce59" office:value-type="string">
            <text:p>37h 56m</text:p>
          </table:table-cell>
          <table:table-cell table:style-name="ce59" office:value-type="string">
            <text:p>421s</text:p>
          </table:table-cell>
          <table:table-cell table:style-name="ce59" office:value-type="string">
            <text:p>18953540B</text:p>
          </table:table-cell>
          <table:table-cell table:style-name="ce59" office:value-type="float" office:value="1968646">
            <text:p>1968646</text:p>
          </table:table-cell>
          <table:table-cell table:style-name="ce59" office:value-type="float" office:value="461337">
            <text:p>461337</text:p>
          </table:table-cell>
          <table:table-cell table:style-name="ce70" office:value-type="percentage" office:value="0.8871">
            <text:p>88.71%</text:p>
          </table:table-cell>
          <table:table-cell table:style-name="ce70" office:value-type="percentage" office:value="0.0799">
            <text:p>7.99%</text:p>
          </table:table-cell>
          <table:table-cell table:style-name="ce54" table:number-columns-repeated="2"/>
          <table:table-cell table:number-columns-repeated="1003"/>
        </table:table-row>
        <table:table-row table:style-name="ro1">
          <table:table-cell table:style-name="ce58" table:number-columns-repeated="17"/>
          <table:table-cell table:style-name="ce69" table:number-columns-repeated="2"/>
          <table:table-cell table:style-name="ce57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59" office:value-type="float" office:value="54">
            <text:p>54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athena3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0.1">
            <text:p>0.1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107h 55m</text:p>
          </table:table-cell>
          <table:table-cell table:style-name="ce59" office:value-type="string">
            <text:p>1612s</text:p>
          </table:table-cell>
          <table:table-cell table:style-name="ce59" office:value-type="string">
            <text:p>19722532B</text:p>
          </table:table-cell>
          <table:table-cell table:style-name="ce59" office:value-type="float" office:value="2002356">
            <text:p>2002356</text:p>
          </table:table-cell>
          <table:table-cell table:style-name="ce59" office:value-type="float" office:value="488244">
            <text:p>488244</text:p>
          </table:table-cell>
          <table:table-cell table:style-name="ce70" office:value-type="percentage" office:value="0.935">
            <text:p>93.50%</text:p>
          </table:table-cell>
          <table:table-cell table:style-name="ce70" office:value-type="percentage" office:value="0.4625">
            <text:p>46.25%</text:p>
          </table:table-cell>
          <table:table-cell table:style-name="ce54" table:number-columns-repeated="1005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1</text:p>
          </table:table-cell>
          <table:table-cell table:style-name="ce7" office:value-type="string">
            <text:p>l1</text:p>
          </table:table-cell>
          <table:table-cell table:style-name="ce7" office:value-type="float" office:value="40000">
            <text:p>4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71" office:value-type="percentage" office:value="0.8967">
            <text:p>89.67%</text:p>
          </table:table-cell>
          <table:table-cell table:style-name="ce71" office:value-type="percentage" office:value="0.1126">
            <text:p>11.26%</text:p>
          </table:table-cell>
          <table:table-cell table:style-name="ce74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57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59" office:value-type="float" office:value="54">
            <text:p>54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athena3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0">
            <text:p>0</text:p>
          </table:table-cell>
          <table:table-cell table:style-name="ce62" office:value-type="float" office:value="0.1">
            <text:p>0.1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107h 55m</text:p>
          </table:table-cell>
          <table:table-cell table:style-name="ce59" office:value-type="string">
            <text:p>1612s</text:p>
          </table:table-cell>
          <table:table-cell table:style-name="ce59" office:value-type="string">
            <text:p>19722532B</text:p>
          </table:table-cell>
          <table:table-cell table:style-name="ce59" office:value-type="float" office:value="2002356">
            <text:p>2002356</text:p>
          </table:table-cell>
          <table:table-cell table:style-name="ce59" office:value-type="float" office:value="488244">
            <text:p>488244</text:p>
          </table:table-cell>
          <table:table-cell table:style-name="ce70" office:value-type="percentage" office:value="0.935">
            <text:p>93.50%</text:p>
          </table:table-cell>
          <table:table-cell table:style-name="ce70" office:value-type="percentage" office:value="0.4625">
            <text:p>46.25%</text:p>
          </table:table-cell>
          <table:table-cell table:style-name="ce54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75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63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95h 39m</text:p>
          </table:table-cell>
          <table:table-cell table:style-name="ce7" office:value-type="string">
            <text:p>544s</text:p>
          </table:table-cell>
          <table:table-cell table:style-name="ce7" office:value-type="string">
            <text:p>18321732B</text:p>
          </table:table-cell>
          <table:table-cell table:style-name="ce7" office:value-type="float" office:value="1998814">
            <text:p>1998814</text:p>
          </table:table-cell>
          <table:table-cell table:style-name="ce7" office:value-type="float" office:value="449381">
            <text:p>449381</text:p>
          </table:table-cell>
          <table:table-cell table:style-name="ce23" office:value-type="percentage" office:value="0.8897">
            <text:p>88.97%</text:p>
          </table:table-cell>
          <table:table-cell table:style-name="ce23" office:value-type="percentage" office:value="0.0778">
            <text:p>7.78%</text:p>
          </table:table-cell>
          <table:table-cell table:style-name="ce76" office:value-type="float" office:value="52">
            <text:p>52</text:p>
          </table:table-cell>
          <table:table-cell table:style-name="ce74" table:number-columns-repeated="1004"/>
        </table:table-row>
        <table:table-row table:style-name="ro1">
          <table:table-cell table:style-name="ce59" office:value-type="float" office:value="64">
            <text:p>64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pcnlp4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0">
            <text:p>0</text:p>
          </table:table-cell>
          <table:table-cell table:style-name="ce62" office:value-type="float" office:value="0.1">
            <text:p>0.1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52h 39m</text:p>
          </table:table-cell>
          <table:table-cell table:style-name="ce59" office:value-type="string">
            <text:p>621s</text:p>
          </table:table-cell>
          <table:table-cell table:style-name="ce59" office:value-type="string">
            <text:p>17419752B</text:p>
          </table:table-cell>
          <table:table-cell table:style-name="ce59" office:value-type="float" office:value="1983793">
            <text:p>1983793</text:p>
          </table:table-cell>
          <table:table-cell table:style-name="ce59" office:value-type="float" office:value="424259">
            <text:p>424259</text:p>
          </table:table-cell>
          <table:table-cell table:style-name="ce72" office:value-type="percentage" office:value="0.9261">
            <text:p>92.61%</text:p>
          </table:table-cell>
          <table:table-cell table:style-name="ce72" office:value-type="percentage" office:value="0.3742">
            <text:p>37.42%</text:p>
          </table:table-cell>
          <table:table-cell table:style-name="ce77" office:value-type="float" office:value="51">
            <text:p>51</text:p>
          </table:table-cell>
          <table:table-cell table:style-name="ce54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78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78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78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78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78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78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78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78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63" office:value-type="float" office:value="0.1">
            <text:p>0.1</text:p>
          </table:table-cell>
          <table:table-cell table:style-name="ce7" office:value-type="string">
            <text:p>xxxxx---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76" office:value-type="float" office:value="20">
            <text:p>20</text:p>
          </table:table-cell>
          <table:table-cell table:style-name="ce74" table:number-columns-repeated="1004"/>
        </table:table-row>
        <table:table-row table:style-name="ro1">
          <table:table-cell table:style-name="ce59" office:value-type="float" office:value="83">
            <text:p>83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athena1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0">
            <text:p>0</text:p>
          </table:table-cell>
          <table:table-cell table:style-name="ce62" office:value-type="float" office:value="0.1">
            <text:p>0.1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77h 52m</text:p>
          </table:table-cell>
          <table:table-cell table:style-name="ce59" office:value-type="string">
            <text:p>1389s</text:p>
          </table:table-cell>
          <table:table-cell table:style-name="ce59" office:value-type="string">
            <text:p>17532072B</text:p>
          </table:table-cell>
          <table:table-cell table:style-name="ce59" office:value-type="float" office:value="1859057">
            <text:p>1859057</text:p>
          </table:table-cell>
          <table:table-cell table:style-name="ce59" office:value-type="float" office:value="434576">
            <text:p>434576</text:p>
          </table:table-cell>
          <table:table-cell table:style-name="ce72" office:value-type="percentage" office:value="0.9336">
            <text:p>93.36%</text:p>
          </table:table-cell>
          <table:table-cell table:style-name="ce72" office:value-type="percentage" office:value="0.4468">
            <text:p>44.68%</text:p>
          </table:table-cell>
          <table:table-cell table:style-name="ce54" office:value-type="float" office:value="21">
            <text:p>21</text:p>
          </table:table-cell>
          <table:table-cell table:style-name="ce54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74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59" office:value-type="float" office:value="80">
            <text:p>80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athena3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0">
            <text:p>0</text:p>
          </table:table-cell>
          <table:table-cell table:style-name="ce62" office:value-type="float" office:value="0.1">
            <text:p>0.1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75h 0m</text:p>
          </table:table-cell>
          <table:table-cell table:style-name="ce59" office:value-type="string">
            <text:p>972s</text:p>
          </table:table-cell>
          <table:table-cell table:style-name="ce59" office:value-type="string">
            <text:p>17564028B</text:p>
          </table:table-cell>
          <table:table-cell table:style-name="ce59" office:value-type="float" office:value="1973324">
            <text:p>1973324</text:p>
          </table:table-cell>
          <table:table-cell table:style-name="ce59" office:value-type="float" office:value="427379">
            <text:p>427379</text:p>
          </table:table-cell>
          <table:table-cell table:style-name="ce72" office:value-type="percentage" office:value="0.9402">
            <text:p>94.02%</text:p>
          </table:table-cell>
          <table:table-cell table:style-name="ce72" office:value-type="percentage" office:value="0.5021">
            <text:p>50.21%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79" table:number-columns-repeated="2"/>
          <table:table-cell table:number-columns-repeated="1002"/>
        </table:table-row>
        <table:table-row table:style-name="ro1">
          <table:table-cell table:style-name="ce59" office:value-type="float" office:value="87">
            <text:p>87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athena3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0">
            <text:p>0</text:p>
          </table:table-cell>
          <table:table-cell table:style-name="ce62" office:value-type="float" office:value="0.1">
            <text:p>0.1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77h 2m</text:p>
          </table:table-cell>
          <table:table-cell table:style-name="ce59" office:value-type="string">
            <text:p>970s</text:p>
          </table:table-cell>
          <table:table-cell table:style-name="ce59" office:value-type="string">
            <text:p>23358588B</text:p>
          </table:table-cell>
          <table:table-cell table:style-name="ce59" office:value-type="float" office:value="2000160">
            <text:p>2000160</text:p>
          </table:table-cell>
          <table:table-cell table:style-name="ce59" office:value-type="float" office:value="549160">
            <text:p>549160</text:p>
          </table:table-cell>
          <table:table-cell table:style-name="ce72" office:value-type="percentage" office:value="0.9175">
            <text:p>91.75%</text:p>
          </table:table-cell>
          <table:table-cell table:style-name="ce72" office:value-type="percentage" office:value="0.3807">
            <text:p>38.07%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9" office:value-type="float" office:value="89">
            <text:p>89</text:p>
          </table:table-cell>
          <table:table-cell table:style-name="ce59" office:value-type="string">
            <text:p>crfsuite</text:p>
          </table:table-cell>
          <table:table-cell table:style-name="ce59" office:value-type="string">
            <text:p>pcnlp5</text:p>
          </table:table-cell>
          <table:table-cell table:style-name="ce59" office:value-type="string">
            <text:p>l1</text:p>
          </table:table-cell>
          <table:table-cell table:style-name="ce59" office:value-type="float" office:value="30000">
            <text:p>30000</text:p>
          </table:table-cell>
          <table:table-cell table:style-name="ce59" office:value-type="float" office:value="0">
            <text:p>0</text:p>
          </table:table-cell>
          <table:table-cell table:style-name="ce62" office:value-type="float" office:value="0.1">
            <text:p>0.1</text:p>
          </table:table-cell>
          <table:table-cell table:style-name="ce59" office:value-type="string">
            <text:p>xxxxx--xx-------</text:p>
          </table:table-cell>
          <table:table-cell table:style-name="ce59" office:value-type="float" office:value="7000">
            <text:p>7000</text:p>
          </table:table-cell>
          <table:table-cell table:style-name="ce59" office:value-type="float" office:value="497125">
            <text:p>497125</text:p>
          </table:table-cell>
          <table:table-cell table:style-name="ce59" office:value-type="float" office:value="822">
            <text:p>822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54h 50m</text:p>
          </table:table-cell>
          <table:table-cell table:style-name="ce59" office:value-type="string">
            <text:p>609s</text:p>
          </table:table-cell>
          <table:table-cell table:style-name="ce59" office:value-type="string">
            <text:p>17981732B</text:p>
          </table:table-cell>
          <table:table-cell table:style-name="ce59" office:value-type="float" office:value="1820650">
            <text:p>1820650</text:p>
          </table:table-cell>
          <table:table-cell table:style-name="ce59" office:value-type="float" office:value="448183">
            <text:p>448183</text:p>
          </table:table-cell>
          <table:table-cell table:style-name="ce72" office:value-type="percentage" office:value="0.9415">
            <text:p>94.15%</text:p>
          </table:table-cell>
          <table:table-cell table:style-name="ce72" office:value-type="percentage" office:value="0.5147">
            <text:p>51.47%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100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crfsuite</text:p>
          </table:table-cell>
          <table:table-cell table:style-name="ce8" office:value-type="string">
            <text:p>athena1</text:p>
          </table:table-cell>
          <table:table-cell table:style-name="ce8" office:value-type="string">
            <text:p>l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0">
            <text:p>0</text:p>
          </table:table-cell>
          <table:table-cell table:style-name="ce65" office:value-type="float" office:value="0.1">
            <text:p>0.1</text:p>
          </table:table-cell>
          <table:table-cell table:style-name="ce8" office:value-type="string">
            <text:p>xxxxx--xx-------</text:p>
          </table:table-cell>
          <table:table-cell table:style-name="ce8" office:value-type="float" office:value="7000">
            <text:p>7000</text:p>
          </table:table-cell>
          <table:table-cell table:style-name="ce8" office:value-type="float" office:value="497125">
            <text:p>49712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style-name="ce3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66"/>
          <table:table-cell table:style-name="Default" table:number-columns-repeated="10"/>
          <table:table-cell table:style-name="ce66"/>
          <table:table-cell table:style-name="Default"/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46h 17m</text:p>
          </table:table-cell>
          <table:table-cell office:value-type="string">
            <text:p>371s</text:p>
          </table:table-cell>
          <table:table-cell office:value-type="string">
            <text:p>166552380B</text:p>
          </table:table-cell>
          <table:table-cell office:value-type="float" office:value="1612918">
            <text:p>1612918</text:p>
          </table:table-cell>
          <table:table-cell office:value-type="float" office:value="413408">
            <text:p>413408</text:p>
          </table:table-cell>
          <table:table-cell office:value-type="percentage" office:value="0.8965">
            <text:p>89.65%</text:p>
          </table:table-cell>
          <table:table-cell office:value-type="percentage" office:value="0.1392">
            <text:p>13.92%</text:p>
          </table:table-cell>
          <table:table-cell office:value-type="string">
            <text:p>4 33 23</text:p>
          </table:table-cell>
          <table:table-cell table:number-columns-repeated="100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46h 15m</text:p>
          </table:table-cell>
          <table:table-cell office:value-type="string">
            <text:p>597s</text:p>
          </table:table-cell>
          <table:table-cell office:value-type="string">
            <text:p>14796028B</text:p>
          </table:table-cell>
          <table:table-cell office:value-type="float" office:value="1493626">
            <text:p>1493626</text:p>
          </table:table-cell>
          <table:table-cell office:value-type="float" office:value="354589">
            <text:p>354589</text:p>
          </table:table-cell>
          <table:table-cell office:value-type="percentage" office:value="0.8899">
            <text:p>88.99%</text:p>
          </table:table-cell>
          <table:table-cell office:value-type="percentage" office:value="0.08">
            <text:p>8.00%</text:p>
          </table:table-cell>
          <table:table-cell office:value-type="string">
            <text:p>4 23 30 33 34 41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66"/>
          <table:table-cell table:style-name="Default" table:number-columns-repeated="10"/>
          <table:table-cell table:style-name="ce66"/>
          <table:table-cell table:style-name="Default"/>
          <table:table-cell table:number-columns-repeated="1005"/>
        </table:table-row>
        <table:table-row table:style-name="ro1">
          <table:table-cell table:style-name="ce60" table:number-columns-repeated="6"/>
          <table:table-cell table:style-name="ce67"/>
          <table:table-cell table:style-name="ce60" table:number-columns-repeated="10"/>
          <table:table-cell table:style-name="ce67"/>
          <table:table-cell table:style-name="ce60"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string">
            <text:p>385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66"/>
          <table:table-cell table:style-name="Default" table:number-columns-repeated="10"/>
          <table:table-cell table:style-name="ce66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64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string">
            <text:p>988s</text:p>
          </table:table-cell>
          <table:table-cell office:value-type="string">
            <text:p>75993648B</text:p>
          </table:table-cell>
          <table:table-cell table:number-columns-repeated="2" office:value-type="float" office:value="1973946">
            <text:p>1973946</text:p>
          </table:table-cell>
          <table:table-cell office:value-type="percentage" office:value="0.9283">
            <text:p>92.83%</text:p>
          </table:table-cell>
          <table:table-cell office:value-type="percentage" office:value="0.4247">
            <text:p>42.47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string">
            <text:p>1390s</text:p>
          </table:table-cell>
          <table:table-cell office:value-type="string">
            <text:p>75527288B</text:p>
          </table:table-cell>
          <table:table-cell table:number-columns-repeated="2" office:value-type="float" office:value="1956158">
            <text:p>1956158</text:p>
          </table:table-cell>
          <table:table-cell office:value-type="percentage" office:value="0.9238">
            <text:p>92.38%</text:p>
          </table:table-cell>
          <table:table-cell office:value-type="percentage" office:value="0.3952">
            <text:p>39.52%</text:p>
          </table:table-cell>
          <table:table-cell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83h 48m</text:p>
          </table:table-cell>
          <table:table-cell office:value-type="string">
            <text:p>1651s</text:p>
          </table:table-cell>
          <table:table-cell office:value-type="string">
            <text:p>76661128B</text:p>
          </table:table-cell>
          <table:table-cell table:number-columns-repeated="2" office:value-type="float" office:value="2000853">
            <text:p>2000853</text:p>
          </table:table-cell>
          <table:table-cell office:value-type="percentage" office:value="0.9043">
            <text:p>90.43%</text:p>
          </table:table-cell>
          <table:table-cell office:value-type="percentage" office:value="0.2511">
            <text:p>25.11%</text:p>
          </table:table-cell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office:value-type="float" office:value="51">
            <text:p>51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string">
            <text:p>604s</text:p>
          </table:table-cell>
          <table:table-cell office:value-type="string">
            <text:p>76611296B</text:p>
          </table:table-cell>
          <table:table-cell table:number-columns-repeated="2" office:value-type="float" office:value="1998814">
            <text:p>1998814</text:p>
          </table:table-cell>
          <table:table-cell office:value-type="percentage" office:value="0.9306">
            <text:p>93.06%</text:p>
          </table:table-cell>
          <table:table-cell office:value-type="percentage" office:value="0.4439">
            <text:p>44.39%</text:p>
          </table:table-cell>
          <table:table-cell office:value-type="float" office:value="52">
            <text:p>52</text:p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office:value-type="float" office:value="53">
            <text:p>53</text:p>
          </table:table-cell>
          <table:table-cell table:number-columns-repeated="1004"/>
        </table:table-row>
        <table:table-row table:style-name="ro1" table:number-rows-repeated="5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SGD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48h 38m</text:p>
          </table:table-cell>
          <table:table-cell office:value-type="string">
            <text:p>591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630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65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100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87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557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33">
            <text:p>33</text:p>
          </table:table-cell>
          <table:table-cell office:value-type="string">
            <text:p>111h 25m</text:p>
          </table:table-cell>
          <table:table-cell office:value-type="string">
            <text:p>1521s</text:p>
          </table:table-cell>
          <table:table-cell office:value-type="string">
            <text:p>54608868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451">
            <text:p>94.51%</text:p>
          </table:table-cell>
          <table:table-cell office:value-type="percentage" office:value="0.5421">
            <text:p>54.21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54h 44m</text:p>
          </table:table-cell>
          <table:table-cell office:value-type="string">
            <text:p>1513s</text:p>
          </table:table-cell>
          <table:table-cell office:value-type="string">
            <text:p>60470280B</text:p>
          </table:table-cell>
          <table:table-cell table:number-columns-repeated="2" office:value-type="float" office:value="1602698">
            <text:p>1602698</text:p>
          </table:table-cell>
          <table:table-cell office:value-type="percentage" office:value="0.9395">
            <text:p>93.95%</text:p>
          </table:table-cell>
          <table:table-cell office:value-type="percentage" office:value="0.5186">
            <text:p>51.86%</text:p>
          </table:table-cell>
          <table:table-cell office:value-type="string">
            <text:p>U03 U04 U13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45h 44m</text:p>
          </table:table-cell>
          <table:table-cell office:value-type="string">
            <text:p>979s</text:p>
          </table:table-cell>
          <table:table-cell office:value-type="string">
            <text:p>54608868B</text:p>
          </table:table-cell>
          <table:table-cell table:number-columns-repeated="2" office:value-type="float" office:value="1446867">
            <text:p>1446867</text:p>
          </table:table-cell>
          <table:table-cell office:value-type="percentage" office:value="0.9369">
            <text:p>93.69%</text:p>
          </table:table-cell>
          <table:table-cell office:value-type="percentage" office:value="0.5037">
            <text:p>50.37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6">
            <text:p>36</text:p>
          </table:table-cell>
          <table:table-cell office:value-type="string">
            <text:p>46h 28m</text:p>
          </table:table-cell>
          <table:table-cell office:value-type="string">
            <text:p>603s</text:p>
          </table:table-cell>
          <table:table-cell office:value-type="string">
            <text:p>51811720B</text:p>
          </table:table-cell>
          <table:table-cell office:value-type="float" office:value="1351150">
            <text:p>1351150</text:p>
          </table:table-cell>
          <table:table-cell office:value-type="float" office:value="1350334">
            <text:p>1350334</text:p>
          </table:table-cell>
          <table:table-cell office:value-type="percentage" office:value="0.9372">
            <text:p>93.72%</text:p>
          </table:table-cell>
          <table:table-cell office:value-type="percentage" office:value="0.5122">
            <text:p>51.22%</text:p>
          </table:table-cell>
          <table:table-cell office:value-type="string">
            <text:p>U03 U04 U13 U23 U52 U33 U42</text:p>
          </table:table-cell>
          <table:table-cell table:number-columns-repeated="100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8">
            <text:p>38</text:p>
          </table:table-cell>
          <table:table-cell office:value-type="string">
            <text:p>44h 57m</text:p>
          </table:table-cell>
          <table:table-cell office:value-type="string">
            <text:p>642s</text:p>
          </table:table-cell>
          <table:table-cell office:value-type="string">
            <text:p>45191864B</text:p>
          </table:table-cell>
          <table:table-cell table:number-columns-repeated="2" office:value-type="float" office:value="1229225">
            <text:p>1229225</text:p>
          </table:table-cell>
          <table:table-cell office:value-type="percentage" office:value="0.9361">
            <text:p>93.61%</text:p>
          </table:table-cell>
          <table:table-cell office:value-type="percentage" office:value="0.5052">
            <text:p>50.52%</text:p>
          </table:table-cell>
          <table:table-cell office:value-type="string">
            <text:p>U03 U04 U13 U23 U52 U33 U42 U02 U14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5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L-BFGS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8h 56m</text:p>
          </table:table-cell>
          <table:table-cell office:value-type="string">
            <text:p>379s</text:p>
          </table:table-cell>
          <table:table-cell office:value-type="string">
            <text:p>60470428B</text:p>
          </table:table-cell>
          <table:table-cell table:number-columns-repeated="2" office:value-type="float" office:value="1602700">
            <text:p>1602700</text:p>
          </table:table-cell>
          <table:table-cell office:value-type="percentage" office:value="0.933">
            <text:p>93.30%</text:p>
          </table:table-cell>
          <table:table-cell office:value-type="percentage" office:value="0.4708">
            <text:p>47.08%</text:p>
          </table:table-cell>
          <table:table-cell office:value-type="string">
            <text:p>U03 U04 U13</text:p>
          </table:table-cell>
          <table:table-cell table:number-columns-repeated="1004"/>
        </table:table-row>
        <table:table-row table:style-name="ro10">
          <table:table-cell office:value-type="float" office:value="136">
            <text:p>13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635s</text:p>
          </table:table-cell>
          <table:table-cell office:value-type="string">
            <text:p>54674496B</text:p>
          </table:table-cell>
          <table:table-cell table:number-columns-repeated="2" office:value-type="float" office:value="1447803">
            <text:p>1447803</text:p>
          </table:table-cell>
          <table:table-cell office:value-type="percentage" office:value="0.9303">
            <text:p>93.03%</text:p>
          </table:table-cell>
          <table:table-cell office:value-type="percentage" office:value="0.4545">
            <text:p>45.45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374s</text:p>
          </table:table-cell>
          <table:table-cell office:value-type="string">
            <text:p>51870186B</text:p>
          </table:table-cell>
          <table:table-cell table:number-columns-repeated="2" office:value-type="float" office:value="1351150">
            <text:p>1351150</text:p>
          </table:table-cell>
          <table:table-cell office:value-type="percentage" office:value="0.9331">
            <text:p>93.31%</text:p>
          </table:table-cell>
          <table:table-cell office:value-type="percentage" office:value="0.4774">
            <text:p>47.74%</text:p>
          </table:table-cell>
          <table:table-cell office:value-type="string">
            <text:p>U03 U04 U13 U23 U52 U33 U42</text:p>
          </table:table-cell>
          <table:table-cell table:number-columns-repeated="100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614s</text:p>
          </table:table-cell>
          <table:table-cell office:value-type="string">
            <text:p>45247740B</text:p>
          </table:table-cell>
          <table:table-cell table:number-columns-repeated="2" office:value-type="float" office:value="1229225">
            <text:p>1229225</text:p>
          </table:table-cell>
          <table:table-cell office:value-type="percentage" office:value="0.93">
            <text:p>93.00%</text:p>
          </table:table-cell>
          <table:table-cell office:value-type="percentage" office:value="0.4599">
            <text:p>45.99%</text:p>
          </table:table-cell>
          <table:table-cell office:value-type="string">
            <text:p>U03 U04 U13 U23 U52 U33 U42 U02 U14</text:p>
          </table:table-cell>
          <table:table-cell table:number-columns-repeated="1004"/>
        </table:table-row>
      </table:table>
      <table:table table:name="List2" table:style-name="ta1" table:print="false"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81" office:value-type="percentage" office:value="0.89">
            <text:p>89.00%</text:p>
          </table:table-cell>
          <table:table-cell table:style-name="ce81" office:value-type="percentage" office:value="0.082">
            <text:p>8.20%</text:p>
          </table:table-cell>
          <table:table-cell table:style-name="ce83"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78" office:value-type="float" office:value="52">
            <text:p>52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95h 39m</text:p>
          </table:table-cell>
          <table:table-cell table:style-name="ce1" office:value-type="string">
            <text:p>544s</text:p>
          </table:table-cell>
          <table:table-cell table:style-name="ce1" office:value-type="float" office:value="18321732">
            <text:p>18321732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59" office:value-type="float" office:value="64">
            <text:p>64</text:p>
          </table:table-cell>
          <table:table-cell table:style-name="ce77" office:value-type="float" office:value="51">
            <text:p>51</text:p>
          </table:table-cell>
          <table:table-cell table:style-name="ce59" office:value-type="string">
            <text:p>pcnlp4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52h 39m</text:p>
          </table:table-cell>
          <table:table-cell table:style-name="ce59" office:value-type="string">
            <text:p>621s</text:p>
          </table:table-cell>
          <table:table-cell table:style-name="ce59" office:value-type="float" office:value="17419752">
            <text:p>17419752</text:p>
          </table:table-cell>
          <table:table-cell table:style-name="ce59" office:value-type="float" office:value="1983793">
            <text:p>1983793</text:p>
          </table:table-cell>
          <table:table-cell table:style-name="ce59" office:value-type="float" office:value="424259">
            <text:p>424259</text:p>
          </table:table-cell>
          <table:table-cell table:style-name="ce70" office:value-type="percentage" office:value="0.9261">
            <text:p>92.61%</text:p>
          </table:table-cell>
          <table:table-cell table:style-name="ce70" office:value-type="percentage" office:value="0.3742">
            <text:p>37.42%</text:p>
          </table:table-cell>
          <table:table-cell table:style-name="ce54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78" office:value-type="float" office:value="50">
            <text:p>50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17" office:value-type="percentage" office:value="0.8896">
            <text:p>88.96%</text:p>
          </table:table-cell>
          <table:table-cell table:style-name="ce1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78" office:value-type="float" office:value="40">
            <text:p>40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float" office:value="18747231">
            <text:p>18747231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78" office:value-type="float" office:value="41">
            <text:p>41</text:p>
          </table:table-cell>
          <table:table-cell table:style-name="ce1" office:value-type="string">
            <text:p>athena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17" office:value-type="percentage" office:value="0.8906">
            <text:p>89.06%</text:p>
          </table:table-cell>
          <table:table-cell table:style-name="ce1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78" office:value-type="float" office:value="42">
            <text:p>4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78" office:value-type="float" office:value="43">
            <text:p>43</text:p>
          </table:table-cell>
          <table:table-cell table:style-name="ce1" office:value-type="string">
            <text:p>athena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17" office:value-type="percentage" office:value="0.8888">
            <text:p>88.88%</text:p>
          </table:table-cell>
          <table:table-cell table:style-name="ce1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74" office:value-type="float" office:value="30">
            <text:p>30</text:p>
          </table:table-cell>
          <table:table-cell table:style-name="ce7" office:value-type="string">
            <text:p>pcnlp4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50h 15m</text:p>
          </table:table-cell>
          <table:table-cell table:style-name="ce7" office:value-type="string">
            <text:p>620s</text:p>
          </table:table-cell>
          <table:table-cell table:style-name="ce7" office:value-type="float" office:value="19175560">
            <text:p>19175560</text:p>
          </table:table-cell>
          <table:table-cell table:style-name="ce7" office:value-type="float" office:value="1958718">
            <text:p>1958718</text:p>
          </table:table-cell>
          <table:table-cell table:style-name="ce7" office:value-type="float" office:value="466492">
            <text:p>466492</text:p>
          </table:table-cell>
          <table:table-cell table:style-name="ce23" office:value-type="percentage" office:value="0.8908">
            <text:p>89.08%</text:p>
          </table:table-cell>
          <table:table-cell table:style-name="ce23" office:value-type="percentage" office:value="0.0883">
            <text:p>8.83%</text:p>
          </table:table-cell>
          <table:table-cell table:style-name="ce74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78" office:value-type="float" office:value="31">
            <text:p>31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78" office:value-type="float" office:value="32">
            <text:p>3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78" office:value-type="float" office:value="33">
            <text:p>33</text:p>
          </table:table-cell>
          <table:table-cell table:style-name="ce1" office:value-type="string">
            <text:p>athena3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78" office:value-type="float" office:value="20">
            <text:p>20</text:p>
          </table:table-cell>
          <table:table-cell table:style-name="ce1" office:value-type="string">
            <text:p>athena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3h 45m</text:p>
          </table:table-cell>
          <table:table-cell table:style-name="ce1" office:value-type="string">
            <text:p>1240s</text:p>
          </table:table-cell>
          <table:table-cell table:style-name="ce1" office:value-type="float" office:value="18678928">
            <text:p>18678928</text:p>
          </table:table-cell>
          <table:table-cell table:style-name="ce1" office:value-type="float" office:value="1836466">
            <text:p>1836466</text:p>
          </table:table-cell>
          <table:table-cell table:style-name="ce1" office:value-type="float" office:value="464943">
            <text:p>464943</text:p>
          </table:table-cell>
          <table:table-cell table:style-name="ce22" office:value-type="percentage" office:value="0.8889">
            <text:p>88.89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59" office:value-type="float" office:value="83">
            <text:p>83</text:p>
          </table:table-cell>
          <table:table-cell table:style-name="ce54" office:value-type="float" office:value="21">
            <text:p>21</text:p>
          </table:table-cell>
          <table:table-cell table:style-name="ce59" office:value-type="string">
            <text:p>athena1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77h 52m</text:p>
          </table:table-cell>
          <table:table-cell table:style-name="ce59" office:value-type="string">
            <text:p>1389s</text:p>
          </table:table-cell>
          <table:table-cell table:style-name="ce59" office:value-type="float" office:value="17532072">
            <text:p>17532072</text:p>
          </table:table-cell>
          <table:table-cell table:style-name="ce59" office:value-type="float" office:value="1859057">
            <text:p>1859057</text:p>
          </table:table-cell>
          <table:table-cell table:style-name="ce59" office:value-type="float" office:value="434576">
            <text:p>434576</text:p>
          </table:table-cell>
          <table:table-cell table:style-name="ce72" office:value-type="percentage" office:value="0.9336">
            <text:p>93.36%</text:p>
          </table:table-cell>
          <table:table-cell table:style-name="ce72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" office:value-type="string">
            <text:p>pcnlp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59" office:value-type="float" office:value="80">
            <text:p>80</text:p>
          </table:table-cell>
          <table:table-cell table:style-name="ce54" office:value-type="float" office:value="10">
            <text:p>10</text:p>
          </table:table-cell>
          <table:table-cell table:style-name="ce59" office:value-type="string">
            <text:p>athena3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75h 0m</text:p>
          </table:table-cell>
          <table:table-cell table:style-name="ce59" office:value-type="string">
            <text:p>972s</text:p>
          </table:table-cell>
          <table:table-cell table:style-name="ce59" office:value-type="float" office:value="17564028">
            <text:p>17564028</text:p>
          </table:table-cell>
          <table:table-cell table:style-name="ce59" office:value-type="float" office:value="1973324">
            <text:p>1973324</text:p>
          </table:table-cell>
          <table:table-cell table:style-name="ce59" office:value-type="float" office:value="427379">
            <text:p>427379</text:p>
          </table:table-cell>
          <table:table-cell table:style-name="ce72" office:value-type="percentage" office:value="0.9402">
            <text:p>94.02%</text:p>
          </table:table-cell>
          <table:table-cell table:style-name="ce72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" office:value-type="string">
            <text:p>athena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59" office:value-type="float" office:value="87">
            <text:p>87</text:p>
          </table:table-cell>
          <table:table-cell table:style-name="ce54" office:value-type="float" office:value="12">
            <text:p>12</text:p>
          </table:table-cell>
          <table:table-cell table:style-name="ce59" office:value-type="string">
            <text:p>athena3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77h 2m</text:p>
          </table:table-cell>
          <table:table-cell table:style-name="ce59" office:value-type="string">
            <text:p>970s</text:p>
          </table:table-cell>
          <table:table-cell table:style-name="ce59" office:value-type="float" office:value="23358588">
            <text:p>23358588</text:p>
          </table:table-cell>
          <table:table-cell table:style-name="ce59" office:value-type="float" office:value="2000160">
            <text:p>2000160</text:p>
          </table:table-cell>
          <table:table-cell table:style-name="ce59" office:value-type="float" office:value="549160">
            <text:p>549160</text:p>
          </table:table-cell>
          <table:table-cell table:style-name="ce72" office:value-type="percentage" office:value="0.9175">
            <text:p>91.75%</text:p>
          </table:table-cell>
          <table:table-cell table:style-name="ce72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82" office:value-type="percentage" office:value="0.89">
            <text:p>89.00%</text:p>
          </table:table-cell>
          <table:table-cell table:style-name="ce66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" office:value-type="string">
            <text:p>pcnlp3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" office:value-type="string">
            <text:p>pcnlp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59" office:value-type="float" office:value="89">
            <text:p>89</text:p>
          </table:table-cell>
          <table:table-cell table:style-name="ce54" office:value-type="float" office:value="1">
            <text:p>1</text:p>
          </table:table-cell>
          <table:table-cell table:style-name="ce59" office:value-type="string">
            <text:p>pcnlp5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54h 50m</text:p>
          </table:table-cell>
          <table:table-cell table:style-name="ce59" office:value-type="string">
            <text:p>609s</text:p>
          </table:table-cell>
          <table:table-cell table:style-name="ce59" office:value-type="float" office:value="17981732">
            <text:p>17981732</text:p>
          </table:table-cell>
          <table:table-cell table:style-name="ce59" office:value-type="float" office:value="1820650">
            <text:p>1820650</text:p>
          </table:table-cell>
          <table:table-cell table:style-name="ce59" office:value-type="float" office:value="448183">
            <text:p>448183</text:p>
          </table:table-cell>
          <table:table-cell table:style-name="ce72" office:value-type="percentage" office:value="0.9415">
            <text:p>94.15%</text:p>
          </table:table-cell>
          <table:table-cell table:style-name="ce72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29" table:default-cell-style-name="Default"/>
        <table:table-column table:style-name="co31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13" table:number-columns-repeated="1014" table:default-cell-style-name="Default"/>
        <table:table-row table:style-name="ro11">
          <table:table-cell office:value-type="string">
            <text:p>Max 50 iteraci L1</text:p>
          </table:table-cell>
          <table:table-cell table:number-columns-repeated="13"/>
          <table:table-cell>
            <draw:frame table:end-cell-address="List3.V24" table:end-x="0.718cm" table:end-y="0.012cm" draw:z-index="0" draw:style-name="gr1" svg:width="16.007cm" svg:height="10.962cm" svg:x="0.518cm" svg:y="0.43cm">
              <draw:object draw:notify-on-update-of-ranges="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4">
          <table:table-cell table:style-name="ce110" office:value-type="string">
            <text:p>počet vstupních vět</text:p>
          </table:table-cell>
          <table:table-cell table:style-name="ce120" office:value-type="string">
            <text:p>počet vět</text:p>
          </table:table-cell>
          <table:table-cell table:style-name="ce120" office:value-type="string">
            <text:p>počet unikátních značek</text:p>
          </table:table-cell>
          <table:table-cell table:style-name="ce127" office:value-type="string">
            <text:p>trénovací čas</text:p>
          </table:table-cell>
          <table:table-cell table:style-name="ce127" office:value-type="string">
            <text:p>testovací čas</text:p>
          </table:table-cell>
          <table:table-cell table:style-name="ce127" office:value-type="string">
            <text:p>velikost modelu</text:p>
          </table:table-cell>
          <table:table-cell table:style-name="ce120" office:value-type="string">
            <text:p>úvodní počet rysů</text:p>
          </table:table-cell>
          <table:table-cell table:style-name="ce120" office:value-type="string">
            <text:p>konečný počet rysů</text:p>
          </table:table-cell>
          <table:table-cell table:style-name="ce134" office:value-type="string">
            <text:p>Úspěšnost jednotlivých značek</text:p>
          </table:table-cell>
          <table:table-cell table:style-name="ce144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111" office:value-type="float" office:value="5000">
            <text:p>5000</text:p>
          </table:table-cell>
          <table:table-cell table:style-name="ce121" office:value-type="float" office:value="83395">
            <text:p>83395</text:p>
          </table:table-cell>
          <table:table-cell table:style-name="ce121" office:value-type="float" office:value="671">
            <text:p>671</text:p>
          </table:table-cell>
          <table:table-cell table:style-name="ce133" office:value-type="string">
            <text:p>5h 30m</text:p>
          </table:table-cell>
          <table:table-cell table:style-name="ce133" office:value-type="string">
            <text:p>304s</text:p>
          </table:table-cell>
          <table:table-cell table:style-name="ce133" office:value-type="string">
            <text:p>4751828B</text:p>
          </table:table-cell>
          <table:table-cell table:style-name="ce121" office:value-type="float" office:value="558871">
            <text:p>558871</text:p>
          </table:table-cell>
          <table:table-cell table:style-name="ce121" office:value-type="float" office:value="113149">
            <text:p>113149</text:p>
          </table:table-cell>
          <table:table-cell table:style-name="ce148" office:value-type="percentage" office:value="0.9104">
            <text:p>91.04%</text:p>
          </table:table-cell>
          <table:table-cell table:style-name="ce152"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112" office:value-type="float" office:value="10000">
            <text:p>10000</text:p>
          </table:table-cell>
          <table:table-cell table:style-name="ce122" office:value-type="float" office:value="162090">
            <text:p>162090</text:p>
          </table:table-cell>
          <table:table-cell table:style-name="ce122" office:value-type="float" office:value="743">
            <text:p>743</text:p>
          </table:table-cell>
          <table:table-cell table:style-name="ce128" office:value-type="string">
            <text:p>20h 47m</text:p>
          </table:table-cell>
          <table:table-cell table:style-name="ce128" office:value-type="string">
            <text:p>646s</text:p>
          </table:table-cell>
          <table:table-cell table:style-name="ce128" office:value-type="string">
            <text:p>8326164B</text:p>
          </table:table-cell>
          <table:table-cell table:style-name="ce122" office:value-type="float" office:value="905326">
            <text:p>905326</text:p>
          </table:table-cell>
          <table:table-cell table:style-name="ce122" office:value-type="float" office:value="200613">
            <text:p>200613</text:p>
          </table:table-cell>
          <table:table-cell table:style-name="ce135" office:value-type="percentage" office:value="0.9265">
            <text:p>92.65%</text:p>
          </table:table-cell>
          <table:table-cell table:style-name="ce145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table:style-name="ce111" office:value-type="float" office:value="15000">
            <text:p>15000</text:p>
          </table:table-cell>
          <table:table-cell table:style-name="ce121" office:value-type="float" office:value="245214">
            <text:p>245214</text:p>
          </table:table-cell>
          <table:table-cell table:style-name="ce121" office:value-type="float" office:value="769">
            <text:p>769</text:p>
          </table:table-cell>
          <table:table-cell table:style-name="ce133" office:value-type="string">
            <text:p>23h 46m</text:p>
          </table:table-cell>
          <table:table-cell table:style-name="ce133" office:value-type="string">
            <text:p>544s</text:p>
          </table:table-cell>
          <table:table-cell table:style-name="ce133" office:value-type="string">
            <text:p>10990504B</text:p>
          </table:table-cell>
          <table:table-cell table:style-name="ce121" office:value-type="float" office:value="1202680">
            <text:p>1202680</text:p>
          </table:table-cell>
          <table:table-cell table:style-name="ce121" office:value-type="float" office:value="266245">
            <text:p>266245</text:p>
          </table:table-cell>
          <table:table-cell table:style-name="ce148" office:value-type="percentage" office:value="0.879">
            <text:p>87.90%</text:p>
          </table:table-cell>
          <table:table-cell table:style-name="ce152"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112" office:value-type="float" office:value="20000">
            <text:p>20000</text:p>
          </table:table-cell>
          <table:table-cell table:style-name="ce122" office:value-type="float" office:value="325818">
            <text:p>325818</text:p>
          </table:table-cell>
          <table:table-cell table:style-name="ce122" office:value-type="float" office:value="792">
            <text:p>792</text:p>
          </table:table-cell>
          <table:table-cell table:style-name="ce128" office:value-type="string">
            <text:p>33h 41m</text:p>
          </table:table-cell>
          <table:table-cell table:style-name="ce128" office:value-type="string">
            <text:p>527s</text:p>
          </table:table-cell>
          <table:table-cell table:style-name="ce128" office:value-type="string">
            <text:p>13706360B</text:p>
          </table:table-cell>
          <table:table-cell table:style-name="ce122" office:value-type="float" office:value="1464587">
            <text:p>1464587</text:p>
          </table:table-cell>
          <table:table-cell table:style-name="ce122" office:value-type="float" office:value="334939">
            <text:p>334939</text:p>
          </table:table-cell>
          <table:table-cell table:style-name="ce135" office:value-type="percentage" office:value="0.8837">
            <text:p>88.37%</text:p>
          </table:table-cell>
          <table:table-cell table:style-name="ce145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table:style-name="ce111" office:value-type="float" office:value="25000">
            <text:p>25000</text:p>
          </table:table-cell>
          <table:table-cell table:style-name="ce121" office:value-type="float" office:value="409037">
            <text:p>409037</text:p>
          </table:table-cell>
          <table:table-cell table:style-name="ce121" office:value-type="float" office:value="811">
            <text:p>811</text:p>
          </table:table-cell>
          <table:table-cell table:style-name="ce133" office:value-type="string">
            <text:p>45h 25m</text:p>
          </table:table-cell>
          <table:table-cell table:style-name="ce133" office:value-type="string">
            <text:p>504s</text:p>
          </table:table-cell>
          <table:table-cell table:style-name="ce133" office:value-type="string">
            <text:p>17140200B</text:p>
          </table:table-cell>
          <table:table-cell table:style-name="ce121" office:value-type="float" office:value="1724528">
            <text:p>1724528</text:p>
          </table:table-cell>
          <table:table-cell table:style-name="ce121" office:value-type="float" office:value="423649">
            <text:p>423649</text:p>
          </table:table-cell>
          <table:table-cell table:style-name="ce148" office:value-type="percentage" office:value="0.8868">
            <text:p>88.68%</text:p>
          </table:table-cell>
          <table:table-cell table:style-name="ce152"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112" office:value-type="float" office:value="30000">
            <text:p>30000</text:p>
          </table:table-cell>
          <table:table-cell table:style-name="ce122" office:value-type="float" office:value="497125">
            <text:p>497125</text:p>
          </table:table-cell>
          <table:table-cell table:style-name="ce122" office:value-type="float" office:value="822">
            <text:p>822</text:p>
          </table:table-cell>
          <table:table-cell table:style-name="ce128" office:value-type="string">
            <text:p>37h 56m</text:p>
          </table:table-cell>
          <table:table-cell table:style-name="ce128" office:value-type="string">
            <text:p>421s</text:p>
          </table:table-cell>
          <table:table-cell table:style-name="ce128" office:value-type="string">
            <text:p>18953540B</text:p>
          </table:table-cell>
          <table:table-cell table:style-name="ce122" office:value-type="float" office:value="1968646">
            <text:p>1968646</text:p>
          </table:table-cell>
          <table:table-cell table:style-name="ce122" office:value-type="float" office:value="461337">
            <text:p>461337</text:p>
          </table:table-cell>
          <table:table-cell table:style-name="ce135" office:value-type="percentage" office:value="0.8871">
            <text:p>88.71%</text:p>
          </table:table-cell>
          <table:table-cell table:style-name="ce145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table:style-name="ce111" office:value-type="float" office:value="35000">
            <text:p>35000</text:p>
          </table:table-cell>
          <table:table-cell table:style-name="ce121" office:value-type="float" office:value="584740">
            <text:p>584740</text:p>
          </table:table-cell>
          <table:table-cell table:style-name="ce121" office:value-type="float" office:value="833">
            <text:p>833</text:p>
          </table:table-cell>
          <table:table-cell table:style-name="ce133" office:value-type="string">
            <text:p>56h 44m</text:p>
          </table:table-cell>
          <table:table-cell table:style-name="ce133" office:value-type="string">
            <text:p>590s</text:p>
          </table:table-cell>
          <table:table-cell table:style-name="ce133" office:value-type="string">
            <text:p>22744448B</text:p>
          </table:table-cell>
          <table:table-cell table:style-name="ce121" office:value-type="float" office:value="2260670">
            <text:p>2260670</text:p>
          </table:table-cell>
          <table:table-cell table:style-name="ce121" office:value-type="float" office:value="564590">
            <text:p>564590</text:p>
          </table:table-cell>
          <table:table-cell table:style-name="ce148" office:value-type="percentage" office:value="0.8938">
            <text:p>89.38%</text:p>
          </table:table-cell>
          <table:table-cell table:style-name="ce152"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112" office:value-type="float" office:value="40000">
            <text:p>40000</text:p>
          </table:table-cell>
          <table:table-cell table:style-name="ce122" office:value-type="float" office:value="670572">
            <text:p>670572</text:p>
          </table:table-cell>
          <table:table-cell table:style-name="ce122" office:value-type="float" office:value="843">
            <text:p>843</text:p>
          </table:table-cell>
          <table:table-cell table:style-name="ce128" office:value-type="string">
            <text:p>66h 54m</text:p>
          </table:table-cell>
          <table:table-cell table:style-name="ce128" office:value-type="string">
            <text:p>604s</text:p>
          </table:table-cell>
          <table:table-cell table:style-name="ce128" office:value-type="string">
            <text:p>23583752B</text:p>
          </table:table-cell>
          <table:table-cell table:style-name="ce122" office:value-type="float" office:value="2488724">
            <text:p>2488724</text:p>
          </table:table-cell>
          <table:table-cell table:style-name="ce122" office:value-type="float" office:value="586499">
            <text:p>586499</text:p>
          </table:table-cell>
          <table:table-cell table:style-name="ce135" office:value-type="percentage" office:value="0.9012">
            <text:p>90.12%</text:p>
          </table:table-cell>
          <table:table-cell table:style-name="ce145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table:style-name="ce113" office:value-type="float" office:value="45000">
            <text:p>45000</text:p>
          </table:table-cell>
          <table:table-cell table:style-name="ce123" office:value-type="float" office:value="758020">
            <text:p>758020</text:p>
          </table:table-cell>
          <table:table-cell table:style-name="ce123" office:value-type="float" office:value="849">
            <text:p>849</text:p>
          </table:table-cell>
          <table:table-cell table:style-name="ce132" office:value-type="string">
            <text:p>128h 26m</text:p>
          </table:table-cell>
          <table:table-cell table:style-name="ce132" office:value-type="string">
            <text:p>718s</text:p>
          </table:table-cell>
          <table:table-cell table:style-name="ce132" office:value-type="string">
            <text:p>27177664B</text:p>
          </table:table-cell>
          <table:table-cell table:style-name="ce123" office:value-type="float" office:value="2716001">
            <text:p>2716001</text:p>
          </table:table-cell>
          <table:table-cell table:style-name="ce123" office:value-type="float" office:value="680082">
            <text:p>680082</text:p>
          </table:table-cell>
          <table:table-cell table:style-name="ce143" office:value-type="percentage" office:value="0.9062">
            <text:p>90.62%</text:p>
          </table:table-cell>
          <table:table-cell table:style-name="ce149"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112" office:value-type="float" office:value="50000">
            <text:p>50000</text:p>
          </table:table-cell>
          <table:table-cell table:style-name="ce122" office:value-type="float" office:value="842463">
            <text:p>842463</text:p>
          </table:table-cell>
          <table:table-cell table:style-name="ce122" office:value-type="float" office:value="854">
            <text:p>854</text:p>
          </table:table-cell>
          <table:table-cell table:style-name="ce128" office:value-type="string">
            <text:p>199h 44m</text:p>
          </table:table-cell>
          <table:table-cell table:style-name="ce128" office:value-type="string">
            <text:p>738s</text:p>
          </table:table-cell>
          <table:table-cell table:style-name="ce128" office:value-type="string">
            <text:p>28602144B</text:p>
          </table:table-cell>
          <table:table-cell table:style-name="ce122" office:value-type="float" office:value="2924981">
            <text:p>2924981</text:p>
          </table:table-cell>
          <table:table-cell table:style-name="ce122" office:value-type="float" office:value="717070">
            <text:p>717070</text:p>
          </table:table-cell>
          <table:table-cell table:style-name="ce135" office:value-type="percentage" office:value="0.8945">
            <text:p>89.45%</text:p>
          </table:table-cell>
          <table:table-cell table:style-name="ce145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table:style-name="ce113" office:value-type="float" office:value="55000">
            <text:p>55000</text:p>
          </table:table-cell>
          <table:table-cell table:style-name="ce123" office:value-type="float" office:value="931776">
            <text:p>931776</text:p>
          </table:table-cell>
          <table:table-cell table:style-name="ce123" office:value-type="float" office:value="867">
            <text:p>867</text:p>
          </table:table-cell>
          <table:table-cell table:style-name="ce132" office:value-type="string">
            <text:p>90h 22m</text:p>
          </table:table-cell>
          <table:table-cell table:style-name="ce132" office:value-type="string">
            <text:p>591s</text:p>
          </table:table-cell>
          <table:table-cell table:style-name="ce132" office:value-type="string">
            <text:p>30087008B</text:p>
          </table:table-cell>
          <table:table-cell table:style-name="ce123" office:value-type="float" office:value="3140944">
            <text:p>3140944</text:p>
          </table:table-cell>
          <table:table-cell table:style-name="ce123" office:value-type="float" office:value="758370">
            <text:p>758370</text:p>
          </table:table-cell>
          <table:table-cell table:style-name="ce143" office:value-type="percentage" office:value="0.9474">
            <text:p>94.74%</text:p>
          </table:table-cell>
          <table:table-cell table:style-name="ce149"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114" office:value-type="float" office:value="60000">
            <text:p>60000</text:p>
          </table:table-cell>
          <table:table-cell table:style-name="ce124" office:value-type="float" office:value="1015213">
            <text:p>1015213</text:p>
          </table:table-cell>
          <table:table-cell table:style-name="ce124" office:value-type="float" office:value="870">
            <text:p>870</text:p>
          </table:table-cell>
          <table:table-cell table:style-name="ce129" office:value-type="string">
            <text:p>111h 35m</text:p>
          </table:table-cell>
          <table:table-cell table:style-name="ce129" office:value-type="string">
            <text:p>696s</text:p>
          </table:table-cell>
          <table:table-cell table:style-name="ce129" office:value-type="string">
            <text:p>34118604B</text:p>
          </table:table-cell>
          <table:table-cell table:style-name="ce124" office:value-type="float" office:value="3329504">
            <text:p>3329504</text:p>
          </table:table-cell>
          <table:table-cell table:style-name="ce124" office:value-type="float" office:value="863220">
            <text:p>863220</text:p>
          </table:table-cell>
          <table:table-cell table:style-name="ce142" office:value-type="percentage" office:value="0.8963">
            <text:p>89.63%</text:p>
          </table:table-cell>
          <table:table-cell table:style-name="ce146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office:value-type="string">
            <text:p>Max 50 iteraci L2</text:p>
          </table:table-cell>
          <table:table-cell table:number-columns-repeated="1023"/>
        </table:table-row>
        <table:table-row table:style-name="ro4">
          <table:table-cell table:style-name="ce110" office:value-type="string">
            <text:p>počet vstupních vět</text:p>
          </table:table-cell>
          <table:table-cell table:style-name="ce120" office:value-type="string">
            <text:p>počet vět</text:p>
          </table:table-cell>
          <table:table-cell table:style-name="ce120" office:value-type="string">
            <text:p>počet unikátních značek</text:p>
          </table:table-cell>
          <table:table-cell table:style-name="ce127" office:value-type="string">
            <text:p>trénovací čas</text:p>
          </table:table-cell>
          <table:table-cell table:style-name="ce127" office:value-type="string">
            <text:p>testovací čas</text:p>
          </table:table-cell>
          <table:table-cell table:style-name="ce127" office:value-type="string">
            <text:p>velikost modelu</text:p>
          </table:table-cell>
          <table:table-cell table:style-name="ce120" office:value-type="string">
            <text:p>úvodní počet rysů</text:p>
          </table:table-cell>
          <table:table-cell table:style-name="ce120" office:value-type="string">
            <text:p>konečný počet rysů</text:p>
          </table:table-cell>
          <table:table-cell table:style-name="ce134" office:value-type="string">
            <text:p>Úspěšnost jednotlivých značek</text:p>
          </table:table-cell>
          <table:table-cell table:style-name="ce144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113" office:value-type="float" office:value="10000">
            <text:p>10000</text:p>
          </table:table-cell>
          <table:table-cell table:style-name="ce123" office:value-type="float" office:value="162090">
            <text:p>162090</text:p>
          </table:table-cell>
          <table:table-cell table:style-name="ce123" office:value-type="float" office:value="743">
            <text:p>743</text:p>
          </table:table-cell>
          <table:table-cell table:style-name="ce132" office:value-type="string">
            <text:p>15h 56m</text:p>
          </table:table-cell>
          <table:table-cell table:style-name="ce132" office:value-type="string">
            <text:p>595s</text:p>
          </table:table-cell>
          <table:table-cell table:style-name="ce132" office:value-type="string">
            <text:p>36244240B</text:p>
          </table:table-cell>
          <table:table-cell table:number-columns-repeated="2" table:style-name="ce123" office:value-type="float" office:value="905326">
            <text:p>905326</text:p>
          </table:table-cell>
          <table:table-cell table:style-name="ce143" office:value-type="percentage" office:value="0.9197">
            <text:p>91.97%</text:p>
          </table:table-cell>
          <table:table-cell table:style-name="ce149"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112" office:value-type="float" office:value="20000">
            <text:p>20000</text:p>
          </table:table-cell>
          <table:table-cell table:style-name="ce122" office:value-type="float" office:value="325818">
            <text:p>325818</text:p>
          </table:table-cell>
          <table:table-cell table:style-name="ce122" office:value-type="float" office:value="792">
            <text:p>792</text:p>
          </table:table-cell>
          <table:table-cell table:style-name="ce128" office:value-type="string">
            <text:p>44h 30m</text:p>
          </table:table-cell>
          <table:table-cell table:style-name="ce128" office:value-type="string">
            <text:p>935s</text:p>
          </table:table-cell>
          <table:table-cell table:style-name="ce128" office:value-type="string">
            <text:p>57072452B</text:p>
          </table:table-cell>
          <table:table-cell table:number-columns-repeated="2" table:style-name="ce122" office:value-type="float" office:value="1464587">
            <text:p>1464587</text:p>
          </table:table-cell>
          <table:table-cell table:style-name="ce135" office:value-type="percentage" office:value="0.9278">
            <text:p>92.78%</text:p>
          </table:table-cell>
          <table:table-cell table:style-name="ce145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table:style-name="ce113" office:value-type="float" office:value="30000">
            <text:p>30000</text:p>
          </table:table-cell>
          <table:table-cell table:style-name="ce123" office:value-type="float" office:value="497125">
            <text:p>497125</text:p>
          </table:table-cell>
          <table:table-cell table:style-name="ce123" office:value-type="float" office:value="822">
            <text:p>822</text:p>
          </table:table-cell>
          <table:table-cell table:style-name="ce132" office:value-type="string">
            <text:p>42h 26m</text:p>
          </table:table-cell>
          <table:table-cell table:style-name="ce132" office:value-type="string">
            <text:p>584s</text:p>
          </table:table-cell>
          <table:table-cell table:style-name="ce132" office:value-type="string">
            <text:p>76697368B</text:p>
          </table:table-cell>
          <table:table-cell table:number-columns-repeated="2" table:style-name="ce123" office:value-type="float" office:value="2002356">
            <text:p>2002356</text:p>
          </table:table-cell>
          <table:table-cell table:style-name="ce143" office:value-type="percentage" office:value="0.9351">
            <text:p>93.51%</text:p>
          </table:table-cell>
          <table:table-cell table:style-name="ce149"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112" office:value-type="float" office:value="40000">
            <text:p>40000</text:p>
          </table:table-cell>
          <table:table-cell table:style-name="ce122" office:value-type="float" office:value="670572">
            <text:p>670572</text:p>
          </table:table-cell>
          <table:table-cell table:style-name="ce122" office:value-type="float" office:value="843">
            <text:p>843</text:p>
          </table:table-cell>
          <table:table-cell table:style-name="ce128" office:value-type="string">
            <text:p>84h 50m</text:p>
          </table:table-cell>
          <table:table-cell table:style-name="ce128" office:value-type="string">
            <text:p>555s</text:p>
          </table:table-cell>
          <table:table-cell table:style-name="ce128" office:value-type="string">
            <text:p>94190136B</text:p>
          </table:table-cell>
          <table:table-cell table:number-columns-repeated="2" table:style-name="ce122" office:value-type="float" office:value="2488724">
            <text:p>2488724</text:p>
          </table:table-cell>
          <table:table-cell table:style-name="ce135" office:value-type="percentage" office:value="0.9361">
            <text:p>93.61%</text:p>
          </table:table-cell>
          <table:table-cell table:style-name="ce145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table:style-name="ce113" office:value-type="float" office:value="50000">
            <text:p>50000</text:p>
          </table:table-cell>
          <table:table-cell table:style-name="ce123" office:value-type="float" office:value="842463">
            <text:p>842463</text:p>
          </table:table-cell>
          <table:table-cell table:style-name="ce123" office:value-type="float" office:value="854">
            <text:p>854</text:p>
          </table:table-cell>
          <table:table-cell table:style-name="ce132" office:value-type="string">
            <text:p>128h 19m</text:p>
          </table:table-cell>
          <table:table-cell table:style-name="ce132" office:value-type="string">
            <text:p>1516s</text:p>
          </table:table-cell>
          <table:table-cell table:style-name="ce132" office:value-type="string">
            <text:p>109663924B</text:p>
          </table:table-cell>
          <table:table-cell table:number-columns-repeated="2" table:style-name="ce123" office:value-type="float" office:value="2924981">
            <text:p>2924981</text:p>
          </table:table-cell>
          <table:table-cell table:style-name="ce143" office:value-type="percentage" office:value="0.9383">
            <text:p>93.83%</text:p>
          </table:table-cell>
          <table:table-cell table:style-name="ce149"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112" office:value-type="float" office:value="60000">
            <text:p>60000</text:p>
          </table:table-cell>
          <table:table-cell table:style-name="ce122" office:value-type="float" office:value="1015213">
            <text:p>1015213</text:p>
          </table:table-cell>
          <table:table-cell table:style-name="ce122" office:value-type="float" office:value="870">
            <text:p>870</text:p>
          </table:table-cell>
          <table:table-cell table:style-name="ce128" office:value-type="string">
            <text:p>181h 14m</text:p>
          </table:table-cell>
          <table:table-cell table:style-name="ce128" office:value-type="string">
            <text:p>1913s</text:p>
          </table:table-cell>
          <table:table-cell table:style-name="ce128" office:value-type="string">
            <text:p>123654348B</text:p>
          </table:table-cell>
          <table:table-cell table:number-columns-repeated="2" table:style-name="ce122" office:value-type="float" office:value="3329504">
            <text:p>3329504</text:p>
          </table:table-cell>
          <table:table-cell table:style-name="ce135" office:value-type="percentage" office:value="0.9404">
            <text:p>94.04%</text:p>
          </table:table-cell>
          <table:table-cell table:style-name="ce145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115" office:value-type="float" office:value="70000">
            <text:p>70000</text:p>
          </table:table-cell>
          <table:table-cell table:style-name="ce125" office:value-type="float" office:value="1185724">
            <text:p>1185724</text:p>
          </table:table-cell>
          <table:table-cell table:style-name="ce125" office:value-type="float" office:value="881">
            <text:p>881</text:p>
          </table:table-cell>
          <table:table-cell table:style-name="ce130" office:value-type="string">
            <text:p>191h 8m</text:p>
          </table:table-cell>
          <table:table-cell table:style-name="ce130" office:value-type="string">
            <text:p>1485s</text:p>
          </table:table-cell>
          <table:table-cell table:style-name="ce130" office:value-type="string">
            <text:p>136263364B</text:p>
          </table:table-cell>
          <table:table-cell table:number-columns-repeated="2" table:style-name="ce125" office:value-type="float" office:value="3697048">
            <text:p>3697048</text:p>
          </table:table-cell>
          <table:table-cell table:style-name="ce151" office:value-type="percentage" office:value="0.9405">
            <text:p>94.05%</text:p>
          </table:table-cell>
          <table:table-cell table:style-name="ce153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2" table:number-columns-repeated="2"/>
          <table:table-cell table:style-name="ce128" table:number-columns-repeated="3"/>
          <table:table-cell table:style-name="ce122" table:number-columns-repeated="2"/>
          <table:table-cell table:style-name="ce135"/>
          <table:table-cell table:style-name="ce145"/>
          <table:table-cell table:number-columns-repeated="1014"/>
        </table:table-row>
        <table:table-row table:style-name="ro1">
          <table:table-cell office:value-type="string">
            <text:p>Epsilon 0.1 L1</text:p>
          </table:table-cell>
          <table:table-cell table:number-columns-repeated="1023"/>
        </table:table-row>
        <table:table-row table:style-name="ro5">
          <table:table-cell table:style-name="ce116" office:value-type="string">
            <text:p>počet vstupních vět</text:p>
          </table:table-cell>
          <table:table-cell table:style-name="ce56" office:value-type="string">
            <text:p>počet příznaků</text:p>
          </table:table-cell>
          <table:table-cell table:style-name="ce56" office:value-type="string">
            <text:p>počet unikátních značek</text:p>
          </table:table-cell>
          <table:table-cell table:style-name="ce56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80" office:value-type="string">
            <text:p>Úspěšnost určení celých vět</text:p>
          </table:table-cell>
          <table:table-cell>
            <draw:frame table:end-cell-address="List3.S47" table:end-x="0.722cm" table:end-y="0.377cm" draw:z-index="1" draw:style-name="gr1" svg:width="15.999cm" svg:height="12.449cm" svg:x="0.53cm" svg:y="0.043cm">
              <draw:object draw:notify-on-update-of-ranges="List3.A68:List3.A7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45" office:value-type="float" office:value="10000">
            <text:p>10000</text:p>
          </table:table-cell>
          <table:table-cell table:style-name="ce1" office:value-type="float" office:value="162090">
            <text:p>16209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h 20m</text:p>
          </table:table-cell>
          <table:table-cell table:style-name="ce1" office:value-type="string">
            <text:p>679s</text:p>
          </table:table-cell>
          <table:table-cell table:style-name="ce1" office:value-type="string">
            <text:p>8722904B</text:p>
          </table:table-cell>
          <table:table-cell table:style-name="ce1" office:value-type="float" office:value="905326">
            <text:p>905326</text:p>
          </table:table-cell>
          <table:table-cell table:style-name="ce1" office:value-type="float" office:value="209912">
            <text:p>209912</text:p>
          </table:table-cell>
          <table:table-cell table:style-name="ce17" office:value-type="percentage" office:value="0.9261">
            <text:p>92.61%</text:p>
          </table:table-cell>
          <table:table-cell table:style-name="ce155" office:value-type="percentage" office:value="0.4312">
            <text:p>43.12%</text:p>
          </table:table-cell>
          <table:table-cell table:number-columns-repeated="1013"/>
        </table:table-row>
        <table:table-row table:style-name="ro4">
          <table:table-cell table:style-name="ce45" office:value-type="float" office:value="20000">
            <text:p>20000</text:p>
          </table:table-cell>
          <table:table-cell table:style-name="ce1" office:value-type="float" office:value="325818">
            <text:p>32581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58h 54m</text:p>
          </table:table-cell>
          <table:table-cell table:style-name="ce1" office:value-type="string">
            <text:p>1559s</text:p>
          </table:table-cell>
          <table:table-cell table:style-name="ce1" office:value-type="string">
            <text:p>13706360B</text:p>
          </table:table-cell>
          <table:table-cell table:style-name="ce1" office:value-type="float" office:value="1464587">
            <text:p>1464587</text:p>
          </table:table-cell>
          <table:table-cell table:style-name="ce1" office:value-type="float" office:value="334939">
            <text:p>334939</text:p>
          </table:table-cell>
          <table:table-cell table:style-name="ce17" office:value-type="percentage" office:value="0.8837">
            <text:p>88.37%</text:p>
          </table:table-cell>
          <table:table-cell table:style-name="ce155" office:value-type="percentage" office:value="0.0807">
            <text:p>8.07%</text:p>
          </table:table-cell>
          <table:table-cell table:number-columns-repeated="8"/>
          <table:table-cell table:style-name="ce74" table:number-columns-repeated="1005"/>
        </table:table-row>
        <table:table-row table:style-name="ro4">
          <table:table-cell table:style-name="ce46" office:value-type="float" office:value="30000">
            <text:p>30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107h 55m</text:p>
          </table:table-cell>
          <table:table-cell table:style-name="ce7" office:value-type="string">
            <text:p>1612s</text:p>
          </table:table-cell>
          <table:table-cell table:style-name="ce7" office:value-type="string">
            <text:p>19722532B</text:p>
          </table:table-cell>
          <table:table-cell table:style-name="ce7" office:value-type="float" office:value="2002356">
            <text:p>2002356</text:p>
          </table:table-cell>
          <table:table-cell table:style-name="ce7" office:value-type="float" office:value="488244">
            <text:p>488244</text:p>
          </table:table-cell>
          <table:table-cell table:style-name="ce71" office:value-type="percentage" office:value="0.935">
            <text:p>93.50%</text:p>
          </table:table-cell>
          <table:table-cell table:style-name="ce156" office:value-type="percentage" office:value="0.4625">
            <text:p>46.25%</text:p>
          </table:table-cell>
          <table:table-cell table:number-columns-repeated="1013"/>
        </table:table-row>
        <table:table-row table:style-name="ro4">
          <table:table-cell table:style-name="ce46" office:value-type="float" office:value="40000">
            <text:p>40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71" office:value-type="percentage" office:value="0.8967">
            <text:p>89.67%</text:p>
          </table:table-cell>
          <table:table-cell table:style-name="ce156" office:value-type="percentage" office:value="0.1126">
            <text:p>11.26%</text:p>
          </table:table-cell>
          <table:table-cell table:number-columns-repeated="1013"/>
        </table:table-row>
        <table:table-row table:style-name="ro4">
          <table:table-cell table:style-name="ce117" office:value-type="float" office:value="50000">
            <text:p>50000</text:p>
          </table:table-cell>
          <table:table-cell table:style-name="ce126" office:value-type="float" office:value="842463">
            <text:p>842463</text:p>
          </table:table-cell>
          <table:table-cell table:style-name="ce126" office:value-type="float" office:value="854">
            <text:p>854</text:p>
          </table:table-cell>
          <table:table-cell table:style-name="ce126" office:value-type="float" office:value="53">
            <text:p>53</text:p>
          </table:table-cell>
          <table:table-cell table:style-name="ce126" office:value-type="string">
            <text:p>110h 58m</text:p>
          </table:table-cell>
          <table:table-cell table:style-name="ce126" office:value-type="string">
            <text:p>661s</text:p>
          </table:table-cell>
          <table:table-cell table:style-name="ce126" office:value-type="string">
            <text:p>2777452B</text:p>
          </table:table-cell>
          <table:table-cell table:style-name="ce126" office:value-type="float" office:value="2924981">
            <text:p>2924981</text:p>
          </table:table-cell>
          <table:table-cell table:style-name="ce126" office:value-type="float" office:value="696340">
            <text:p>696340</text:p>
          </table:table-cell>
          <table:table-cell table:style-name="ce154" office:value-type="percentage" office:value="0.8942">
            <text:p>89.42%</text:p>
          </table:table-cell>
          <table:table-cell table:style-name="ce157" office:value-type="percentage" office:value="0.0679">
            <text:p>6.79%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74" table:number-columns-repeated="8"/>
          <table:table-cell table:number-columns-repeated="1016"/>
        </table:table-row>
        <table:table-row table:style-name="ro1">
          <table:table-cell table:style-name="ce74" table:number-columns-repeated="7"/>
          <table:table-cell table:style-name="ce150"/>
          <table:table-cell table:number-columns-repeated="1016"/>
        </table:table-row>
        <table:table-row table:style-name="ro1" table:number-rows-repeated="6">
          <table:table-cell table:style-name="ce74" table:number-columns-repeated="8"/>
          <table:table-cell table:number-columns-repeated="1016"/>
        </table:table-row>
        <table:table-row table:style-name="ro1">
          <table:table-cell table:style-name="ce118" table:number-columns-repeated="2"/>
          <table:table-cell table:style-name="ce131"/>
          <table:table-cell table:style-name="ce74" table:number-columns-repeated="5"/>
          <table:table-cell table:number-columns-repeated="1016"/>
        </table:table-row>
        <table:table-row table:style-name="ro1">
          <table:table-cell table:style-name="ce119" table:number-columns-repeated="3"/>
          <table:table-cell table:style-name="ce74" table:number-columns-repeated="3"/>
          <table:table-cell table:style-name="ce147"/>
          <table:table-cell table:style-name="ce150"/>
          <table:table-cell table:number-columns-repeated="1016"/>
        </table:table-row>
        <table:table-row table:style-name="ro1">
          <table:table-cell table:style-name="ce119" table:number-columns-repeated="2"/>
          <table:table-cell table:style-name="ce131"/>
          <table:table-cell table:style-name="ce74" table:number-columns-repeated="5"/>
          <table:table-cell table:number-columns-repeated="1016"/>
        </table:table-row>
        <table:table-row table:style-name="ro1">
          <table:table-cell table:style-name="ce119" table:number-columns-repeated="3"/>
          <table:table-cell table:style-name="ce74" table:number-columns-repeated="3"/>
          <table:table-cell table:style-name="ce147"/>
          <table:table-cell table:style-name="ce150"/>
          <table:table-cell table:number-columns-repeated="1016"/>
        </table:table-row>
        <table:table-row table:style-name="ro1">
          <table:table-cell table:style-name="ce119" table:number-columns-repeated="2"/>
          <table:table-cell table:style-name="ce131"/>
          <table:table-cell table:style-name="ce74" table:number-columns-repeated="5"/>
          <table:table-cell table:number-columns-repeated="1016"/>
        </table:table-row>
        <table:table-row table:style-name="ro1">
          <table:table-cell table:style-name="ce74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L1xL2</text:p>
          </table:table-cell>
          <table:table-cell table:number-columns-repeated="1023"/>
        </table:table-row>
        <table:table-row table:style-name="ro12">
          <table:table-cell table:style-name="ce110" office:value-type="string">
            <text:p>počet vstupních vět</text:p>
          </table:table-cell>
          <table:table-cell table:style-name="ce127" office:value-type="string">
            <text:p>trénovací čas</text:p>
          </table:table-cell>
          <table:table-cell table:style-name="ce127" office:value-type="string">
            <text:p>trénovací čas</text:p>
          </table:table-cell>
          <table:table-cell table:style-name="ce127" office:value-type="string">
            <text:p>testovací čas</text:p>
          </table:table-cell>
          <table:table-cell/>
          <table:table-cell table:style-name="ce120" office:value-type="string">
            <text:p>konečný počet rysů</text:p>
          </table:table-cell>
          <table:table-cell table:style-name="ce120" office:value-type="string">
            <text:p>konečný počet rysů</text:p>
          </table:table-cell>
          <table:table-cell table:number-columns-repeated="1017"/>
        </table:table-row>
        <table:table-row table:style-name="ro1">
          <table:table-cell table:style-name="ce113" office:value-type="float" office:value="10000">
            <text:p>10000</text:p>
          </table:table-cell>
          <table:table-cell table:style-name="ce128" office:value-type="string">
            <text:p>20h 47m</text:p>
          </table:table-cell>
          <table:table-cell table:style-name="ce132" office:value-type="string">
            <text:p>15h 56m</text:p>
          </table:table-cell>
          <table:table-cell table:style-name="ce128" office:value-type="string">
            <text:p>646s</text:p>
          </table:table-cell>
          <table:table-cell table:style-name="ce132" office:value-type="string">
            <text:p>595s</text:p>
          </table:table-cell>
          <table:table-cell table:style-name="ce122" office:value-type="float" office:value="200613">
            <text:p>200613</text:p>
          </table:table-cell>
          <table:table-cell table:style-name="ce123" office:value-type="float" office:value="905326">
            <text:p>905326</text:p>
          </table:table-cell>
          <table:table-cell table:number-columns-repeated="1017"/>
        </table:table-row>
        <table:table-row table:style-name="ro1">
          <table:table-cell table:style-name="ce112" office:value-type="float" office:value="20000">
            <text:p>20000</text:p>
          </table:table-cell>
          <table:table-cell table:style-name="ce128" office:value-type="string">
            <text:p>33h 41m</text:p>
          </table:table-cell>
          <table:table-cell table:style-name="ce128" office:value-type="string">
            <text:p>44h 30m</text:p>
          </table:table-cell>
          <table:table-cell table:style-name="ce128" office:value-type="string">
            <text:p>527s</text:p>
          </table:table-cell>
          <table:table-cell table:style-name="ce128" office:value-type="string">
            <text:p>935s</text:p>
          </table:table-cell>
          <table:table-cell table:style-name="ce122" office:value-type="float" office:value="334939">
            <text:p>334939</text:p>
          </table:table-cell>
          <table:table-cell table:style-name="ce122" office:value-type="float" office:value="1464587">
            <text:p>1464587</text:p>
          </table:table-cell>
          <table:table-cell table:number-columns-repeated="1017"/>
        </table:table-row>
        <table:table-row table:style-name="ro1">
          <table:table-cell table:style-name="ce113" office:value-type="float" office:value="30000">
            <text:p>30000</text:p>
          </table:table-cell>
          <table:table-cell table:style-name="ce128" office:value-type="string">
            <text:p>37h 56m</text:p>
          </table:table-cell>
          <table:table-cell table:style-name="ce132" office:value-type="string">
            <text:p>42h 26m</text:p>
          </table:table-cell>
          <table:table-cell table:style-name="ce128" office:value-type="string">
            <text:p>421s</text:p>
          </table:table-cell>
          <table:table-cell table:style-name="ce132" office:value-type="string">
            <text:p>584s</text:p>
          </table:table-cell>
          <table:table-cell table:style-name="ce122" office:value-type="float" office:value="461337">
            <text:p>461337</text:p>
          </table:table-cell>
          <table:table-cell table:style-name="ce123" office:value-type="float" office:value="2002356">
            <text:p>2002356</text:p>
          </table:table-cell>
          <table:table-cell table:number-columns-repeated="1017"/>
        </table:table-row>
        <table:table-row table:style-name="ro1">
          <table:table-cell table:style-name="ce112" office:value-type="float" office:value="40000">
            <text:p>40000</text:p>
          </table:table-cell>
          <table:table-cell table:style-name="ce128" office:value-type="string">
            <text:p>66h 54m</text:p>
          </table:table-cell>
          <table:table-cell table:style-name="ce128" office:value-type="string">
            <text:p>84h 50m</text:p>
          </table:table-cell>
          <table:table-cell table:style-name="ce128" office:value-type="string">
            <text:p>604s</text:p>
          </table:table-cell>
          <table:table-cell table:style-name="ce128" office:value-type="string">
            <text:p>555s</text:p>
          </table:table-cell>
          <table:table-cell table:style-name="ce122" office:value-type="float" office:value="586499">
            <text:p>586499</text:p>
          </table:table-cell>
          <table:table-cell table:style-name="ce122" office:value-type="float" office:value="2488724">
            <text:p>2488724</text:p>
          </table:table-cell>
          <table:table-cell table:number-columns-repeated="1017"/>
        </table:table-row>
        <table:table-row table:style-name="ro1">
          <table:table-cell table:style-name="ce113" office:value-type="float" office:value="50000">
            <text:p>50000</text:p>
          </table:table-cell>
          <table:table-cell table:style-name="ce128" office:value-type="string">
            <text:p>199h 44m</text:p>
          </table:table-cell>
          <table:table-cell table:style-name="ce132" office:value-type="string">
            <text:p>128h 19m</text:p>
          </table:table-cell>
          <table:table-cell table:style-name="ce128" office:value-type="string">
            <text:p>738s</text:p>
          </table:table-cell>
          <table:table-cell table:style-name="ce132" office:value-type="string">
            <text:p>1516s</text:p>
          </table:table-cell>
          <table:table-cell table:style-name="ce122" office:value-type="float" office:value="717070">
            <text:p>717070</text:p>
          </table:table-cell>
          <table:table-cell table:style-name="ce123" office:value-type="float" office:value="2924981">
            <text:p>2924981</text:p>
          </table:table-cell>
          <table:table-cell table:number-columns-repeated="1017"/>
        </table:table-row>
        <table:table-row table:style-name="ro1">
          <table:table-cell table:style-name="ce112" office:value-type="float" office:value="60000">
            <text:p>60000</text:p>
          </table:table-cell>
          <table:table-cell table:style-name="ce129" office:value-type="string">
            <text:p>111h 35m</text:p>
          </table:table-cell>
          <table:table-cell table:style-name="ce128" office:value-type="string">
            <text:p>181h 14m</text:p>
          </table:table-cell>
          <table:table-cell table:style-name="ce129" office:value-type="string">
            <text:p>696s</text:p>
          </table:table-cell>
          <table:table-cell table:style-name="ce128" office:value-type="string">
            <text:p>1913s</text:p>
          </table:table-cell>
          <table:table-cell table:style-name="ce124" office:value-type="float" office:value="863220">
            <text:p>863220</text:p>
          </table:table-cell>
          <table:table-cell table:style-name="ce122" office:value-type="float" office:value="3329504">
            <text:p>3329504</text:p>
          </table:table-cell>
          <table:table-cell table:number-columns-repeated="1017"/>
        </table:table-row>
        <table:table-row table:style-name="ro1">
          <table:table-cell table:style-name="ce115"/>
          <table:table-cell table:style-name="ce130"/>
          <table:table-cell table:style-name="ce133"/>
          <table:table-cell table:style-name="ce130"/>
          <table:table-cell table:style-name="ce133"/>
          <table:table-cell table:style-name="ce125"/>
          <table:table-cell table:style-name="ce1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110" office:value-type="string">
            <text:p>počet vstupních vět</text:p>
          </table:table-cell>
          <table:table-cell table:style-name="ce127" office:value-type="string">
            <text:p>velikost modelu</text:p>
          </table:table-cell>
          <table:table-cell table:style-name="ce127" office:value-type="string">
            <text:p>velikost modelu</text:p>
          </table:table-cell>
          <table:table-cell table:style-name="ce134" office:value-type="string">
            <text:p>Úspěšnost jednotlivých značek</text:p>
          </table:table-cell>
          <table:table-cell/>
          <table:table-cell table:style-name="ce144" office:value-type="string">
            <text:p>Úspěšnost celých vět</text:p>
          </table:table-cell>
          <table:table-cell table:style-name="ce148"/>
          <table:table-cell table:number-columns-repeated="1017"/>
        </table:table-row>
        <table:table-row table:style-name="ro1">
          <table:table-cell table:style-name="ce113" office:value-type="float" office:value="10000">
            <text:p>10000</text:p>
          </table:table-cell>
          <table:table-cell table:style-name="ce128" office:value-type="float" office:value="8326164">
            <text:p>8326164</text:p>
          </table:table-cell>
          <table:table-cell table:style-name="ce132" office:value-type="float" office:value="36244240">
            <text:p>36244240</text:p>
          </table:table-cell>
          <table:table-cell table:style-name="ce135" office:value-type="percentage" office:value="0.9265">
            <text:p>92.65%</text:p>
          </table:table-cell>
          <table:table-cell table:style-name="ce143" office:value-type="percentage" office:value="0.9197">
            <text:p>91.97%</text:p>
          </table:table-cell>
          <table:table-cell table:style-name="ce145" office:value-type="percentage" office:value="0.4302">
            <text:p>43.02%</text:p>
          </table:table-cell>
          <table:table-cell table:style-name="ce149" office:value-type="percentage" office:value="0.4064">
            <text:p>40.64%</text:p>
          </table:table-cell>
          <table:table-cell table:number-columns-repeated="1017"/>
        </table:table-row>
        <table:table-row table:style-name="ro1">
          <table:table-cell table:style-name="ce112" office:value-type="float" office:value="20000">
            <text:p>20000</text:p>
          </table:table-cell>
          <table:table-cell table:style-name="ce128" office:value-type="float" office:value="13706360">
            <text:p>13706360</text:p>
          </table:table-cell>
          <table:table-cell table:style-name="ce128" office:value-type="float" office:value="57072452">
            <text:p>57072452</text:p>
          </table:table-cell>
          <table:table-cell table:style-name="ce135" office:value-type="percentage" office:value="0.8837">
            <text:p>88.37%</text:p>
          </table:table-cell>
          <table:table-cell table:style-name="ce135" office:value-type="percentage" office:value="0.9278">
            <text:p>92.78%</text:p>
          </table:table-cell>
          <table:table-cell table:style-name="ce145" office:value-type="percentage" office:value="0.0807">
            <text:p>8.07%</text:p>
          </table:table-cell>
          <table:table-cell table:style-name="ce145" office:value-type="percentage" office:value="0.4528">
            <text:p>45.28%</text:p>
          </table:table-cell>
          <table:table-cell table:number-columns-repeated="1017"/>
        </table:table-row>
        <table:table-row table:style-name="ro1">
          <table:table-cell table:style-name="ce113" office:value-type="float" office:value="30000">
            <text:p>30000</text:p>
          </table:table-cell>
          <table:table-cell table:style-name="ce128" office:value-type="float" office:value="18953540">
            <text:p>18953540</text:p>
          </table:table-cell>
          <table:table-cell table:style-name="ce132" office:value-type="float" office:value="76697368">
            <text:p>76697368</text:p>
          </table:table-cell>
          <table:table-cell table:style-name="ce135" office:value-type="percentage" office:value="0.8871">
            <text:p>88.71%</text:p>
          </table:table-cell>
          <table:table-cell table:style-name="ce143" office:value-type="percentage" office:value="0.9351">
            <text:p>93.51%</text:p>
          </table:table-cell>
          <table:table-cell table:style-name="ce145" office:value-type="percentage" office:value="0.0799">
            <text:p>7.99%</text:p>
          </table:table-cell>
          <table:table-cell table:style-name="ce149" office:value-type="percentage" office:value="0.4841">
            <text:p>48.41%</text:p>
          </table:table-cell>
          <table:table-cell table:number-columns-repeated="1017"/>
        </table:table-row>
        <table:table-row table:style-name="ro1">
          <table:table-cell table:style-name="ce112" office:value-type="float" office:value="40000">
            <text:p>40000</text:p>
          </table:table-cell>
          <table:table-cell table:style-name="ce128" office:value-type="float" office:value="23583752">
            <text:p>23583752</text:p>
          </table:table-cell>
          <table:table-cell table:style-name="ce128" office:value-type="float" office:value="94190136">
            <text:p>94190136</text:p>
          </table:table-cell>
          <table:table-cell table:style-name="ce135" office:value-type="percentage" office:value="0.9012">
            <text:p>90.12%</text:p>
          </table:table-cell>
          <table:table-cell table:style-name="ce135" office:value-type="percentage" office:value="0.9361">
            <text:p>93.61%</text:p>
          </table:table-cell>
          <table:table-cell table:style-name="ce145" office:value-type="percentage" office:value="0.1569">
            <text:p>15.69%</text:p>
          </table:table-cell>
          <table:table-cell table:style-name="ce145" office:value-type="percentage" office:value="0.4906">
            <text:p>49.06%</text:p>
          </table:table-cell>
          <table:table-cell table:number-columns-repeated="1017"/>
        </table:table-row>
        <table:table-row table:style-name="ro1">
          <table:table-cell table:style-name="ce113" office:value-type="float" office:value="50000">
            <text:p>50000</text:p>
          </table:table-cell>
          <table:table-cell table:style-name="ce128" office:value-type="float" office:value="28602144">
            <text:p>28602144</text:p>
          </table:table-cell>
          <table:table-cell table:style-name="ce132" office:value-type="float" office:value="109663924">
            <text:p>109663924</text:p>
          </table:table-cell>
          <table:table-cell table:style-name="ce135" office:value-type="percentage" office:value="0.8945">
            <text:p>89.45%</text:p>
          </table:table-cell>
          <table:table-cell table:style-name="ce143" office:value-type="percentage" office:value="0.9383">
            <text:p>93.83%</text:p>
          </table:table-cell>
          <table:table-cell table:style-name="ce145" office:value-type="percentage" office:value="0.0685">
            <text:p>6.85%</text:p>
          </table:table-cell>
          <table:table-cell table:style-name="ce149" office:value-type="percentage" office:value="0.5026">
            <text:p>50.26%</text:p>
          </table:table-cell>
          <table:table-cell table:number-columns-repeated="1017"/>
        </table:table-row>
        <table:table-row table:style-name="ro1">
          <table:table-cell table:style-name="ce112" office:value-type="float" office:value="60000">
            <text:p>60000</text:p>
          </table:table-cell>
          <table:table-cell table:style-name="ce129" office:value-type="float" office:value="34118604">
            <text:p>34118604</text:p>
          </table:table-cell>
          <table:table-cell table:style-name="ce128" office:value-type="float" office:value="123654348">
            <text:p>123654348</text:p>
          </table:table-cell>
          <table:table-cell table:style-name="ce142" office:value-type="percentage" office:value="0.8963">
            <text:p>89.63%</text:p>
          </table:table-cell>
          <table:table-cell table:style-name="ce135" office:value-type="percentage" office:value="0.9404">
            <text:p>94.04%</text:p>
          </table:table-cell>
          <table:table-cell table:style-name="ce146" office:value-type="percentage" office:value="0.0805">
            <text:p>8.05%</text:p>
          </table:table-cell>
          <table:table-cell table:style-name="ce145" office:value-type="percentage" office:value="0.5109">
            <text:p>51.0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C77]/[.B77]" office:value-type="float" office:value="4.35305381926179">
            <text:p>4.3530538193</text:p>
          </table:table-cell>
          <table:table-cell table:number-columns-repeated="1022"/>
        </table:table-row>
        <table:table-row table:style-name="ro1">
          <table:table-cell/>
          <table:table-cell table:formula="of:=[.C78]/[.B78]" office:value-type="float" office:value="4.16393936829326">
            <text:p>4.1639393683</text:p>
          </table:table-cell>
          <table:table-cell table:number-columns-repeated="1022"/>
        </table:table-row>
        <table:table-row table:style-name="ro1">
          <table:table-cell/>
          <table:table-cell table:formula="of:=[.C79]/[.B79]" office:value-type="float" office:value="4.04659857736338">
            <text:p>4.0465985774</text:p>
          </table:table-cell>
          <table:table-cell table:number-columns-repeated="1022"/>
        </table:table-row>
        <table:table-row table:style-name="ro1">
          <table:table-cell/>
          <table:table-cell table:formula="of:=[.C80]/[.B80]" office:value-type="float" office:value="3.99385712672012">
            <text:p>3.9938571267</text:p>
          </table:table-cell>
          <table:table-cell table:number-columns-repeated="1022"/>
        </table:table-row>
        <table:table-row table:style-name="ro1">
          <table:table-cell/>
          <table:table-cell table:formula="of:=[.C81]/[.B81]" office:value-type="float" office:value="3.83411551245949">
            <text:p>3.8341155125</text:p>
          </table:table-cell>
          <table:table-cell table:number-columns-repeated="1022"/>
        </table:table-row>
        <table:table-row table:style-name="ro1">
          <table:table-cell/>
          <table:table-cell table:formula="of:=[.C82]/[.B82]" office:value-type="float" office:value="3.62424992534865">
            <text:p>3.6242499253</text:p>
          </table:table-cell>
          <table:table-cell table:number-columns-repeated="1022"/>
        </table:table-row>
        <table:table-row table:style-name="ro1">
          <table:table-cell/>
          <table:table-cell table:formula="of:=AVERAGE([.B84:.B89])" office:value-type="float" office:value="4.00263572157445">
            <text:p>4.0026357216</text:p>
          </table:table-cell>
          <table:table-cell table:number-columns-repeated="1022"/>
        </table:table-row>
      </table:table>
      <table:table table:name="L1" table:style-name="ta1" table:print="false">
        <table:table-column table:style-name="co1" table:default-cell-style-name="Default"/>
        <table:table-column table:style-name="co32" table:default-cell-style-name="ce94"/>
        <table:table-column table:style-name="co33" table:default-cell-style-name="ce100"/>
        <table:table-column table:style-name="co34" table:default-cell-style-name="ce100"/>
        <table:table-column table:style-name="co35" table:default-cell-style-name="ce102"/>
        <table:table-column table:style-name="co13" table:default-cell-style-name="ce100"/>
        <table:table-column table:style-name="co13" table:default-cell-style-name="ce108"/>
        <table:table-column table:style-name="co13" table:number-columns-repeated="3" table:default-cell-style-name="Default"/>
        <table:table-column table:style-name="co13" table:number-columns-repeated="2" table:default-cell-style-name="ce100"/>
        <table:table-column table:style-name="co13" table:number-columns-repeated="3" table:default-cell-style-name="Default"/>
        <table:table-row table:style-name="ro5">
          <table:table-cell table:style-name="ce80" office:value-type="string">
            <text:p>Vynechaný příznak</text:p>
          </table:table-cell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56" office:value-type="string">
            <text:p>testovací ča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91" office:value-type="float" office:value="51">
            <text:p>51</text:p>
          </table:table-cell>
          <table:table-cell table:style-name="ce96" office:value-type="string">
            <text:p>56h 53m</text:p>
          </table:table-cell>
          <table:table-cell table:style-name="ce96" office:value-type="string">
            <text:p>19722532B</text:p>
          </table:table-cell>
          <table:table-cell table:style-name="ce96" office:value-type="float" office:value="2002356">
            <text:p>2002356</text:p>
          </table:table-cell>
          <table:table-cell table:style-name="ce96" office:value-type="float" office:value="488244">
            <text:p>488244</text:p>
          </table:table-cell>
          <table:table-cell table:style-name="ce104" office:value-type="percentage" office:value="0.935">
            <text:p>93.50%</text:p>
          </table:table-cell>
          <table:table-cell table:style-name="ce104" office:value-type="percentage" office:value="0.4625">
            <text:p>46.25%</text:p>
          </table:table-cell>
          <table:table-cell table:number-columns-repeated="2"/>
          <table:table-cell table:style-name="ce96" office:value-type="string">
            <text:p>613s</text:p>
          </table:table-cell>
          <table:table-cell table:style-name="ce96" office:value-type="float" office:value="19722532">
            <text:p>1972253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20448468B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style-name="ce109" office:value-type="percentage" office:value="0.89">
            <text:p>89.00%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01</text:p>
          </table:table-cell>
          <table:table-cell table:style-name="ce91" office:value-type="float" office:value="53">
            <text:p>53</text:p>
          </table:table-cell>
          <table:table-cell table:style-name="ce97" office:value-type="string">
            <text:p>54h 50m</text:p>
          </table:table-cell>
          <table:table-cell table:style-name="ce97" office:value-type="string">
            <text:p>17981732B</text:p>
          </table:table-cell>
          <table:table-cell table:style-name="ce97" office:value-type="float" office:value="1820650">
            <text:p>1820650</text:p>
          </table:table-cell>
          <table:table-cell table:style-name="ce97" office:value-type="float" office:value="448183">
            <text:p>448183</text:p>
          </table:table-cell>
          <table:table-cell table:style-name="ce105" office:value-type="percentage" office:value="0.9415">
            <text:p>94.15%</text:p>
          </table:table-cell>
          <table:table-cell table:style-name="ce105" office:value-type="percentage" office:value="0.5147">
            <text:p>51.47%</text:p>
          </table:table-cell>
          <table:table-cell table:number-columns-repeated="2"/>
          <table:table-cell table:style-name="ce97" office:value-type="string">
            <text:p>609s</text:p>
          </table:table-cell>
          <table:table-cell table:style-name="ce97" office:value-type="float" office:value="17981732">
            <text:p>17981732</text:p>
          </table:table-cell>
          <table:table-cell table:number-columns-repeated="3"/>
        </table:table-row>
        <table:table-row table:style-name="ro1">
          <table:table-cell table:style-name="ce33" office:value-type="string">
            <text:p>U0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number-columns-repeated="2"/>
          <table:table-cell table:style-name="ce8" office:value-type="string">
            <text:p>1394s</text:p>
          </table:table-cell>
          <table:table-cell table:style-name="ce8" office:value-type="float" office:value="16350192">
            <text:p>16350192</text:p>
          </table:table-cell>
          <table:table-cell table:number-columns-repeated="3"/>
        </table:table-row>
        <table:table-row table:style-name="ro1">
          <table:table-cell office:value-type="string">
            <text:p>U0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70h 7m</text:p>
          </table:table-cell>
          <table:table-cell table:style-name="ce1" office:value-type="string">
            <text:p>16607456B</text:p>
          </table:table-cell>
          <table:table-cell table:style-name="ce1" office:value-type="float" office:value="1827303">
            <text:p>1827303</text:p>
          </table:table-cell>
          <table:table-cell table:style-name="ce1"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235s</text:p>
          </table:table-cell>
          <table:table-cell table:style-name="ce1" office:value-type="float" office:value="16607456">
            <text:p>16607456</text:p>
          </table:table-cell>
          <table:table-cell table:number-columns-repeated="3"/>
        </table:table-row>
        <table:table-row table:style-name="ro1">
          <table:table-cell office:value-type="string">
            <text:p>U0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49m</text:p>
          </table:table-cell>
          <table:table-cell table:style-name="ce1" office:value-type="string">
            <text:p>16794864B</text:p>
          </table:table-cell>
          <table:table-cell table:style-name="ce1" office:value-type="float" office:value="1797529">
            <text:p>1797529</text:p>
          </table:table-cell>
          <table:table-cell table:style-name="ce1"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1058">
            <text:p>10.58%</text:p>
          </table:table-cell>
          <table:table-cell table:number-columns-repeated="2"/>
          <table:table-cell table:style-name="ce1" office:value-type="string">
            <text:p>992s</text:p>
          </table:table-cell>
          <table:table-cell table:style-name="ce1" office:value-type="float" office:value="16794864">
            <text:p>16794864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0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5h 0m</text:p>
          </table:table-cell>
          <table:table-cell table:style-name="ce96" office:value-type="string">
            <text:p>17564028B</text:p>
          </table:table-cell>
          <table:table-cell table:style-name="ce96" office:value-type="float" office:value="1973324">
            <text:p>1973324</text:p>
          </table:table-cell>
          <table:table-cell table:style-name="ce96" office:value-type="float" office:value="427379">
            <text:p>427379</text:p>
          </table:table-cell>
          <table:table-cell table:style-name="ce104" office:value-type="percentage" office:value="0.9402">
            <text:p>94.02%</text:p>
          </table:table-cell>
          <table:table-cell table:style-name="ce104" office:value-type="percentage" office:value="0.5021">
            <text:p>50.21%</text:p>
          </table:table-cell>
          <table:table-cell table:number-columns-repeated="2"/>
          <table:table-cell table:style-name="ce96" office:value-type="string">
            <text:p>972s</text:p>
          </table:table-cell>
          <table:table-cell table:style-name="ce96" office:value-type="float" office:value="17564028">
            <text:p>1756402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1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9037288B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2</text:p>
          </table:table-cell>
          <table:table-cell table:style-name="ce91" office:value-type="float" office:value="55">
            <text:p>55</text:p>
          </table:table-cell>
          <table:table-cell table:style-name="ce96" office:value-type="string">
            <text:p>77h 2m</text:p>
          </table:table-cell>
          <table:table-cell table:style-name="ce96" office:value-type="string">
            <text:p>23358588B</text:p>
          </table:table-cell>
          <table:table-cell table:style-name="ce96" office:value-type="float" office:value="2000160">
            <text:p>2000160</text:p>
          </table:table-cell>
          <table:table-cell table:style-name="ce96" office:value-type="float" office:value="549160">
            <text:p>549160</text:p>
          </table:table-cell>
          <table:table-cell table:style-name="ce104" office:value-type="percentage" office:value="0.9175">
            <text:p>91.75%</text:p>
          </table:table-cell>
          <table:table-cell table:style-name="ce104" office:value-type="percentage" office:value="0.3807">
            <text:p>38.07%</text:p>
          </table:table-cell>
          <table:table-cell table:number-columns-repeated="2"/>
          <table:table-cell table:style-name="ce96" office:value-type="string">
            <text:p>970s</text:p>
          </table:table-cell>
          <table:table-cell table:style-name="ce96" office:value-type="float" office:value="23358588">
            <text:p>233585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3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113h 12m</text:p>
          </table:table-cell>
          <table:table-cell table:style-name="ce1" office:value-type="string">
            <text:p>17389268B</text:p>
          </table:table-cell>
          <table:table-cell table:style-name="ce1" office:value-type="float" office:value="1982580">
            <text:p>1982580</text:p>
          </table:table-cell>
          <table:table-cell table:style-name="ce1"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table:number-columns-repeated="2"/>
          <table:table-cell table:style-name="ce1" office:value-type="string">
            <text:p>605s</text:p>
          </table:table-cell>
          <table:table-cell table:style-name="ce1" office:value-type="float" office:value="17389268">
            <text:p>173892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17847076B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table:number-columns-repeated="2"/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0</text:p>
          </table:table-cell>
          <table:table-cell table:style-name="ce46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number-columns-repeated="2"/>
          <table:table-cell table:style-name="ce7" office:value-type="string">
            <text:p>1240s</text:p>
          </table:table-cell>
          <table:table-cell table:style-name="ce7" office:value-type="float" office:value="18678928">
            <text:p>18678928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1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7h 52m</text:p>
          </table:table-cell>
          <table:table-cell table:style-name="ce96" office:value-type="string">
            <text:p>17532072B</text:p>
          </table:table-cell>
          <table:table-cell table:style-name="ce96" office:value-type="float" office:value="1859057">
            <text:p>1859057</text:p>
          </table:table-cell>
          <table:table-cell table:style-name="ce96" office:value-type="float" office:value="434576">
            <text:p>434576</text:p>
          </table:table-cell>
          <table:table-cell table:style-name="ce104" office:value-type="percentage" office:value="0.9336">
            <text:p>93.36%</text:p>
          </table:table-cell>
          <table:table-cell table:style-name="ce104" office:value-type="percentage" office:value="0.4468">
            <text:p>44.68%</text:p>
          </table:table-cell>
          <table:table-cell table:number-columns-repeated="2"/>
          <table:table-cell table:style-name="ce96" office:value-type="string">
            <text:p>1389s</text:p>
          </table:table-cell>
          <table:table-cell table:style-name="ce96" office:value-type="float" office:value="17532072">
            <text:p>1753207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6573736B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table:number-columns-repeated="2"/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3</text:p>
          </table:table-cell>
          <table:table-cell table:style-name="ce45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16751732B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table:number-columns-repeated="2"/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7933572B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table:number-columns-repeated="2"/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0</text:p>
          </table:table-cell>
          <table:table-cell table:style-name="ce45" office:value-type="float" office:value="50">
            <text:p>50</text:p>
          </table:table-cell>
          <table:table-cell table:style-name="ce1" office:value-type="string">
            <text:p>50h 15m</text:p>
          </table:table-cell>
          <table:table-cell table:style-name="ce1" office:value-type="string">
            <text:p>19175560B</text:p>
          </table:table-cell>
          <table:table-cell table:style-name="ce1" office:value-type="float" office:value="1958718">
            <text:p>1958718</text:p>
          </table:table-cell>
          <table:table-cell table:style-name="ce1"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table:number-columns-repeated="2"/>
          <table:table-cell table:style-name="ce1" office:value-type="string">
            <text:p>620s</text:p>
          </table:table-cell>
          <table:table-cell table:style-name="ce1" office:value-type="float" office:value="19175560">
            <text:p>191755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1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9211260B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number-columns-repeated="2"/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9290324B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number-columns-repeated="2"/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3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17678220B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4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9382824B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table:number-columns-repeated="2"/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41263B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number-columns-repeated="2"/>
          <table:table-cell table:style-name="ce1" office:value-type="string">
            <text:p>1388s</text:p>
          </table:table-cell>
          <table:table-cell table:style-name="ce1" office:value-type="float" office:value="19246347">
            <text:p>19246347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1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9012256B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number-columns-repeated="2"/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8186320B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number-columns-repeated="2"/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3</text:p>
          </table:table-cell>
          <table:table-cell table:style-name="ce45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18580128B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0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7576144B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number-columns-repeated="2"/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1</text:p>
          </table:table-cell>
          <table:table-cell table:style-name="ce91" office:value-type="float" office:value="53">
            <text:p>53</text:p>
          </table:table-cell>
          <table:table-cell table:style-name="ce96" office:value-type="string">
            <text:p>52h 39m</text:p>
          </table:table-cell>
          <table:table-cell table:style-name="ce96" office:value-type="string">
            <text:p>17419752B</text:p>
          </table:table-cell>
          <table:table-cell table:style-name="ce96" office:value-type="float" office:value="1983793">
            <text:p>1983793</text:p>
          </table:table-cell>
          <table:table-cell table:style-name="ce96" office:value-type="float" office:value="424259">
            <text:p>424259</text:p>
          </table:table-cell>
          <table:table-cell table:style-name="ce104" office:value-type="percentage" office:value="0.9261">
            <text:p>92.61%</text:p>
          </table:table-cell>
          <table:table-cell table:style-name="ce104" office:value-type="percentage" office:value="0.3742">
            <text:p>37.42%</text:p>
          </table:table-cell>
          <table:table-cell table:number-columns-repeated="2"/>
          <table:table-cell table:style-name="ce96" office:value-type="string">
            <text:p>621s</text:p>
          </table:table-cell>
          <table:table-cell table:style-name="ce96" office:value-type="float" office:value="17419752">
            <text:p>1741975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2</text:p>
          </table:table-cell>
          <table:table-cell table:style-name="ce92" office:value-type="float" office:value="52">
            <text:p>52</text:p>
          </table:table-cell>
          <table:table-cell table:style-name="ce98" office:value-type="string">
            <text:p>95h 39m</text:p>
          </table:table-cell>
          <table:table-cell table:style-name="ce98" office:value-type="string">
            <text:p>18321732B</text:p>
          </table:table-cell>
          <table:table-cell table:style-name="ce98" office:value-type="float" office:value="1998814">
            <text:p>1998814</text:p>
          </table:table-cell>
          <table:table-cell table:style-name="ce98" office:value-type="float" office:value="449381">
            <text:p>449381</text:p>
          </table:table-cell>
          <table:table-cell table:style-name="ce106" office:value-type="percentage" office:value="0.8897">
            <text:p>88.97%</text:p>
          </table:table-cell>
          <table:table-cell table:style-name="ce106" office:value-type="percentage" office:value="0.0778">
            <text:p>7.78%</text:p>
          </table:table-cell>
          <table:table-cell table:number-columns-repeated="2"/>
          <table:table-cell table:style-name="ce98" office:value-type="string">
            <text:p>544s</text:p>
          </table:table-cell>
          <table:table-cell table:style-name="ce98" office:value-type="float" office:value="18321732">
            <text:p>1832173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1h 45m</text:p>
          </table:table-cell>
          <table:table-cell table:style-name="ce1" office:value-type="string">
            <text:p>18361820B</text:p>
          </table:table-cell>
          <table:table-cell table:style-name="ce1" office:value-type="float" office:value="1992254">
            <text:p>1992254</text:p>
          </table:table-cell>
          <table:table-cell table:style-name="ce1"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397s</text:p>
          </table:table-cell>
          <table:table-cell table:style-name="ce1" office:value-type="float" office:value="18361820">
            <text:p>18361820</text:p>
          </table:table-cell>
          <table:table-cell table:number-columns-repeated="3"/>
        </table:table-row>
        <table:table-row table:style-name="ro1">
          <table:table-cell office:value-type="string">
            <text:p>Referenční hodnoty: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7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8">
          <table:table-cell table:style-name="ce89" office:value-type="string" table:number-columns-spanned="2" table:number-rows-spanned="1">
            <text:p>Příznak</text:p>
          </table:table-cell>
          <table:covered-table-cell table:style-name="ce93"/>
          <table:table-cell table:style-name="ce99" office:value-type="string">
            <text:p>počet rysů</text:p>
          </table:table-cell>
          <table:table-cell table:style-name="ce99" office:value-type="string">
            <text:p>změna konečného počtu rysů</text:p>
          </table:table-cell>
          <table:table-cell table:style-name="ce99" office:value-type="string">
            <text:p>Změna velikosti modelu</text:p>
          </table:table-cell>
          <table:table-cell table:style-name="ce99" office:value-type="string">
            <text:p>Změna úsp.</text:p>
          </table:table-cell>
          <table:table-cell table:style-name="ce107" office:value-type="string">
            <text:p>Změna úsp. Oproti 89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office:value-type="string">
            <text:p>Slovní tvar [-2]</text:p>
          </table:table-cell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<text:s/>725 936B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3]" office:value-type="percentage" office:value="-0.000599999999999934">
            <text:p>-0.06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01</text:p>
          </table:table-cell>
          <table:table-cell office:value-type="string">
            <text:p>Slovní tvar [-1]</text:p>
          </table:table-cell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 740 800B</text:p>
          </table:table-cell>
          <table:table-cell table:formula="of:=[.G4] - [.$G$2]" office:value-type="percentage" office:value="0.00649999999999995">
            <text:p>0.65%</text:p>
          </table:table-cell>
          <table:table-cell table:formula="of:=[.G4] - [.$J$3]" office:value-type="percentage" office:value="0.0515">
            <text:p>5.1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33" office:value-type="string">
            <text:p>U02</text:p>
          </table:table-cell>
          <table:table-cell office:value-type="string">
            <text:p>Slovní tvar [0]</text:p>
          </table:table-cell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 372 340B</text:p>
          </table:table-cell>
          <table:table-cell table:formula="of:=[.G5] - [.$G$2]" office:value-type="percentage" office:value="-0.012">
            <text:p>-1.20%</text:p>
          </table:table-cell>
          <table:table-cell table:formula="of:=[.G5] - [.$J$3]" office:value-type="percentage" office:value="0.033">
            <text:p>3.30%</text:p>
          </table:table-cell>
          <table:table-cell/>
          <table:table-cell table:style-name="ce33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3</text:p>
          </table:table-cell>
          <table:table-cell office:value-type="string">
            <text:p>Slovní tvar [+1]</text:p>
          </table:table-cell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 115 076B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3]" office:value-type="percentage" office:value="-0.000199999999999978">
            <text:p>-0.02%</text:p>
          </table:table-cell>
          <table:table-cell table:number-columns-repeated="2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4</text:p>
          </table:table-cell>
          <table:table-cell office:value-type="string">
            <text:p>Slovní tvar [+2]</text:p>
          </table:table-cell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 927 668B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3]" office:value-type="percentage" office:value="0.00260000000000005">
            <text:p>0.26%</text:p>
          </table:table-cell>
          <table:table-cell/>
          <table:table-cell table:formula="of:=[$L1.$A$38]" office:value-type="string" office:string-value="U04">
            <text:p>U04</text:p>
          </table:table-cell>
          <table:table-cell table:style-name="ce94" table:formula="of:=[$L1.$B$38]" office:value-type="string" office:string-value="Slovní tvar [+2]">
            <text:p>Slovní tvar [+2]</text:p>
          </table:table-cell>
          <table:table-cell table:formula="of:=[$L1.$C$38]" office:value-type="float" office:value="204827">
            <text:p>204827</text:p>
          </table:table-cell>
          <table:table-cell table:formula="of:=[$L1.$D$38]" office:value-type="float" office:value="-70353">
            <text:p>-70353</text:p>
          </table:table-cell>
          <table:table-cell table:style-name="ce102" table:formula="of:=[$L1.$E$38]" office:value-type="float" office:value="-2927668">
            <text:p>-2 927 668B</text:p>
          </table:table-cell>
          <table:table-cell table:style-name="ce100" table:formula="of:=[$L1.$F$38]" office:value-type="percentage" office:value="-0.0424">
            <text:p>-4.24%</text:p>
          </table:table-cell>
          <table:table-cell table:style-name="ce108" table:formula="of:=[$L1.$G$38]" office:value-type="percentage" office:value="0.00260000000000005">
            <text:p>0.26%</text:p>
          </table:table-cell>
        </table:table-row>
        <table:table-row table:style-name="ro1">
          <table:table-cell table:style-name="ce86" office:value-type="string">
            <text:p>U10</text:p>
          </table:table-cell>
          <table:table-cell office:value-type="string">
            <text:p>Společná značka [-2]</text:p>
          </table:table-cell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 158 504B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3]" office:value-type="percentage" office:value="0.0502">
            <text:p>5.02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1</text:p>
          </table:table-cell>
          <table:table-cell office:value-type="string">
            <text:p>Společná značka [-1]</text:p>
          </table:table-cell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 685 244B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3]" office:value-type="percentage" office:value="-0.000499999999999945">
            <text:p>-0.0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2</text:p>
          </table:table-cell>
          <table:table-cell office:value-type="string">
            <text:p>Společná značka [0]</text:p>
          </table:table-cell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 636 056B</text:p>
          </table:table-cell>
          <table:table-cell table:formula="of:=[.G10] - [.$G$2]" office:value-type="percentage" office:value="-0.0175">
            <text:p>-1.75%</text:p>
          </table:table-cell>
          <table:table-cell table:formula="of:=[.G10] - [.$J$3]" office:value-type="percentage" office:value="0.0275000000000001">
            <text:p>2.7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3</text:p>
          </table:table-cell>
          <table:table-cell office:value-type="string">
            <text:p>Společná značka [+1]</text:p>
          </table:table-cell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 333 264B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3]" office:value-type="percentage" office:value="-0.000900000000000012">
            <text:p>-0.09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4</text:p>
          </table:table-cell>
          <table:table-cell office:value-type="string">
            <text:p>Společná značka [+2]</text:p>
          </table:table-cell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 875 456B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3]" office:value-type="percentage" office:value="-0.000699999999999923">
            <text:p>-0.07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0</text:p>
          </table:table-cell>
          <table:table-cell office:value-type="string">
            <text:p>Možná lemmata [-2]</text:p>
          </table:table-cell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 043 604B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3]" office:value-type="percentage" office:value="-0.00109999999999999">
            <text:p>-0.1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1</text:p>
          </table:table-cell>
          <table:table-cell office:value-type="string">
            <text:p>Možná lemmata [-1]</text:p>
          </table:table-cell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 190 460B</text:p>
          </table:table-cell>
          <table:table-cell table:formula="of:=[.G14] - [.$G$2]" office:value-type="percentage" office:value="-0.00139999999999996">
            <text:p>-0.14%</text:p>
          </table:table-cell>
          <table:table-cell table:formula="of:=[.G14] - [.$J$3]" office:value-type="percentage" office:value="0.0436000000000001">
            <text:p>4.36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2</text:p>
          </table:table-cell>
          <table:table-cell office:value-type="string">
            <text:p>Možná lemmata [0]</text:p>
          </table:table-cell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 148 796B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3]" office:value-type="percentage" office:value="-0.000499999999999945">
            <text:p>-0.05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3</text:p>
          </table:table-cell>
          <table:table-cell office:value-type="string">
            <text:p>Možná lemmata [+1]</text:p>
          </table:table-cell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 970 800B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3]" office:value-type="percentage" office:value="0.001">
            <text:p>0.10%</text:p>
          </table:table-cell>
          <table:table-cell/>
          <table:table-cell table:style-name="ce87" table:formula="of:=[$L1.$A$47]" office:value-type="string" office:string-value="U23">
            <text:p>U23</text:p>
          </table:table-cell>
          <table:table-cell table:style-name="ce94" table:formula="of:=[$L1.$B$47]" office:value-type="string" office:string-value="Možná lemmata [+1]">
            <text:p>Možná lemmata [+1]</text:p>
          </table:table-cell>
          <table:table-cell table:formula="of:=[$L1.$C$47]" office:value-type="float" office:value="151355">
            <text:p>151355</text:p>
          </table:table-cell>
          <table:table-cell table:formula="of:=[$L1.$D$47]" office:value-type="float" office:value="-74709">
            <text:p>-74709</text:p>
          </table:table-cell>
          <table:table-cell table:style-name="ce102" table:formula="of:=[$L1.$E$47]" office:value-type="float" office:value="-2970800">
            <text:p>-2 970 800B</text:p>
          </table:table-cell>
          <table:table-cell table:style-name="ce100" table:formula="of:=[$L1.$F$47]" office:value-type="percentage" office:value="-0.044">
            <text:p>-4.40%</text:p>
          </table:table-cell>
          <table:table-cell table:style-name="ce108" table:formula="of:=[$L1.$G$47]" office:value-type="percentage" office:value="0.001">
            <text:p>0.10%</text:p>
          </table:table-cell>
        </table:table-row>
        <table:table-row table:style-name="ro1">
          <table:table-cell table:style-name="ce87" office:value-type="string">
            <text:p>U24</text:p>
          </table:table-cell>
          <table:table-cell office:value-type="string">
            <text:p>Možná lemmata [+2]</text:p>
          </table:table-cell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 788 960B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3]" office:value-type="percentage" office:value="-0.000099999999999989">
            <text:p>-0.0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0</text:p>
          </table:table-cell>
          <table:table-cell office:value-type="string">
            <text:p>Přípona slova [-2]</text:p>
          </table:table-cell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 546 972B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3]" office:value-type="percentage" office:value="0.000800000000000023">
            <text:p>0.08%</text:p>
          </table:table-cell>
          <table:table-cell/>
          <table:table-cell table:style-name="ce85" table:formula="of:=[$L1.$A$49]" office:value-type="string" office:string-value="U30">
            <text:p>U30</text:p>
          </table:table-cell>
          <table:table-cell table:style-name="ce94" table:formula="of:=[$L1.$B$49]" office:value-type="string" office:string-value="Přípona slova [-2]">
            <text:p>Přípona slova [-2]</text:p>
          </table:table-cell>
          <table:table-cell table:formula="of:=[$L1.$C$49]" office:value-type="float" office:value="43638">
            <text:p>43638</text:p>
          </table:table-cell>
          <table:table-cell table:formula="of:=[$L1.$D$49]" office:value-type="float" office:value="-21752">
            <text:p>-21752</text:p>
          </table:table-cell>
          <table:table-cell table:style-name="ce102" table:formula="of:=[$L1.$E$49]" office:value-type="float" office:value="-546972">
            <text:p>- 546 972B</text:p>
          </table:table-cell>
          <table:table-cell table:style-name="ce100" table:formula="of:=[$L1.$F$49]" office:value-type="percentage" office:value="-0.0442">
            <text:p>-4.42%</text:p>
          </table:table-cell>
          <table:table-cell table:style-name="ce108" table:formula="of:=[$L1.$G$49]" office:value-type="percentage" office:value="0.000800000000000023">
            <text:p>0.08%</text:p>
          </table:table-cell>
        </table:table-row>
        <table:table-row table:style-name="ro1">
          <table:table-cell table:style-name="ce85" office:value-type="string">
            <text:p>U31</text:p>
          </table:table-cell>
          <table:table-cell office:value-type="string">
            <text:p>Přípona slova [-1]</text:p>
          </table:table-cell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 511 272B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3]" office:value-type="percentage" office:value="-0.001">
            <text:p>-0.10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2</text:p>
          </table:table-cell>
          <table:table-cell office:value-type="string">
            <text:p>Přípona slova [0]</text:p>
          </table:table-cell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 432 208B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3]" office:value-type="percentage" office:value="-0.00180000000000002">
            <text:p>-0.18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3</text:p>
          </table:table-cell>
          <table:table-cell office:value-type="string">
            <text:p>Přípona slova [+1]</text:p>
          </table:table-cell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 044 312B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3]" office:value-type="percentage" office:value="0.00370000000000004">
            <text:p>0.37%</text:p>
          </table:table-cell>
          <table:table-cell/>
          <table:table-cell table:style-name="ce85" table:formula="of:=[$L1.$A$52]" office:value-type="string" office:string-value="U33">
            <text:p>U33</text:p>
          </table:table-cell>
          <table:table-cell table:style-name="ce94" table:formula="of:=[$L1.$B$52]" office:value-type="string" office:string-value="Přípona slova [+1]">
            <text:p>Přípona slova [+1]</text:p>
          </table:table-cell>
          <table:table-cell table:formula="of:=[$L1.$C$52]" office:value-type="float" office:value="33256">
            <text:p>33256</text:p>
          </table:table-cell>
          <table:table-cell table:formula="of:=[$L1.$D$52]" office:value-type="float" office:value="-56524">
            <text:p>-56524</text:p>
          </table:table-cell>
          <table:table-cell table:style-name="ce102" table:formula="of:=[$L1.$E$52]" office:value-type="float" office:value="-2044312">
            <text:p>-2 044 312B</text:p>
          </table:table-cell>
          <table:table-cell table:style-name="ce100" table:formula="of:=[$L1.$F$52]" office:value-type="percentage" office:value="-0.0413">
            <text:p>-4.13%</text:p>
          </table:table-cell>
          <table:table-cell table:style-name="ce108" table:formula="of:=[$L1.$G$52]" office:value-type="percentage" office:value="0.00370000000000004">
            <text:p>0.37%</text:p>
          </table:table-cell>
        </table:table-row>
        <table:table-row table:style-name="ro1">
          <table:table-cell table:style-name="ce85" office:value-type="string">
            <text:p>U34</text:p>
          </table:table-cell>
          <table:table-cell office:value-type="string">
            <text:p>Přípona slova [+2]</text:p>
          </table:table-cell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 339 708B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3]" office:value-type="percentage" office:value="0.000099999999999989">
            <text:p>0.01%</text:p>
          </table:table-cell>
          <table:table-cell/>
          <table:table-cell table:style-name="ce85" table:formula="of:=[$L1.$A$53]" office:value-type="string" office:string-value="U34">
            <text:p>U34</text:p>
          </table:table-cell>
          <table:table-cell table:style-name="ce94" table:formula="of:=[$L1.$B$53]" office:value-type="string" office:string-value="Přípona slova [+2]">
            <text:p>Přípona slova [+2]</text:p>
          </table:table-cell>
          <table:table-cell table:formula="of:=[$L1.$C$53]" office:value-type="float" office:value="42945">
            <text:p>42945</text:p>
          </table:table-cell>
          <table:table-cell table:formula="of:=[$L1.$D$53]" office:value-type="float" office:value="-13186">
            <text:p>-13186</text:p>
          </table:table-cell>
          <table:table-cell table:style-name="ce102" table:formula="of:=[$L1.$E$53]" office:value-type="float" office:value="-339708">
            <text:p>- 339 708B</text:p>
          </table:table-cell>
          <table:table-cell table:style-name="ce100" table:formula="of:=[$L1.$F$53]" office:value-type="percentage" office:value="-0.0449">
            <text:p>-4.49%</text:p>
          </table:table-cell>
          <table:table-cell table:style-name="ce108" table:formula="of:=[$L1.$G$53]" office:value-type="percentage" office:value="0.000099999999999989">
            <text:p>0.01%</text:p>
          </table:table-cell>
        </table:table-row>
        <table:table-row table:style-name="ro1">
          <table:table-cell table:style-name="ce88" office:value-type="string">
            <text:p>U40</text:p>
          </table:table-cell>
          <table:table-cell office:value-type="string">
            <text:p>První písmeno</text:p>
          </table:table-cell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 476 185B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1</text:p>
          </table:table-cell>
          <table:table-cell office:value-type="string">
            <text:p>První dvě písmena</text:p>
          </table:table-cell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 710 276B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3]" office:value-type="percentage" office:value="0.000600000000000045">
            <text:p>0.06%</text:p>
          </table:table-cell>
          <table:table-cell/>
          <table:table-cell table:style-name="ce88" table:formula="of:=[$L1.$A$55]" office:value-type="string" office:string-value="U41">
            <text:p>U41</text:p>
          </table:table-cell>
          <table:table-cell table:style-name="ce94" table:formula="of:=[$L1.$B$55]" office:value-type="string" office:string-value="První dvě písmena">
            <text:p>První dvě písmena</text:p>
          </table:table-cell>
          <table:table-cell table:formula="of:=[$L1.$C$55]" office:value-type="float" office:value="32709">
            <text:p>32709</text:p>
          </table:table-cell>
          <table:table-cell table:formula="of:=[$L1.$D$55]" office:value-type="float" office:value="-24246">
            <text:p>-24246</text:p>
          </table:table-cell>
          <table:table-cell table:style-name="ce102" table:formula="of:=[$L1.$E$55]" office:value-type="float" office:value="-710276">
            <text:p>- 710 276B</text:p>
          </table:table-cell>
          <table:table-cell table:style-name="ce100" table:formula="of:=[$L1.$F$55]" office:value-type="percentage" office:value="-0.0444">
            <text:p>-4.44%</text:p>
          </table:table-cell>
          <table:table-cell table:style-name="ce108" table:formula="of:=[$L1.$G$55]" office:value-type="percentage" office:value="0.000600000000000045">
            <text:p>0.06%</text:p>
          </table:table-cell>
        </table:table-row>
        <table:table-row table:style-name="ro1">
          <table:table-cell table:style-name="ce88" office:value-type="string">
            <text:p>U42</text:p>
          </table:table-cell>
          <table:table-cell office:value-type="string">
            <text:p>První tři písmena</text:p>
          </table:table-cell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 536 212B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3]" office:value-type="percentage" office:value="-0.000099999999999989">
            <text:p>-0.0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3</text:p>
          </table:table-cell>
          <table:table-cell office:value-type="string">
            <text:p>Poslední písmeno</text:p>
          </table:table-cell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 142 404B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3]" office:value-type="percentage" office:value="-0.00119999999999998">
            <text:p>-0.12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0</text:p>
          </table:table-cell>
          <table:table-cell office:value-type="string">
            <text:p>Velikost písmen</text:p>
          </table:table-cell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 146 388B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3]" office:value-type="percentage" office:value="-0.000399999999999956">
            <text:p>-0.04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1</text:p>
          </table:table-cell>
          <table:table-cell office:value-type="string">
            <text:p>Pozice ve větě</text:p>
          </table:table-cell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 302 780B</text:p>
          </table:table-cell>
          <table:table-cell table:formula="of:=[.G28] - [.$G$2]" office:value-type="percentage" office:value="-0.00890000000000002">
            <text:p>-0.89%</text:p>
          </table:table-cell>
          <table:table-cell table:formula="of:=[.G28] - [.$J$3]" office:value-type="percentage" office:value="0.0361">
            <text:p>3.6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2</text:p>
          </table:table-cell>
          <table:table-cell table:style-name="ce95" office:value-type="string">
            <text:p>Délka slova</text:p>
          </table:table-cell>
          <table:table-cell table:formula="of:=[.$E$2]-[.E29]" office:value-type="float" office:value="3542">
            <text:p>3542</text:p>
          </table:table-cell>
          <table:table-cell table:formula="of:=[.F29] - [.$F$2]" office:value-type="float" office:value="-38863">
            <text:p>-38863</text:p>
          </table:table-cell>
          <table:table-cell table:formula="of:= [.L29] - [.$L$2]" office:value-type="float" office:value="-1400800">
            <text:p>-1 400 800B</text:p>
          </table:table-cell>
          <table:table-cell table:formula="of:=[.G29] - [.$G$2]" office:value-type="percentage" office:value="-0.0453">
            <text:p>-4.53%</text:p>
          </table:table-cell>
          <table:table-cell table:formula="of:=[.G29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5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formula="of:=[.$E$2]-[.E30]" office:value-type="float" office:value="10102">
            <text:p>10102</text:p>
          </table:table-cell>
          <table:table-cell table:formula="of:=[.F30] - [.$F$2]" office:value-type="float" office:value="-37928">
            <text:p>-37928</text:p>
          </table:table-cell>
          <table:table-cell table:formula="of:= [.L30] - [.$L$2]" office:value-type="float" office:value="-1360712">
            <text:p>-1 360 712B</text:p>
          </table:table-cell>
          <table:table-cell table:formula="of:=[.G30] - [.$G$2]" office:value-type="percentage" office:value="-0.0478000000000001">
            <text:p>-4.78%</text:p>
          </table:table-cell>
          <table:table-cell table:formula="of:=[.G30] - [.$J$3]" office:value-type="percentage" office:value="-0.00280000000000002">
            <text:p>-0.28%</text:p>
          </table:table-cell>
          <table:table-cell/>
          <table:table-cell table:style-name="ce88"/>
          <table:table-cell table:number-columns-repeated="3"/>
          <table:table-cell table:style-name="ce102"/>
          <table:table-cell table:style-name="ce100"/>
          <table:table-cell table:style-name="ce10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formula="of:=SUM([.J55:.J61])" office:value-type="float" office:value="0">
            <text:p>0</text:p>
          </table:table-cell>
          <table:table-cell table:style-name="Default" table:formula="of:=SUM([.K38:.K55])" office:value-type="float" office:value="508730">
            <text:p>508730</text:p>
          </table:table-cell>
          <table:table-cell table:style-name="Default" table:formula="of:=SUM([.L38:.L55])" office:value-type="float" office:value="-260770">
            <text:p>-260770</text:p>
          </table:table-cell>
          <table:table-cell table:formula="of:=SUM([.M38:.M55])" office:value-type="float" office:value="-9539736">
            <text:p>-9539736</text:p>
          </table:table-cell>
          <table:table-cell table:formula="of:=SUM([.N38:.N55])" office:value-type="percentage" office:value="-0.2612">
            <text:p>-26.12%</text:p>
          </table:table-cell>
          <table:table-cell table:formula="of:=SUM([.O38:.O55])" office:value-type="percentage" office:value="0.00880000000000014">
            <text:p>0.88%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Default" office:value-type="string">
            <text:p>Vynechaná pravidla</text:p>
          </table:table-cell>
          <table:table-cell table:style-name="Default" table:number-columns-repeated="5"/>
          <table:table-cell table:number-columns-repeated="3"/>
          <table:table-cell table:style-name="Default" table:formula="of:=[.E2] - [.K62]" office:value-type="float" office:value="1493626">
            <text:p>1493626</text:p>
          </table:table-cell>
          <table:table-cell table:style-name="Default" table:formula="of:=[.F2] + [.L62]" office:value-type="float" office:value="227474">
            <text:p>227474</text:p>
          </table:table-cell>
          <table:table-cell table:formula="of:=[.L2] + [.M62]" office:value-type="float" office:value="10182796">
            <text:p>10182796</text:p>
          </table:table-cell>
          <table:table-cell/>
          <table:table-cell table:formula="of:=[.J3] + [.O62]" office:value-type="percentage" office:value="0.8988">
            <text:p>89.88%</text:p>
          </table:table-cell>
        </table:table-row>
        <table:table-row table:style-name="ro1">
          <table:table-cell office:value-type="string">
            <text:p>Krok 1</text:p>
          </table:table-cell>
          <table:table-cell table:style-name="Default" office:value-type="string">
            <text:p>U04 U23 U33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table:style-name="Default" office:value-type="string">
            <text:p>U04 U23 U30 U33 U34 U41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oba trénování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U33</text:p>
          </table:table-cell>
          <table:table-cell table:style-name="ce1" office:value-type="string">
            <text:p>78h 14m</text:p>
          </table:table-cell>
          <table:table-cell table:style-name="Default"/>
          <table:table-cell table:style-name="ce101" office:value-type="float" office:value="17678220">
            <text:p>17 678 220B</text:p>
          </table:table-cell>
          <table:table-cell table:style-name="ce103" office:value-type="float" office:value="1969100">
            <text:p>1 969 100</text:p>
          </table:table-cell>
          <table:table-cell table:style-name="ce103" office:value-type="float" office:value="431720">
            <text:p><text:s/>431 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1</text:p>
          </table:table-cell>
          <table:table-cell table:style-name="ce1" office:value-type="string">
            <text:p>46h 17m</text:p>
          </table:table-cell>
          <table:table-cell table:style-name="ce1"/>
          <table:table-cell table:style-name="ce101" office:value-type="float" office:value="16552380">
            <text:p>16 552 380B</text:p>
          </table:table-cell>
          <table:table-cell table:style-name="ce103" office:value-type="float" office:value="1612918">
            <text:p>1 612 918</text:p>
          </table:table-cell>
          <table:table-cell table:style-name="ce103" office:value-type="float" office:value="413408">
            <text:p><text:s/>413 408</text:p>
          </table:table-cell>
          <table:table-cell table:style-name="ce17" office:value-type="percentage" office:value="0.8965">
            <text:p>89.65%</text:p>
          </table:table-cell>
          <table:table-cell table:style-name="ce17" office:value-type="percentage" office:value="0.1392">
            <text:p>13.92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table:style-name="ce1" office:value-type="string">
            <text:p>46h 15m</text:p>
          </table:table-cell>
          <table:table-cell table:style-name="ce1"/>
          <table:table-cell table:style-name="ce101" office:value-type="float" office:value="14796028">
            <text:p>14 796 028B</text:p>
          </table:table-cell>
          <table:table-cell table:style-name="ce103" office:value-type="float" office:value="1493626">
            <text:p>1 493 626</text:p>
          </table:table-cell>
          <table:table-cell table:style-name="ce103" office:value-type="float" office:value="354589">
            <text:p><text:s/>354 589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">
            <text:p>8.00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L2" table:style-name="ta1" table:print="false">
        <table:table-column table:style-name="co13" table:number-columns-repeated="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3" table:default-cell-style-name="ce172"/>
        <table:table-column table:style-name="co1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3" table:number-columns-repeated="2" table:default-cell-style-name="ce1"/>
        <table:table-column table:style-name="co13" table:number-columns-repeated="3" table:default-cell-style-name="Default"/>
        <table:table-row table:style-name="ro5">
          <table:table-cell table:style-name="ce158" office:value-type="string">
            <text:p>Vynechaný příznak</text:p>
          </table:table-cell>
          <table:table-cell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80"/>
          <table:table-cell table:style-name="ce56" office:value-type="string">
            <text:p>Počet příznaků</text:p>
          </table:table-cell>
          <table:table-cell table:style-name="ce56" office:value-type="string">
            <text:p>testovací ča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-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3781">
            <text:p>37.81%</text:p>
          </table:table-cell>
          <table:table-cell table:number-columns-repeated="3"/>
          <table:table-cell office:value-type="float" office:value="2002356">
            <text:p>2002356</text:p>
          </table:table-cell>
          <table:table-cell office:value-type="string">
            <text:p>385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U00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97h 42m</text:p>
          </table:table-cell>
          <table:table-cell table:style-name="ce101" office:value-type="float" office:value="68334112">
            <text:p>68 334 112B</text:p>
          </table:table-cell>
          <table:table-cell table:style-name="ce22" office:value-type="percentage" office:value="0.9206">
            <text:p>92.06%</text:p>
          </table:table-cell>
          <table:table-cell table:style-name="ce17" office:value-type="percentage" office:value="0.3718">
            <text:p>37.18%</text:p>
          </table:table-cell>
          <table:table-cell table:number-columns-repeated="3"/>
          <table:table-cell office:value-type="float" office:value="1795523">
            <text:p>1795523</text:p>
          </table:table-cell>
          <table:table-cell office:value-type="string">
            <text:p>616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U0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4h 11m</text:p>
          </table:table-cell>
          <table:table-cell table:style-name="ce101" office:value-type="float" office:value="68711220">
            <text:p>68 711 220B</text:p>
          </table:table-cell>
          <table:table-cell table:style-name="ce22" office:value-type="percentage" office:value="0.9006">
            <text:p>90.06%</text:p>
          </table:table-cell>
          <table:table-cell table:style-name="ce17" office:value-type="percentage" office:value="0.2314">
            <text:p>23.14%</text:p>
          </table:table-cell>
          <table:table-cell table:number-columns-repeated="3"/>
          <table:table-cell office:value-type="float" office:value="1820650">
            <text:p>1820650</text:p>
          </table:table-cell>
          <table:table-cell office:value-type="string">
            <text:p>619s</text:p>
          </table:table-cell>
          <table:table-cell table:number-columns-repeated="3"/>
        </table:table-row>
        <table:table-row table:style-name="ro1">
          <table:table-cell table:style-name="ce160" office:value-type="string">
            <text:p>U02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111h 48m</text:p>
          </table:table-cell>
          <table:table-cell table:style-name="ce101" office:value-type="float" office:value="70778636">
            <text:p>70 778 636B</text:p>
          </table:table-cell>
          <table:table-cell table:style-name="ce22" office:value-type="percentage" office:value="0.9281">
            <text:p>92.81%</text:p>
          </table:table-cell>
          <table:table-cell table:style-name="ce17" office:value-type="percentage" office:value="0.4313">
            <text:p>43.13%</text:p>
          </table:table-cell>
          <table:table-cell table:number-columns-repeated="3"/>
          <table:table-cell office:value-type="float" office:value="1908841">
            <text:p>1908841</text:p>
          </table:table-cell>
          <table:table-cell office:value-type="string">
            <text:p>608s</text:p>
          </table:table-cell>
          <table:table-cell table:number-columns-repeated="3"/>
        </table:table-row>
        <table:table-row table:style-name="ro1">
          <table:table-cell table:style-name="ce160" office:value-type="string">
            <text:p>U03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110h 56m</text:p>
          </table:table-cell>
          <table:table-cell table:style-name="ce101" office:value-type="float" office:value="69117464">
            <text:p>69 117 464B</text:p>
          </table:table-cell>
          <table:table-cell table:style-name="ce22" office:value-type="percentage" office:value="0.9321">
            <text:p>93.21%</text:p>
          </table:table-cell>
          <table:table-cell table:style-name="ce17" office:value-type="percentage" office:value="0.4561">
            <text:p>45.61%</text:p>
          </table:table-cell>
          <table:table-cell table:number-columns-repeated="3"/>
          <table:table-cell office:value-type="float" office:value="1827303">
            <text:p>1827303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60" office:value-type="string">
            <text:p>U04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74h 25m</text:p>
          </table:table-cell>
          <table:table-cell table:style-name="ce101" office:value-type="float" office:value="69117464">
            <text:p>69 117 464B</text:p>
          </table:table-cell>
          <table:table-cell table:style-name="ce17" office:value-type="percentage" office:value="0.9334">
            <text:p>93.34%</text:p>
          </table:table-cell>
          <table:table-cell table:style-name="ce17" office:value-type="percentage" office:value="0.4675">
            <text:p>46.75%</text:p>
          </table:table-cell>
          <table:table-cell table:number-columns-repeated="3"/>
          <table:table-cell office:value-type="float" office:value="1827303">
            <text:p>1827303</text:p>
          </table:table-cell>
          <table:table-cell office:value-type="string">
            <text:p>668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U10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4h 2m</text:p>
          </table:table-cell>
          <table:table-cell table:style-name="ce101" office:value-type="float" office:value="75978768">
            <text:p>75 978 768B</text:p>
          </table:table-cell>
          <table:table-cell table:style-name="ce22" office:value-type="percentage" office:value="0.9225">
            <text:p>92.25%</text:p>
          </table:table-cell>
          <table:table-cell table:style-name="ce17" office:value-type="percentage" office:value="0.3821">
            <text:p>38.21%</text:p>
          </table:table-cell>
          <table:table-cell table:number-columns-repeated="3"/>
          <table:table-cell office:value-type="float" office:value="1973324">
            <text:p>1973324</text:p>
          </table:table-cell>
          <table:table-cell office:value-type="string">
            <text:p>615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U11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8h 34m</text:p>
          </table:table-cell>
          <table:table-cell table:style-name="ce101" office:value-type="float" office:value="76188624">
            <text:p>76 188 624B</text:p>
          </table:table-cell>
          <table:table-cell table:style-name="ce17" office:value-type="percentage" office:value="0.9188">
            <text:p>91.88%</text:p>
          </table:table-cell>
          <table:table-cell table:style-name="ce17" office:value-type="percentage" office:value="0.3602">
            <text:p>36.02%</text:p>
          </table:table-cell>
          <table:table-cell table:number-columns-repeated="3"/>
          <table:table-cell office:value-type="float" office:value="1982074">
            <text:p>1982074</text:p>
          </table:table-cell>
          <table:table-cell office:value-type="string">
            <text:p>618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U12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109h 0m</text:p>
          </table:table-cell>
          <table:table-cell table:style-name="ce101" office:value-type="float" office:value="76622728">
            <text:p>76 622 728B</text:p>
          </table:table-cell>
          <table:table-cell table:style-name="ce17" office:value-type="percentage" office:value="0.8841">
            <text:p>88.41%</text:p>
          </table:table-cell>
          <table:table-cell table:style-name="ce17" office:value-type="percentage" office:value="0.2138">
            <text:p>21.38%</text:p>
          </table:table-cell>
          <table:table-cell table:number-columns-repeated="3"/>
          <table:table-cell office:value-type="float" office:value="2000160">
            <text:p>2000160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U1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7h 7m</text:p>
          </table:table-cell>
          <table:table-cell table:style-name="ce101" office:value-type="float" office:value="76200816">
            <text:p>76 200 816B</text:p>
          </table:table-cell>
          <table:table-cell table:style-name="ce22" office:value-type="percentage" office:value="0.9354">
            <text:p>93.54%</text:p>
          </table:table-cell>
          <table:table-cell table:style-name="ce17" office:value-type="percentage" office:value="0.4815">
            <text:p>48.15%</text:p>
          </table:table-cell>
          <table:table-cell table:number-columns-repeated="3"/>
          <table:table-cell office:value-type="float" office:value="1982580">
            <text:p>1982580</text:p>
          </table:table-cell>
          <table:table-cell office:value-type="string">
            <text:p>1267s</text:p>
          </table:table-cell>
          <table:table-cell table:number-columns-repeated="3"/>
        </table:table-row>
        <table:table-row table:style-name="ro1">
          <table:table-cell table:style-name="ce159" office:value-type="string">
            <text:p>U14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32h 24m</text:p>
          </table:table-cell>
          <table:table-cell table:style-name="ce101" office:value-type="float" office:value="75993648">
            <text:p>75 993 648B</text:p>
          </table:table-cell>
          <table:table-cell table:style-name="ce17" office:value-type="percentage" office:value="0.9283">
            <text:p>92.83%</text:p>
          </table:table-cell>
          <table:table-cell table:style-name="ce17" office:value-type="percentage" office:value="0.4247">
            <text:p>42.47%</text:p>
          </table:table-cell>
          <table:table-cell table:number-columns-repeated="3"/>
          <table:table-cell office:value-type="float" office:value="1973946">
            <text:p>1973946</text:p>
          </table:table-cell>
          <table:table-cell office:value-type="string">
            <text:p>988s</text:p>
          </table:table-cell>
          <table:table-cell table:number-columns-repeated="3"/>
        </table:table-row>
        <table:table-row table:style-name="ro1">
          <table:table-cell table:style-name="ce161" office:value-type="string">
            <text:p>U20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88h 28m</text:p>
          </table:table-cell>
          <table:table-cell table:style-name="ce101" office:value-type="float" office:value="70713648">
            <text:p>70 713 648B</text:p>
          </table:table-cell>
          <table:table-cell table:style-name="ce17" office:value-type="percentage" office:value="0.9265">
            <text:p>92.65%</text:p>
          </table:table-cell>
          <table:table-cell table:style-name="ce17" office:value-type="percentage" office:value="0.411">
            <text:p>41.10%</text:p>
          </table:table-cell>
          <table:table-cell table:number-columns-repeated="3"/>
          <table:table-cell office:value-type="float" office:value="1836466">
            <text:p>1836466</text:p>
          </table:table-cell>
          <table:table-cell office:value-type="string">
            <text:p>609s</text:p>
          </table:table-cell>
          <table:table-cell table:number-columns-repeated="3"/>
        </table:table-row>
        <table:table-row table:style-name="ro1">
          <table:table-cell table:style-name="ce161" office:value-type="string">
            <text:p>U2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103h 12m</text:p>
          </table:table-cell>
          <table:table-cell table:style-name="ce101" office:value-type="float" office:value="71135652">
            <text:p>71 135 652B</text:p>
          </table:table-cell>
          <table:table-cell table:style-name="ce22" office:value-type="percentage" office:value="0.9264">
            <text:p>92.64%</text:p>
          </table:table-cell>
          <table:table-cell table:style-name="ce17" office:value-type="percentage" office:value="0.4196">
            <text:p>41.96%</text:p>
          </table:table-cell>
          <table:table-cell table:number-columns-repeated="3"/>
          <table:table-cell office:value-type="float" office:value="1859057">
            <text:p>1859057</text:p>
          </table:table-cell>
          <table:table-cell office:value-type="string">
            <text:p>616s</text:p>
          </table:table-cell>
          <table:table-cell table:number-columns-repeated="3"/>
        </table:table-row>
        <table:table-row table:style-name="ro1">
          <table:table-cell table:style-name="ce161" office:value-type="string">
            <text:p>U2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145h 2m</text:p>
          </table:table-cell>
          <table:table-cell table:style-name="ce101" office:value-type="float" office:value="72557072">
            <text:p>72 557 072B</text:p>
          </table:table-cell>
          <table:table-cell table:style-name="ce17" office:value-type="percentage" office:value="0.9252">
            <text:p>92.52%</text:p>
          </table:table-cell>
          <table:table-cell table:style-name="ce17" office:value-type="percentage" office:value="0.4071">
            <text:p>40.71%</text:p>
          </table:table-cell>
          <table:table-cell table:number-columns-repeated="3"/>
          <table:table-cell office:value-type="float" office:value="1919326">
            <text:p>1919326</text:p>
          </table:table-cell>
          <table:table-cell office:value-type="string">
            <text:p>1393s</text:p>
          </table:table-cell>
          <table:table-cell table:number-columns-repeated="3"/>
        </table:table-row>
        <table:table-row table:style-name="ro1">
          <table:table-cell table:style-name="ce161" office:value-type="string">
            <text:p>U23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h 0m</text:p>
          </table:table-cell>
          <table:table-cell table:style-name="ce101" office:value-type="float" office:value="70987512">
            <text:p>70 987 512B</text:p>
          </table:table-cell>
          <table:table-cell table:style-name="ce22" office:value-type="percentage" office:value="0.9319">
            <text:p>93.19%</text:p>
          </table:table-cell>
          <table:table-cell table:style-name="ce17" office:value-type="percentage" office:value="0.4522">
            <text:p>45.22%</text:p>
          </table:table-cell>
          <table:table-cell table:number-columns-repeated="3"/>
          <table:table-cell office:value-type="float" office:value="1851001">
            <text:p>1851001</text:p>
          </table:table-cell>
          <table:table-cell office:value-type="string">
            <text:p>380s</text:p>
          </table:table-cell>
          <table:table-cell table:number-columns-repeated="3"/>
        </table:table-row>
        <table:table-row table:style-name="ro1">
          <table:table-cell table:style-name="ce161" office:value-type="string">
            <text:p>U24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0h 0m</text:p>
          </table:table-cell>
          <table:table-cell table:style-name="ce101" office:value-type="float" office:value="70507312">
            <text:p>70 507 312B</text:p>
          </table:table-cell>
          <table:table-cell table:style-name="ce22" office:value-type="percentage" office:value="0.9267">
            <text:p>92.67%</text:p>
          </table:table-cell>
          <table:table-cell table:style-name="ce17" office:value-type="percentage" office:value="0.4078">
            <text:p>40.78%</text:p>
          </table:table-cell>
          <table:table-cell table:number-columns-repeated="3"/>
          <table:table-cell office:value-type="float" office:value="1828280">
            <text:p>1828280</text:p>
          </table:table-cell>
          <table:table-cell office:value-type="string">
            <text:p>406s</text:p>
          </table:table-cell>
          <table:table-cell table:number-columns-repeated="3"/>
        </table:table-row>
        <table:table-row table:style-name="ro1">
          <table:table-cell table:style-name="ce162" office:value-type="string">
            <text:p>U30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137h 37m</text:p>
          </table:table-cell>
          <table:table-cell table:style-name="ce101" office:value-type="float" office:value="75593472">
            <text:p>75 593 472B</text:p>
          </table:table-cell>
          <table:table-cell table:style-name="ce17" office:value-type="percentage" office:value="0.9274">
            <text:p>92.74%</text:p>
          </table:table-cell>
          <table:table-cell table:style-name="ce17" office:value-type="percentage" office:value="0.4184">
            <text:p>41.84%</text:p>
          </table:table-cell>
          <table:table-cell table:number-columns-repeated="3"/>
          <table:table-cell office:value-type="float" office:value="1958718">
            <text:p>1958718</text:p>
          </table:table-cell>
          <table:table-cell office:value-type="string">
            <text:p>1400s</text:p>
          </table:table-cell>
          <table:table-cell table:number-columns-repeated="3"/>
        </table:table-row>
        <table:table-row table:style-name="ro1">
          <table:table-cell table:style-name="ce162" office:value-type="string">
            <text:p>U31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84h 49m</text:p>
          </table:table-cell>
          <table:table-cell table:style-name="ce101" office:value-type="float" office:value="75850056">
            <text:p>75 850 056B</text:p>
          </table:table-cell>
          <table:table-cell table:style-name="ce17" office:value-type="percentage" office:value="0.928">
            <text:p>92.80%</text:p>
          </table:table-cell>
          <table:table-cell table:style-name="ce17" office:value-type="percentage" office:value="0.4209">
            <text:p>42.09%</text:p>
          </table:table-cell>
          <table:table-cell table:number-columns-repeated="3"/>
          <table:table-cell office:value-type="float" office:value="1969486">
            <text:p>1969486</text:p>
          </table:table-cell>
          <table:table-cell office:value-type="string">
            <text:p>605s</text:p>
          </table:table-cell>
          <table:table-cell table:number-columns-repeated="3"/>
        </table:table-row>
        <table:table-row table:style-name="ro1">
          <table:table-cell table:style-name="ce162" office:value-type="string">
            <text:p>U3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1h 9m</text:p>
          </table:table-cell>
          <table:table-cell table:style-name="ce101" office:value-type="float" office:value="76473724">
            <text:p>76 473 724B</text:p>
          </table:table-cell>
          <table:table-cell table:style-name="ce17" office:value-type="percentage" office:value="0.9165">
            <text:p>91.65%</text:p>
          </table:table-cell>
          <table:table-cell table:style-name="ce17" office:value-type="percentage" office:value="0.3223">
            <text:p>32.23%</text:p>
          </table:table-cell>
          <table:table-cell table:number-columns-repeated="3"/>
          <table:table-cell office:value-type="float" office:value="1995508">
            <text:p>1995508</text:p>
          </table:table-cell>
          <table:table-cell office:value-type="string">
            <text:p>382s</text:p>
          </table:table-cell>
          <table:table-cell table:number-columns-repeated="3"/>
        </table:table-row>
        <table:table-row table:style-name="ro1">
          <table:table-cell table:style-name="ce162" office:value-type="string">
            <text:p>U3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0h 53m</text:p>
          </table:table-cell>
          <table:table-cell table:style-name="ce101" office:value-type="float" office:value="75841520">
            <text:p>75 841 520B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406">
            <text:p>44.06%</text:p>
          </table:table-cell>
          <table:table-cell table:number-columns-repeated="3"/>
          <table:table-cell office:value-type="float" office:value="1969100">
            <text:p>1969100</text:p>
          </table:table-cell>
          <table:table-cell office:value-type="string">
            <text:p>541s</text:p>
          </table:table-cell>
          <table:table-cell table:number-columns-repeated="3"/>
        </table:table-row>
        <table:table-row table:style-name="ro1">
          <table:table-cell table:style-name="ce162" office:value-type="string">
            <text:p>U34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85h 21m</text:p>
          </table:table-cell>
          <table:table-cell table:style-name="ce101" office:value-type="float" office:value="75610748">
            <text:p>75 610 748B</text:p>
          </table:table-cell>
          <table:table-cell table:style-name="ce17" office:value-type="percentage" office:value="0.916">
            <text:p>91.60%</text:p>
          </table:table-cell>
          <table:table-cell table:style-name="ce17" office:value-type="percentage" office:value="0.3217">
            <text:p>32.17%</text:p>
          </table:table-cell>
          <table:table-cell table:number-columns-repeated="3"/>
          <table:table-cell office:value-type="float" office:value="1959411">
            <text:p>1959411</text:p>
          </table:table-cell>
          <table:table-cell office:value-type="string">
            <text:p>606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40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81h 29m</text:p>
          </table:table-cell>
          <table:table-cell table:style-name="ce101" office:value-type="float" office:value="76496988">
            <text:p>76 496 988B</text:p>
          </table:table-cell>
          <table:table-cell table:style-name="ce17" office:value-type="percentage" office:value="0.9207">
            <text:p>92.07%</text:p>
          </table:table-cell>
          <table:table-cell table:style-name="ce17" office:value-type="percentage" office:value="0.3679">
            <text:p>36.79%</text:p>
          </table:table-cell>
          <table:table-cell table:number-columns-repeated="3"/>
          <table:table-cell office:value-type="float" office:value="1994187">
            <text:p>1994187</text:p>
          </table:table-cell>
          <table:table-cell office:value-type="string">
            <text:p>618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4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94h 15m</text:p>
          </table:table-cell>
          <table:table-cell table:style-name="ce101" office:value-type="float" office:value="75831124">
            <text:p>75 831 124B</text:p>
          </table:table-cell>
          <table:table-cell table:style-name="ce17" office:value-type="percentage" office:value="0.924">
            <text:p>92.40%</text:p>
          </table:table-cell>
          <table:table-cell table:style-name="ce17" office:value-type="percentage" office:value="0.3932">
            <text:p>39.32%</text:p>
          </table:table-cell>
          <table:table-cell table:number-columns-repeated="3"/>
          <table:table-cell office:value-type="float" office:value="1969647">
            <text:p>1969647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4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69h 2m</text:p>
          </table:table-cell>
          <table:table-cell table:style-name="ce101" office:value-type="float" office:value="74748916">
            <text:p>74 748 916B</text:p>
          </table:table-cell>
          <table:table-cell table:style-name="ce17" office:value-type="percentage" office:value="0.9288">
            <text:p>92.88%</text:p>
          </table:table-cell>
          <table:table-cell table:style-name="ce17" office:value-type="percentage" office:value="0.4322">
            <text:p>43.22%</text:p>
          </table:table-cell>
          <table:table-cell table:number-columns-repeated="3"/>
          <table:table-cell office:value-type="float" office:value="1938959">
            <text:p>1938959</text:p>
          </table:table-cell>
          <table:table-cell office:value-type="string">
            <text:p>380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4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54h 52m</text:p>
          </table:table-cell>
          <table:table-cell table:style-name="ce101" office:value-type="float" office:value="75527288">
            <text:p>75 527 288B</text:p>
          </table:table-cell>
          <table:table-cell table:style-name="ce17" office:value-type="percentage" office:value="0.9238">
            <text:p>92.38%</text:p>
          </table:table-cell>
          <table:table-cell table:style-name="ce17" office:value-type="percentage" office:value="0.3952">
            <text:p>39.52%</text:p>
          </table:table-cell>
          <table:table-cell table:number-columns-repeated="3"/>
          <table:table-cell office:value-type="float" office:value="1956158">
            <text:p>1956158</text:p>
          </table:table-cell>
          <table:table-cell office:value-type="string">
            <text:p>1390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50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83h 48m</text:p>
          </table:table-cell>
          <table:table-cell table:style-name="ce101" office:value-type="float" office:value="76661128">
            <text:p>76 661 128B</text:p>
          </table:table-cell>
          <table:table-cell table:style-name="ce17" office:value-type="percentage" office:value="0.9043">
            <text:p>90.43%</text:p>
          </table:table-cell>
          <table:table-cell table:style-name="ce17" office:value-type="percentage" office:value="0.2511">
            <text:p>25.11%</text:p>
          </table:table-cell>
          <table:table-cell table:style-name="ce1"/>
          <table:table-cell table:number-columns-repeated="2"/>
          <table:table-cell office:value-type="float" office:value="2000853">
            <text:p>2000853</text:p>
          </table:table-cell>
          <table:table-cell office:value-type="string">
            <text:p>1651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5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7h 36m</text:p>
          </table:table-cell>
          <table:table-cell table:style-name="ce101" office:value-type="float" office:value="76243740">
            <text:p>76 243 740B</text:p>
          </table:table-cell>
          <table:table-cell table:style-name="ce17" office:value-type="percentage" office:value="0.9226">
            <text:p>92.26%</text:p>
          </table:table-cell>
          <table:table-cell table:style-name="ce17" office:value-type="percentage" office:value="0.3877">
            <text:p>38.77%</text:p>
          </table:table-cell>
          <table:table-cell table:number-columns-repeated="3"/>
          <table:table-cell office:value-type="float" office:value="1983793">
            <text:p>1983793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52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82h 28m</text:p>
          </table:table-cell>
          <table:table-cell table:style-name="ce101" office:value-type="float" office:value="76611296">
            <text:p>76 611 296B</text:p>
          </table:table-cell>
          <table:table-cell table:style-name="ce17" office:value-type="percentage" office:value="0.9306">
            <text:p>93.06%</text:p>
          </table:table-cell>
          <table:table-cell table:style-name="ce17" office:value-type="percentage" office:value="0.4439">
            <text:p>44.39%</text:p>
          </table:table-cell>
          <table:table-cell table:number-columns-repeated="3"/>
          <table:table-cell office:value-type="float" office:value="1998814">
            <text:p>1998814</text:p>
          </table:table-cell>
          <table:table-cell office:value-type="string">
            <text:p>604s</text:p>
          </table:table-cell>
          <table:table-cell table:number-columns-repeated="3"/>
        </table:table-row>
        <table:table-row table:style-name="ro1">
          <table:table-cell table:style-name="ce163" office:value-type="string">
            <text:p>U5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71h 54m</text:p>
          </table:table-cell>
          <table:table-cell table:style-name="ce101" office:value-type="float" office:value="76452768">
            <text:p>76 452 768B</text:p>
          </table:table-cell>
          <table:table-cell table:style-name="ce17" office:value-type="percentage" office:value="0.9004">
            <text:p>90.04%</text:p>
          </table:table-cell>
          <table:table-cell table:style-name="ce17" office:value-type="percentage" office:value="0.2493">
            <text:p>24.93%</text:p>
          </table:table-cell>
          <table:table-cell table:number-columns-repeated="3"/>
          <table:table-cell office:value-type="float" office:value="1992254">
            <text:p>1992254</text:p>
          </table:table-cell>
          <table:table-cell office:value-type="string">
            <text:p>411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3">
          <table:table-cell table:number-columns-repeated="2"/>
          <table:table-cell table:style-name="ce90" office:value-type="string">
            <text:p>Příznak</text:p>
          </table:table-cell>
          <table:table-cell table:style-name="ce99" office:value-type="string">
            <text:p>počet rysů</text:p>
          </table:table-cell>
          <table:table-cell table:style-name="ce56" office:value-type="string">
            <text:p>Změna velikosti modelu</text:p>
          </table:table-cell>
          <table:table-cell table:style-name="ce56" office:value-type="string">
            <text:p>Změna úspěšnosti</text:p>
          </table:table-cell>
          <table:table-cell/>
          <table:table-cell office:value-type="string">
            <text:p>důležité rysy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64" office:value-type="string">
            <text:p>U00</text:p>
          </table:table-cell>
          <table:table-cell table:style-name="ce164" office:value-type="string">
            <text:p>Slovní tvar [-2]</text:p>
          </table:table-cell>
          <table:table-cell table:style-name="ce170" table:formula="of:=[.$J$2]-[.J3]" office:value-type="float" office:value="206833">
            <text:p><text:s/>206 833</text:p>
          </table:table-cell>
          <table:table-cell table:formula="of:=[.D3] - [.$D$2]" office:value-type="float" office:value="-8363256">
            <text:p>-8 363 256B</text:p>
          </table:table-cell>
          <table:table-cell table:style-name="ce173" table:formula="of:=[.E3] - [.$E$2]" office:value-type="percentage" office:value="-0.00109999999999999">
            <text:p>-0.11%</text:p>
          </table:table-cell>
          <table:table-cell table:style-name="ce74"/>
          <table:table-cell table:style-name="ce164" office:value-type="string">
            <text:p>U12</text:p>
          </table:table-cell>
          <table:table-cell table:style-name="ce164" office:value-type="string">
            <text:p>Společná značka [0]</text:p>
          </table:table-cell>
          <table:table-cell table:style-name="ce170" office:value-type="float" office:value="2196">
            <text:p><text:s/>2 196</text:p>
          </table:table-cell>
          <table:table-cell table:style-name="ce172" office:value-type="float" office:value="-74640">
            <text:p>- 74 640B</text:p>
          </table:table-cell>
          <table:table-cell table:style-name="ce17" office:value-type="percentage" office:value="-0.0376">
            <text:p>-3.76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01</text:p>
          </table:table-cell>
          <table:table-cell table:style-name="ce164" office:value-type="string">
            <text:p>Slovní tvar [-1]</text:p>
          </table:table-cell>
          <table:table-cell table:style-name="ce170" table:formula="of:=[.$J$2]-[.J4]" office:value-type="float" office:value="181706">
            <text:p><text:s/>181 706</text:p>
          </table:table-cell>
          <table:table-cell table:formula="of:=[.D4] - [.$D$2]" office:value-type="float" office:value="-7986148">
            <text:p>-7 986 148B</text:p>
          </table:table-cell>
          <table:table-cell table:style-name="ce173" table:formula="of:=[.E4] - [.$E$2]" office:value-type="percentage" office:value="-0.0211">
            <text:p>-2.11%</text:p>
          </table:table-cell>
          <table:table-cell table:style-name="ce74"/>
          <table:table-cell table:style-name="ce165" office:value-type="string">
            <text:p>U53</text:p>
          </table:table-cell>
          <table:table-cell table:style-name="ce74" office:value-type="string">
            <text:p>Značka nejbl. slovesa</text:p>
          </table:table-cell>
          <table:table-cell table:style-name="ce170" office:value-type="float" office:value="10102">
            <text:p><text:s/>10 102</text:p>
          </table:table-cell>
          <table:table-cell table:style-name="ce172" office:value-type="float" office:value="-244600">
            <text:p>- 244 600B</text:p>
          </table:table-cell>
          <table:table-cell table:style-name="ce17" office:value-type="percentage" office:value="-0.0212999999999999">
            <text:p>-2.13%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>
            <text:p>U02</text:p>
          </table:table-cell>
          <table:table-cell table:style-name="ce164" office:value-type="string">
            <text:p>Slovní tvar [0]</text:p>
          </table:table-cell>
          <table:table-cell table:style-name="ce170" table:formula="of:=[.$J$2]-[.J5]" office:value-type="float" office:value="93515">
            <text:p><text:s/>93 515</text:p>
          </table:table-cell>
          <table:table-cell table:formula="of:=[.D5] - [.$D$2]" office:value-type="float" office:value="-5918732">
            <text:p>-5 918 732B</text:p>
          </table:table-cell>
          <table:table-cell table:style-name="ce173" table:formula="of:=[.E5] - [.$E$2]" office:value-type="percentage" office:value="0.00639999999999996">
            <text:p>0.64%</text:p>
          </table:table-cell>
          <table:table-cell table:style-name="ce74"/>
          <table:table-cell table:style-name="ce164" office:value-type="string">
            <text:p>U01</text:p>
          </table:table-cell>
          <table:table-cell table:style-name="ce164" office:value-type="string">
            <text:p>Slovní tvar [-1]</text:p>
          </table:table-cell>
          <table:table-cell table:style-name="ce170" office:value-type="float" office:value="181706">
            <text:p><text:s/>181 706</text:p>
          </table:table-cell>
          <table:table-cell table:style-name="ce172" office:value-type="float" office:value="-7986148">
            <text:p>-7 986 148B</text:p>
          </table:table-cell>
          <table:table-cell table:style-name="ce17" office:value-type="percentage" office:value="-0.0210999999999999">
            <text:p>-2.11%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>
            <text:p>U03</text:p>
          </table:table-cell>
          <table:table-cell table:style-name="ce164" office:value-type="string">
            <text:p>Slovní tvar [+1]</text:p>
          </table:table-cell>
          <table:table-cell table:style-name="ce170" table:formula="of:=[.$J$2]-[.J6]" office:value-type="float" office:value="175053">
            <text:p><text:s/>175 053</text:p>
          </table:table-cell>
          <table:table-cell table:formula="of:=[.D6] - [.$D$2]" office:value-type="float" office:value="-7579904">
            <text:p>-7 579 904B</text:p>
          </table:table-cell>
          <table:table-cell table:style-name="ce173" table:formula="of:=[.E6] - [.$E$2]" office:value-type="percentage" office:value="0.0104">
            <text:p>1.04%</text:p>
          </table:table-cell>
          <table:table-cell table:style-name="ce74"/>
          <table:table-cell table:style-name="ce167" office:value-type="string">
            <text:p>U50</text:p>
          </table:table-cell>
          <table:table-cell table:style-name="ce166" office:value-type="string">
            <text:p>Velikost písmen</text:p>
          </table:table-cell>
          <table:table-cell table:style-name="ce170" office:value-type="float" office:value="1503">
            <text:p><text:s/>1 503</text:p>
          </table:table-cell>
          <table:table-cell table:style-name="ce101" office:value-type="float" office:value="-36240">
            <text:p>- 36 240B</text:p>
          </table:table-cell>
          <table:table-cell table:style-name="ce17" office:value-type="percentage" office:value="-0.0174">
            <text:p>-1.74%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>
            <text:p>U04</text:p>
          </table:table-cell>
          <table:table-cell table:style-name="ce164" office:value-type="string">
            <text:p>Slovní tvar [+2]</text:p>
          </table:table-cell>
          <table:table-cell table:style-name="ce170" office:value-type="float" office:value="204827">
            <text:p><text:s/>204 827</text:p>
          </table:table-cell>
          <table:table-cell table:formula="of:=[.D7] - [.$D$2]" office:value-type="float" office:value="-7579904">
            <text:p>-7 579 904B</text:p>
          </table:table-cell>
          <table:table-cell table:style-name="ce173" table:formula="of:=[.E7] - [.$E$2]" office:value-type="percentage" office:value="0.0116999999999999">
            <text:p>1.17%</text:p>
          </table:table-cell>
          <table:table-cell table:style-name="ce74"/>
          <table:table-cell table:style-name="ce164" office:value-type="string">
            <text:p>U34</text:p>
          </table:table-cell>
          <table:table-cell table:style-name="ce164" office:value-type="string">
            <text:p>Přípona slova [+2]</text:p>
          </table:table-cell>
          <table:table-cell table:style-name="ce170" office:value-type="float" office:value="42945">
            <text:p><text:s/>42 945</text:p>
          </table:table-cell>
          <table:table-cell table:style-name="ce172" office:value-type="float" office:value="-1086620">
            <text:p>-1 086 620B</text:p>
          </table:table-cell>
          <table:table-cell table:style-name="ce17" office:value-type="percentage" office:value="-0.00569999999999993">
            <text:p>-0.57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10</text:p>
          </table:table-cell>
          <table:table-cell table:style-name="ce164" office:value-type="string">
            <text:p>Společná značka [-2]</text:p>
          </table:table-cell>
          <table:table-cell table:style-name="ce170" table:formula="of:=[.$J$2]-[.J8]" office:value-type="float" office:value="29032">
            <text:p><text:s/>29 032</text:p>
          </table:table-cell>
          <table:table-cell table:formula="of:=[.D8] - [.$D$2]" office:value-type="float" office:value="-718600">
            <text:p>- 718 600B</text:p>
          </table:table-cell>
          <table:table-cell table:style-name="ce173" table:formula="of:=[.E8] - [.$E$2]" office:value-type="percentage" office:value="0.000800000000000023">
            <text:p>0.08%</text:p>
          </table:table-cell>
          <table:table-cell table:style-name="ce74"/>
          <table:table-cell table:style-name="ce164" office:value-type="string">
            <text:p>U32</text:p>
          </table:table-cell>
          <table:table-cell table:style-name="ce164" office:value-type="string">
            <text:p>Přípona slova [0]</text:p>
          </table:table-cell>
          <table:table-cell table:style-name="ce170" office:value-type="float" office:value="6848">
            <text:p><text:s/>6 848</text:p>
          </table:table-cell>
          <table:table-cell table:style-name="ce172" office:value-type="float" office:value="-223644">
            <text:p>- 223 644B</text:p>
          </table:table-cell>
          <table:table-cell table:style-name="ce17" office:value-type="percentage" office:value="-0.00519999999999987">
            <text:p>-0.52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11</text:p>
          </table:table-cell>
          <table:table-cell table:style-name="ce164" office:value-type="string">
            <text:p>Společná značka [-1]</text:p>
          </table:table-cell>
          <table:table-cell table:style-name="ce170" table:formula="of:=[.$J$2]-[.J9]" office:value-type="float" office:value="20282">
            <text:p><text:s/>20 282</text:p>
          </table:table-cell>
          <table:table-cell table:formula="of:=[.D9] - [.$D$2]" office:value-type="float" office:value="-508744">
            <text:p>- 508 744B</text:p>
          </table:table-cell>
          <table:table-cell table:style-name="ce173" table:formula="of:=[.E9] - [.$E$2]" office:value-type="percentage" office:value="-0.00290000000000001">
            <text:p>-0.29%</text:p>
          </table:table-cell>
          <table:table-cell table:style-name="ce74"/>
          <table:table-cell table:style-name="ce164" office:value-type="string">
            <text:p>U11</text:p>
          </table:table-cell>
          <table:table-cell table:style-name="ce164" office:value-type="string">
            <text:p>Společná značka [-1]</text:p>
          </table:table-cell>
          <table:table-cell table:style-name="ce170" office:value-type="float" office:value="20282">
            <text:p><text:s/>20 282</text:p>
          </table:table-cell>
          <table:table-cell table:style-name="ce172" office:value-type="float" office:value="-508744">
            <text:p>- 508 744B</text:p>
          </table:table-cell>
          <table:table-cell table:style-name="ce17" office:value-type="percentage" office:value="-0.0028999999999999">
            <text:p>-0.29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12</text:p>
          </table:table-cell>
          <table:table-cell table:style-name="ce164" office:value-type="string">
            <text:p>Společná značka [0]</text:p>
          </table:table-cell>
          <table:table-cell table:style-name="ce170" table:formula="of:=[.$J$2]-[.J10]" office:value-type="float" office:value="2196">
            <text:p><text:s/>2 196</text:p>
          </table:table-cell>
          <table:table-cell table:formula="of:=[.D10] - [.$D$2]" office:value-type="float" office:value="-74640">
            <text:p>- 74 640B</text:p>
          </table:table-cell>
          <table:table-cell table:style-name="ce173" table:formula="of:=[.E10] - [.$E$2]" office:value-type="percentage" office:value="-0.0376000000000001">
            <text:p>-3.76%</text:p>
          </table:table-cell>
          <table:table-cell table:style-name="ce74"/>
          <table:table-cell table:style-name="ce164" office:value-type="string">
            <text:p>U00</text:p>
          </table:table-cell>
          <table:table-cell table:style-name="ce164" office:value-type="string">
            <text:p>Slovní tvar [-2]</text:p>
          </table:table-cell>
          <table:table-cell table:style-name="ce170" office:value-type="float" office:value="206833">
            <text:p><text:s/>206 833</text:p>
          </table:table-cell>
          <table:table-cell table:style-name="ce172" office:value-type="float" office:value="-8363256">
            <text:p>-8 363 256B</text:p>
          </table:table-cell>
          <table:table-cell table:style-name="ce17" office:value-type="percentage" office:value="-0.00109999999999988">
            <text:p>-0.11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13</text:p>
          </table:table-cell>
          <table:table-cell table:style-name="ce164" office:value-type="string">
            <text:p>Společná značka [+1]</text:p>
          </table:table-cell>
          <table:table-cell table:style-name="ce170" table:formula="of:=[.$J$2]-[.J11]" office:value-type="float" office:value="19776">
            <text:p><text:s/>19 776</text:p>
          </table:table-cell>
          <table:table-cell table:formula="of:=[.D11] - [.$D$2]" office:value-type="float" office:value="-496552">
            <text:p>- 496 552B</text:p>
          </table:table-cell>
          <table:table-cell table:style-name="ce173" table:formula="of:=[.E11] - [.$E$2]" office:value-type="percentage" office:value="0.0136999999999999">
            <text:p>1.37%</text:p>
          </table:table-cell>
          <table:table-cell table:style-name="ce74"/>
          <table:table-cell table:style-name="ce165" office:value-type="string">
            <text:p>U40</text:p>
          </table:table-cell>
          <table:table-cell table:style-name="ce164" office:value-type="string">
            <text:p>První písmeno</text:p>
          </table:table-cell>
          <table:table-cell table:style-name="ce170" office:value-type="float" office:value="8169">
            <text:p><text:s/>8 169</text:p>
          </table:table-cell>
          <table:table-cell table:style-name="ce172" office:value-type="float" office:value="-200380">
            <text:p>- 200 380B</text:p>
          </table:table-cell>
          <table:table-cell table:style-name="ce17" office:value-type="percentage" office:value="-0.00099999999999989">
            <text:p>-0.10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14</text:p>
          </table:table-cell>
          <table:table-cell table:style-name="ce164" office:value-type="string">
            <text:p>Společná značka [+2]</text:p>
          </table:table-cell>
          <table:table-cell table:style-name="ce170" table:formula="of:=[.$J$2]-[.J12]" office:value-type="float" office:value="28410">
            <text:p><text:s/>28 410</text:p>
          </table:table-cell>
          <table:table-cell table:formula="of:=[.D12] - [.$D$2]" office:value-type="float" office:value="-703720">
            <text:p>- 703 720B</text:p>
          </table:table-cell>
          <table:table-cell table:style-name="ce173" table:formula="of:=[.E12] - [.$E$2]" office:value-type="percentage" office:value="0.00659999999999994">
            <text:p>0.66%</text:p>
          </table:table-cell>
          <table:table-cell table:style-name="ce74"/>
          <table:table-cell/>
          <table:table-cell office:value-type="string">
            <text:p>Celkem</text:p>
          </table:table-cell>
          <table:table-cell table:style-name="ce170" table:formula="of:=SUM([.J33:.J40])" office:value-type="float" office:value="472415">
            <text:p><text:s/>472 415</text:p>
          </table:table-cell>
          <table:table-cell table:style-name="ce172" table:formula="of:=SUM([.K33:.K40])" office:value-type="float" office:value="-18523892">
            <text:p>-18 523 892B</text:p>
          </table:table-cell>
          <table:table-cell table:formula="of:=SUM([.L33:.L40])" office:value-type="percentage" office:value="-0.112299999999999">
            <text:p>-11.23%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string">
            <text:p>U20</text:p>
          </table:table-cell>
          <table:table-cell table:style-name="ce164" office:value-type="string">
            <text:p>Možná lemmata [-2]</text:p>
          </table:table-cell>
          <table:table-cell table:style-name="ce170" table:formula="of:=[.$J$2]-[.J13]" office:value-type="float" office:value="165890">
            <text:p><text:s/>165 890</text:p>
          </table:table-cell>
          <table:table-cell table:formula="of:=[.D13] - [.$D$2]" office:value-type="float" office:value="-5983720">
            <text:p>-5 983 720B</text:p>
          </table:table-cell>
          <table:table-cell table:style-name="ce173" table:formula="of:=[.E13] - [.$E$2]" office:value-type="percentage" office:value="0.00479999999999992">
            <text:p>0.48%</text:p>
          </table:table-cell>
          <table:table-cell table:style-name="ce74"/>
          <table:table-cell/>
          <table:table-cell office:value-type="string">
            <text:p>Teoretický výsledek</text:p>
          </table:table-cell>
          <table:table-cell table:style-name="ce170" table:formula="of:=[.J42]" office:value-type="float" office:value="472415">
            <text:p><text:s/>472 415</text:p>
          </table:table-cell>
          <table:table-cell table:style-name="ce172" table:formula="of:=-[.K42]" office:value-type="float" office:value="18523892">
            <text:p>18 523 892B</text:p>
          </table:table-cell>
          <table:table-cell table:style-name="ce109" table:formula="of:=-[.L42]" office:value-type="percentage" office:value="0.112299999999999">
            <text:p>11.23%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string">
            <text:p>U21</text:p>
          </table:table-cell>
          <table:table-cell table:style-name="ce164" office:value-type="string">
            <text:p>Možná lemmata [-1]</text:p>
          </table:table-cell>
          <table:table-cell table:style-name="ce170" table:formula="of:=[.$J$2]-[.J14]" office:value-type="float" office:value="143299">
            <text:p><text:s/>143 299</text:p>
          </table:table-cell>
          <table:table-cell table:formula="of:=[.D14] - [.$D$2]" office:value-type="float" office:value="-5561716">
            <text:p>-5 561 716B</text:p>
          </table:table-cell>
          <table:table-cell table:style-name="ce173" table:formula="of:=[.E14] - [.$E$2]" office:value-type="percentage" office:value="0.00469999999999993">
            <text:p>0.47%</text:p>
          </table:table-cell>
          <table:table-cell table:style-name="ce74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65" office:value-type="string">
            <text:p>U22</text:p>
          </table:table-cell>
          <table:table-cell table:style-name="ce164" office:value-type="string">
            <text:p>Možná lemmata [0]</text:p>
          </table:table-cell>
          <table:table-cell table:style-name="ce170" table:formula="of:=[.$J$2]-[.J15]" office:value-type="float" office:value="83030">
            <text:p><text:s/>83 030</text:p>
          </table:table-cell>
          <table:table-cell table:formula="of:=[.D15] - [.$D$2]" office:value-type="float" office:value="-4140296">
            <text:p>-4 140 296B</text:p>
          </table:table-cell>
          <table:table-cell table:style-name="ce173" table:formula="of:=[.E15] - [.$E$2]" office:value-type="percentage" office:value="0.00349999999999995">
            <text:p>0.35%</text:p>
          </table:table-cell>
          <table:table-cell table:style-name="ce74"/>
          <table:table-cell table:style-name="ce74" office:value-type="string">
            <text:p>nedůležité rysy</text:p>
          </table:table-cell>
          <table:table-cell table:style-name="ce74" table:number-columns-repeated="3"/>
          <table:table-cell table:number-columns-repeated="3"/>
        </table:table-row>
        <table:table-row table:style-name="ro1">
          <table:table-cell/>
          <table:table-cell table:style-name="ce165" office:value-type="string">
            <text:p>U23</text:p>
          </table:table-cell>
          <table:table-cell table:style-name="ce164" office:value-type="string">
            <text:p>Možná lemmata [+1]</text:p>
          </table:table-cell>
          <table:table-cell table:style-name="ce170" table:formula="of:=[.$J$2]-[.J16]" office:value-type="float" office:value="151355">
            <text:p><text:s/>151 355</text:p>
          </table:table-cell>
          <table:table-cell table:formula="of:=[.D16] - [.$D$2]" office:value-type="float" office:value="-5709856">
            <text:p>-5 709 856B</text:p>
          </table:table-cell>
          <table:table-cell table:style-name="ce173" table:formula="of:=[.E16] - [.$E$2]" office:value-type="percentage" office:value="0.0102">
            <text:p>1.02%</text:p>
          </table:table-cell>
          <table:table-cell table:style-name="ce74"/>
          <table:table-cell table:style-name="ce164" office:value-type="string">
            <text:p>U13</text:p>
          </table:table-cell>
          <table:table-cell table:style-name="ce164" office:value-type="string">
            <text:p>Společná značka [+1]</text:p>
          </table:table-cell>
          <table:table-cell table:style-name="ce170" office:value-type="float" office:value="19776">
            <text:p><text:s/>19 776</text:p>
          </table:table-cell>
          <table:table-cell table:style-name="ce172" office:value-type="float" office:value="-496552">
            <text:p>- 496 552B</text:p>
          </table:table-cell>
          <table:table-cell table:style-name="ce17" office:value-type="percentage" office:value="0.0137">
            <text:p>1.37%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string">
            <text:p>U24</text:p>
          </table:table-cell>
          <table:table-cell table:style-name="ce164" office:value-type="string">
            <text:p>Možná lemmata [+2]</text:p>
          </table:table-cell>
          <table:table-cell table:style-name="ce170" table:formula="of:=[.$J$2]-[.J17]" office:value-type="float" office:value="174076">
            <text:p><text:s/>174 076</text:p>
          </table:table-cell>
          <table:table-cell table:formula="of:=[.D17] - [.$D$2]" office:value-type="float" office:value="-6190056">
            <text:p>-6 190 056B</text:p>
          </table:table-cell>
          <table:table-cell table:style-name="ce173" table:formula="of:=[.E17] - [.$E$2]" office:value-type="percentage" office:value="0.005">
            <text:p>0.50%</text:p>
          </table:table-cell>
          <table:table-cell table:style-name="ce74"/>
          <table:table-cell table:style-name="ce74" office:value-type="string">
            <text:p>U04</text:p>
          </table:table-cell>
          <table:table-cell table:style-name="ce164" office:value-type="string">
            <text:p>Slovní tvar [+2]</text:p>
          </table:table-cell>
          <table:table-cell table:style-name="ce170" office:value-type="float" office:value="175053">
            <text:p><text:s/>175 053</text:p>
          </table:table-cell>
          <table:table-cell table:style-name="ce172" office:value-type="float" office:value="-7579904">
            <text:p>-7 579 904B</text:p>
          </table:table-cell>
          <table:table-cell table:style-name="ce17" office:value-type="percentage" office:value="0.0117">
            <text:p>1.17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30</text:p>
          </table:table-cell>
          <table:table-cell table:style-name="ce164" office:value-type="string">
            <text:p>Přípona slova [-2]</text:p>
          </table:table-cell>
          <table:table-cell table:style-name="ce170" table:formula="of:=[.$J$2]-[.J18]" office:value-type="float" office:value="43638">
            <text:p><text:s/>43 638</text:p>
          </table:table-cell>
          <table:table-cell table:formula="of:=[.D18] - [.$D$2]" office:value-type="float" office:value="-1103896">
            <text:p>-1 103 896B</text:p>
          </table:table-cell>
          <table:table-cell table:style-name="ce173" table:formula="of:=[.E18] - [.$E$2]" office:value-type="percentage" office:value="0.00569999999999993">
            <text:p>0.57%</text:p>
          </table:table-cell>
          <table:table-cell table:style-name="ce74"/>
          <table:table-cell table:style-name="ce74" office:value-type="string">
            <text:p>U03</text:p>
          </table:table-cell>
          <table:table-cell table:style-name="ce164" office:value-type="string">
            <text:p>Slovní tvar [+1]</text:p>
          </table:table-cell>
          <table:table-cell table:style-name="ce170" office:value-type="float" office:value="175053">
            <text:p><text:s/>175 053</text:p>
          </table:table-cell>
          <table:table-cell table:style-name="ce172" office:value-type="float" office:value="-7579904">
            <text:p>-7 579 904B</text:p>
          </table:table-cell>
          <table:table-cell table:style-name="ce17" office:value-type="percentage" office:value="0.0104000000000001">
            <text:p>1.04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31</text:p>
          </table:table-cell>
          <table:table-cell table:style-name="ce164" office:value-type="string">
            <text:p>Přípona slova [-1]</text:p>
          </table:table-cell>
          <table:table-cell table:style-name="ce170" table:formula="of:=[.$J$2]-[.J19]" office:value-type="float" office:value="32870">
            <text:p><text:s/>32 870</text:p>
          </table:table-cell>
          <table:table-cell table:formula="of:=[.D19] - [.$D$2]" office:value-type="float" office:value="-847312">
            <text:p>- 847 312B</text:p>
          </table:table-cell>
          <table:table-cell table:style-name="ce173" table:formula="of:=[.E19] - [.$E$2]" office:value-type="percentage" office:value="0.00629999999999997">
            <text:p>0.63%</text:p>
          </table:table-cell>
          <table:table-cell table:style-name="ce74"/>
          <table:table-cell table:style-name="ce165" office:value-type="string">
            <text:p>U23</text:p>
          </table:table-cell>
          <table:table-cell table:style-name="ce164" office:value-type="string">
            <text:p>Možná lemmata [+1]</text:p>
          </table:table-cell>
          <table:table-cell table:style-name="ce170" office:value-type="float" office:value="151355">
            <text:p><text:s/>151 355</text:p>
          </table:table-cell>
          <table:table-cell table:style-name="ce172" office:value-type="float" office:value="-5709856">
            <text:p>-5 709 856B</text:p>
          </table:table-cell>
          <table:table-cell table:style-name="ce17" office:value-type="percentage" office:value="0.0102000000000001">
            <text:p>1.02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32</text:p>
          </table:table-cell>
          <table:table-cell table:style-name="ce164" office:value-type="string">
            <text:p>Přípona slova [0]</text:p>
          </table:table-cell>
          <table:table-cell table:style-name="ce170" table:formula="of:=[.$J$2]-[.J20]" office:value-type="float" office:value="6848">
            <text:p><text:s/>6 848</text:p>
          </table:table-cell>
          <table:table-cell table:formula="of:=[.D20] - [.$D$2]" office:value-type="float" office:value="-223644">
            <text:p>- 223 644B</text:p>
          </table:table-cell>
          <table:table-cell table:style-name="ce173" table:formula="of:=[.E20] - [.$E$2]" office:value-type="percentage" office:value="-0.00519999999999998">
            <text:p>-0.52%</text:p>
          </table:table-cell>
          <table:table-cell table:style-name="ce74"/>
          <table:table-cell table:style-name="ce167" office:value-type="string">
            <text:p>U52</text:p>
          </table:table-cell>
          <table:table-cell table:style-name="ce166" office:value-type="string">
            <text:p>Délka slova</text:p>
          </table:table-cell>
          <table:table-cell table:style-name="ce171" office:value-type="float" office:value="3542">
            <text:p><text:s/>3 542</text:p>
          </table:table-cell>
          <table:table-cell table:style-name="ce101" office:value-type="float" office:value="-86072">
            <text:p>- 86 072B</text:p>
          </table:table-cell>
          <table:table-cell table:style-name="ce17" office:value-type="percentage" office:value="0.00890000000000002">
            <text:p>0.89%</text:p>
          </table:table-cell>
          <table:table-cell table:number-columns-repeated="2"/>
        </table:table-row>
        <table:table-row table:style-name="ro1">
          <table:table-cell/>
          <table:table-cell table:style-name="ce164" office:value-type="string">
            <text:p>U33</text:p>
          </table:table-cell>
          <table:table-cell table:style-name="ce164" office:value-type="string">
            <text:p>Přípona slova [+1]</text:p>
          </table:table-cell>
          <table:table-cell table:style-name="ce170" table:formula="of:=[.$J$2]-[.J21]" office:value-type="float" office:value="33256">
            <text:p><text:s/>33 256</text:p>
          </table:table-cell>
          <table:table-cell table:formula="of:=[.D21] - [.$D$2]" office:value-type="float" office:value="-855848">
            <text:p>- 855 848B</text:p>
          </table:table-cell>
          <table:table-cell table:style-name="ce173" table:formula="of:=[.E21] - [.$E$2]" office:value-type="percentage" office:value="0.00859999999999994">
            <text:p>0.86%</text:p>
          </table:table-cell>
          <table:table-cell table:style-name="ce74"/>
          <table:table-cell table:style-name="ce166" office:value-type="string">
            <text:p>U33</text:p>
          </table:table-cell>
          <table:table-cell table:style-name="ce166" office:value-type="string">
            <text:p>Přípona slova [+1]</text:p>
          </table:table-cell>
          <table:table-cell table:style-name="ce171" office:value-type="float" office:value="33256">
            <text:p><text:s/>33 256</text:p>
          </table:table-cell>
          <table:table-cell table:style-name="ce101" office:value-type="float" office:value="-855848">
            <text:p>- 855 848B</text:p>
          </table:table-cell>
          <table:table-cell table:style-name="ce17" office:value-type="percentage" office:value="0.00860000000000005">
            <text:p>0.86%</text:p>
          </table:table-cell>
          <table:table-cell table:number-columns-repeated="2"/>
        </table:table-row>
        <table:table-row table:style-name="ro1">
          <table:table-cell/>
          <table:table-cell table:style-name="ce166" office:value-type="string">
            <text:p>U34</text:p>
          </table:table-cell>
          <table:table-cell table:style-name="ce166" office:value-type="string">
            <text:p>Přípona slova [+2]</text:p>
          </table:table-cell>
          <table:table-cell table:style-name="ce171" table:formula="of:=[.$J$2]-[.J22]" office:value-type="float" office:value="42945">
            <text:p><text:s/>42 945</text:p>
          </table:table-cell>
          <table:table-cell table:style-name="ce101" table:formula="of:=[.D22] - [.$D$2]" office:value-type="float" office:value="-1086620">
            <text:p>-1 086 620B</text:p>
          </table:table-cell>
          <table:table-cell table:style-name="ce174" table:formula="of:=[.E22] - [.$E$2]" office:value-type="percentage" office:value="-0.00570000000000004">
            <text:p>-0.57%</text:p>
          </table:table-cell>
          <table:table-cell/>
          <table:table-cell table:style-name="ce167" office:value-type="string">
            <text:p>U42</text:p>
          </table:table-cell>
          <table:table-cell table:style-name="ce166" office:value-type="string">
            <text:p>První tři písmena</text:p>
          </table:table-cell>
          <table:table-cell table:style-name="ce171" office:value-type="float" office:value="63397">
            <text:p><text:s/>63 397</text:p>
          </table:table-cell>
          <table:table-cell table:style-name="ce101" office:value-type="float" office:value="-1948452">
            <text:p>-1 948 452B</text:p>
          </table:table-cell>
          <table:table-cell table:style-name="ce17" office:value-type="percentage" office:value="0.00710000000000011">
            <text:p>0.71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40</text:p>
          </table:table-cell>
          <table:table-cell table:style-name="ce166" office:value-type="string">
            <text:p>První písmeno</text:p>
          </table:table-cell>
          <table:table-cell table:style-name="ce171" table:formula="of:=[.$J$2]-[.J23]" office:value-type="float" office:value="8169">
            <text:p><text:s/>8 169</text:p>
          </table:table-cell>
          <table:table-cell table:style-name="ce101" table:formula="of:=[.D23] - [.$D$2]" office:value-type="float" office:value="-200380">
            <text:p>- 200 380B</text:p>
          </table:table-cell>
          <table:table-cell table:style-name="ce174" table:formula="of:=[.E23] - [.$E$2]" office:value-type="percentage" office:value="-0.001">
            <text:p>-0.10%</text:p>
          </table:table-cell>
          <table:table-cell/>
          <table:table-cell table:style-name="ce164" office:value-type="string">
            <text:p>U14</text:p>
          </table:table-cell>
          <table:table-cell table:style-name="ce164" office:value-type="string">
            <text:p>Společná značka [+2]</text:p>
          </table:table-cell>
          <table:table-cell table:style-name="ce170" office:value-type="float" office:value="28410">
            <text:p><text:s/>28 410</text:p>
          </table:table-cell>
          <table:table-cell table:style-name="ce172" office:value-type="float" office:value="-703720">
            <text:p>- 703 720B</text:p>
          </table:table-cell>
          <table:table-cell table:style-name="ce17" office:value-type="percentage" office:value="0.00660000000000005">
            <text:p>0.66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41</text:p>
          </table:table-cell>
          <table:table-cell table:style-name="ce166" office:value-type="string">
            <text:p>První dvě písmena</text:p>
          </table:table-cell>
          <table:table-cell table:style-name="ce171" table:formula="of:=[.$J$2]-[.J24]" office:value-type="float" office:value="32709">
            <text:p><text:s/>32 709</text:p>
          </table:table-cell>
          <table:table-cell table:style-name="ce101" table:formula="of:=[.D24] - [.$D$2]" office:value-type="float" office:value="-866244">
            <text:p>- 866 244B</text:p>
          </table:table-cell>
          <table:table-cell table:style-name="ce174" table:formula="of:=[.E24] - [.$E$2]" office:value-type="percentage" office:value="0.00229999999999997">
            <text:p>0.23%</text:p>
          </table:table-cell>
          <table:table-cell/>
          <table:table-cell table:style-name="ce74" office:value-type="string">
            <text:p>U02</text:p>
          </table:table-cell>
          <table:table-cell table:style-name="ce164" office:value-type="string">
            <text:p>Slovní tvar [0]</text:p>
          </table:table-cell>
          <table:table-cell table:style-name="ce170" office:value-type="float" office:value="93515">
            <text:p><text:s/>93 515</text:p>
          </table:table-cell>
          <table:table-cell table:style-name="ce172" office:value-type="float" office:value="-5918732">
            <text:p>-5 918 732B</text:p>
          </table:table-cell>
          <table:table-cell table:style-name="ce17" office:value-type="percentage" office:value="0.00640000000000007">
            <text:p>0.64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42</text:p>
          </table:table-cell>
          <table:table-cell table:style-name="ce166" office:value-type="string">
            <text:p>První tři písmena</text:p>
          </table:table-cell>
          <table:table-cell table:style-name="ce171" table:formula="of:=[.$J$2]-[.J25]" office:value-type="float" office:value="63397">
            <text:p><text:s/>63 397</text:p>
          </table:table-cell>
          <table:table-cell table:style-name="ce101" table:formula="of:=[.D25] - [.$D$2]" office:value-type="float" office:value="-1948452">
            <text:p>-1 948 452B</text:p>
          </table:table-cell>
          <table:table-cell table:style-name="ce174" table:formula="of:=[.E25] - [.$E$2]" office:value-type="percentage" office:value="0.0071">
            <text:p>0.71%</text:p>
          </table:table-cell>
          <table:table-cell/>
          <table:table-cell table:style-name="ce166" office:value-type="string">
            <text:p>U31</text:p>
          </table:table-cell>
          <table:table-cell table:style-name="ce166" office:value-type="string">
            <text:p>Přípona slova [-1]</text:p>
          </table:table-cell>
          <table:table-cell table:style-name="ce171" office:value-type="float" office:value="32870">
            <text:p><text:s/>32 870</text:p>
          </table:table-cell>
          <table:table-cell table:style-name="ce101" office:value-type="float" office:value="-847312">
            <text:p>- 847 312B</text:p>
          </table:table-cell>
          <table:table-cell table:style-name="ce17" office:value-type="percentage" office:value="0.00630000000000008">
            <text:p>0.63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43</text:p>
          </table:table-cell>
          <table:table-cell table:style-name="ce166" office:value-type="string">
            <text:p>Poslední písmeno</text:p>
          </table:table-cell>
          <table:table-cell table:style-name="ce171" table:formula="of:=[.$J$2]-[.J26]" office:value-type="float" office:value="46198">
            <text:p><text:s/>46 198</text:p>
          </table:table-cell>
          <table:table-cell table:style-name="ce101" table:formula="of:=[.D26] - [.$D$2]" office:value-type="float" office:value="-1170080">
            <text:p>-1 170 080B</text:p>
          </table:table-cell>
          <table:table-cell table:style-name="ce174" table:formula="of:=[.E26] - [.$E$2]" office:value-type="percentage" office:value="0.00209999999999999">
            <text:p>0.21%</text:p>
          </table:table-cell>
          <table:table-cell/>
          <table:table-cell table:style-name="ce166" office:value-type="string">
            <text:p>U30</text:p>
          </table:table-cell>
          <table:table-cell table:style-name="ce166" office:value-type="string">
            <text:p>Přípona slova [-2]</text:p>
          </table:table-cell>
          <table:table-cell table:style-name="ce171" office:value-type="float" office:value="43638">
            <text:p><text:s/>43 638</text:p>
          </table:table-cell>
          <table:table-cell table:style-name="ce101" office:value-type="float" office:value="-1103896">
            <text:p>-1 103 896B</text:p>
          </table:table-cell>
          <table:table-cell table:style-name="ce17" office:value-type="percentage" office:value="0.00570000000000004">
            <text:p>0.57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50</text:p>
          </table:table-cell>
          <table:table-cell table:style-name="ce166" office:value-type="string">
            <text:p>Velikost písmen</text:p>
          </table:table-cell>
          <table:table-cell table:style-name="ce171" table:formula="of:=[.$J$2]-[.J27]" office:value-type="float" office:value="1503">
            <text:p><text:s/>1 503</text:p>
          </table:table-cell>
          <table:table-cell table:style-name="ce101" table:formula="of:=[.D27] - [.$D$2]" office:value-type="float" office:value="-36240">
            <text:p>- 36 240B</text:p>
          </table:table-cell>
          <table:table-cell table:style-name="ce174" table:formula="of:=[.E27] - [.$E$2]" office:value-type="percentage" office:value="-0.0174000000000001">
            <text:p>-1.74%</text:p>
          </table:table-cell>
          <table:table-cell/>
          <table:table-cell table:style-name="ce165" office:value-type="string">
            <text:p>U24</text:p>
          </table:table-cell>
          <table:table-cell table:style-name="ce166" office:value-type="string">
            <text:p>Možná lemmata [+2]</text:p>
          </table:table-cell>
          <table:table-cell table:style-name="ce171" office:value-type="float" office:value="174076">
            <text:p><text:s/>174 076</text:p>
          </table:table-cell>
          <table:table-cell table:style-name="ce101" office:value-type="float" office:value="-6190056">
            <text:p>-6 190 056B</text:p>
          </table:table-cell>
          <table:table-cell table:style-name="ce17" office:value-type="percentage" office:value="0.00500000000000012">
            <text:p>0.50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51</text:p>
          </table:table-cell>
          <table:table-cell table:style-name="ce166" office:value-type="string">
            <text:p>Pozice ve větě</text:p>
          </table:table-cell>
          <table:table-cell table:style-name="ce171" table:formula="of:=[.$J$2]-[.J28]" office:value-type="float" office:value="18563">
            <text:p><text:s/>18 563</text:p>
          </table:table-cell>
          <table:table-cell table:style-name="ce101" table:formula="of:=[.D28] - [.$D$2]" office:value-type="float" office:value="-453628">
            <text:p>- 453 628B</text:p>
          </table:table-cell>
          <table:table-cell table:style-name="ce174" table:formula="of:=[.E28] - [.$E$2]" office:value-type="percentage" office:value="0.000900000000000012">
            <text:p>0.09%</text:p>
          </table:table-cell>
          <table:table-cell/>
          <table:table-cell table:style-name="ce165" office:value-type="string">
            <text:p>U20</text:p>
          </table:table-cell>
          <table:table-cell table:style-name="ce164" office:value-type="string">
            <text:p>Možná lemmata [-2]</text:p>
          </table:table-cell>
          <table:table-cell table:style-name="ce170" office:value-type="float" office:value="165890">
            <text:p><text:s/>165 890</text:p>
          </table:table-cell>
          <table:table-cell table:style-name="ce172" office:value-type="float" office:value="-5983720">
            <text:p>-5 983 720B</text:p>
          </table:table-cell>
          <table:table-cell table:style-name="ce17" office:value-type="percentage" office:value="0.00480000000000003">
            <text:p>0.48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52</text:p>
          </table:table-cell>
          <table:table-cell table:style-name="ce166" office:value-type="string">
            <text:p>Délka slova</text:p>
          </table:table-cell>
          <table:table-cell table:style-name="ce171" table:formula="of:=[.$J$2]-[.J29]" office:value-type="float" office:value="3542">
            <text:p><text:s/>3 542</text:p>
          </table:table-cell>
          <table:table-cell table:style-name="ce101" table:formula="of:=[.D29] - [.$D$2]" office:value-type="float" office:value="-86072">
            <text:p>- 86 072B</text:p>
          </table:table-cell>
          <table:table-cell table:style-name="ce174" table:formula="of:=[.E29] - [.$E$2]" office:value-type="percentage" office:value="0.00890000000000002">
            <text:p>0.89%</text:p>
          </table:table-cell>
          <table:table-cell/>
          <table:table-cell table:style-name="ce165" office:value-type="string">
            <text:p>U21</text:p>
          </table:table-cell>
          <table:table-cell table:style-name="ce164" office:value-type="string">
            <text:p>Možná lemmata [-1]</text:p>
          </table:table-cell>
          <table:table-cell table:style-name="ce170" office:value-type="float" office:value="143299">
            <text:p><text:s/>143 299</text:p>
          </table:table-cell>
          <table:table-cell table:style-name="ce172" office:value-type="float" office:value="-5561716">
            <text:p>-5 561 716B</text:p>
          </table:table-cell>
          <table:table-cell table:style-name="ce17" office:value-type="percentage" office:value="0.00470000000000004">
            <text:p>0.47%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>
            <text:p>U53</text:p>
          </table:table-cell>
          <table:table-cell office:value-type="string">
            <text:p>Značka nejbl. slovesa</text:p>
          </table:table-cell>
          <table:table-cell table:style-name="ce171" table:formula="of:=[.$J$2]-[.J30]" office:value-type="float" office:value="10102">
            <text:p><text:s/>10 102</text:p>
          </table:table-cell>
          <table:table-cell table:style-name="ce101" table:formula="of:=[.D30] - [.$D$2]" office:value-type="float" office:value="-244600">
            <text:p>- 244 600B</text:p>
          </table:table-cell>
          <table:table-cell table:style-name="ce174" table:formula="of:=[.E30] - [.$E$2]" office:value-type="percentage" office:value="-0.0213">
            <text:p>-2.13%</text:p>
          </table:table-cell>
          <table:table-cell/>
          <table:table-cell table:style-name="ce165" office:value-type="string">
            <text:p>U22</text:p>
          </table:table-cell>
          <table:table-cell table:style-name="ce164" office:value-type="string">
            <text:p>Možná lemmata [0]</text:p>
          </table:table-cell>
          <table:table-cell table:style-name="ce170" office:value-type="float" office:value="83030">
            <text:p><text:s/>83 030</text:p>
          </table:table-cell>
          <table:table-cell table:style-name="ce172" office:value-type="float" office:value="-4140296">
            <text:p>-4 140 296B</text:p>
          </table:table-cell>
          <table:table-cell table:style-name="ce17" office:value-type="percentage" office:value="0.00350000000000006">
            <text:p>0.35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67" office:value-type="string">
            <text:p>U41</text:p>
          </table:table-cell>
          <table:table-cell table:style-name="ce166" office:value-type="string">
            <text:p>První dvě písmena</text:p>
          </table:table-cell>
          <table:table-cell table:style-name="ce171" office:value-type="float" office:value="32709">
            <text:p><text:s/>32 709</text:p>
          </table:table-cell>
          <table:table-cell table:style-name="ce101" office:value-type="float" office:value="-866244">
            <text:p>- 866 244B</text:p>
          </table:table-cell>
          <table:table-cell table:style-name="ce17" office:value-type="percentage" office:value="0.00230000000000008">
            <text:p>0.23%</text:p>
          </table:table-cell>
          <table:table-cell table:number-columns-repeated="2"/>
        </table:table-row>
        <table:table-row table:style-name="ro1">
          <table:table-cell office:value-type="string">
            <text:p>Závislost podle relativní pozice</text:p>
          </table:table-cell>
          <table:table-cell table:number-columns-repeated="3"/>
          <table:table-cell table:style-name="Default"/>
          <table:table-cell table:number-columns-repeated="2"/>
          <table:table-cell table:style-name="ce167" office:value-type="string">
            <text:p>U43</text:p>
          </table:table-cell>
          <table:table-cell table:style-name="ce166" office:value-type="string">
            <text:p>Poslední písmeno</text:p>
          </table:table-cell>
          <table:table-cell table:style-name="ce171" office:value-type="float" office:value="46198">
            <text:p><text:s/>46 198</text:p>
          </table:table-cell>
          <table:table-cell table:style-name="ce101" office:value-type="float" office:value="-1170080">
            <text:p>-1 170 080B</text:p>
          </table:table-cell>
          <table:table-cell table:style-name="ce17" office:value-type="percentage" office:value="0.00209999999999999">
            <text:p>0.21%</text:p>
          </table:table-cell>
          <table:table-cell table:number-columns-repeated="2"/>
        </table:table-row>
        <table:table-row table:style-name="ro1">
          <table:table-cell/>
          <table:table-cell table:style-name="ce168" office:value-type="string">
            <text:p>[x-2]</text:p>
          </table:table-cell>
          <table:table-cell table:style-name="ce168" office:value-type="string">
            <text:p>[x-1]</text:p>
          </table:table-cell>
          <table:table-cell table:style-name="ce168" office:value-type="string">
            <text:p>[x]</text:p>
          </table:table-cell>
          <table:table-cell table:style-name="ce168" office:value-type="string">
            <text:p>[x+1]</text:p>
          </table:table-cell>
          <table:table-cell table:style-name="ce168" office:value-type="string">
            <text:p>[x+2]</text:p>
          </table:table-cell>
          <table:table-cell/>
          <table:table-cell table:style-name="ce167" office:value-type="string">
            <text:p>U51</text:p>
          </table:table-cell>
          <table:table-cell table:style-name="ce166" office:value-type="string">
            <text:p>Pozice ve větě</text:p>
          </table:table-cell>
          <table:table-cell table:style-name="ce171" office:value-type="float" office:value="18563">
            <text:p><text:s/>18 563</text:p>
          </table:table-cell>
          <table:table-cell table:style-name="ce101" office:value-type="float" office:value="-453628">
            <text:p>- 453 628B</text:p>
          </table:table-cell>
          <table:table-cell table:style-name="ce17" office:value-type="percentage" office:value="0.000900000000000123">
            <text:p>0.09%</text:p>
          </table:table-cell>
          <table:table-cell table:number-columns-repeated="2"/>
        </table:table-row>
        <table:table-row table:style-name="ro1">
          <table:table-cell office:value-type="string">
            <text:p>Slovní tvar</text:p>
          </table:table-cell>
          <table:table-cell table:style-name="ce109" office:value-type="percentage" office:value="-0.00109999999999999">
            <text:p>-0.11%</text:p>
          </table:table-cell>
          <table:table-cell table:style-name="ce109" office:value-type="percentage" office:value="-0.0211">
            <text:p>-2.11%</text:p>
          </table:table-cell>
          <table:table-cell table:style-name="ce109" office:value-type="percentage" office:value="0.00639999999999996">
            <text:p>0.64%</text:p>
          </table:table-cell>
          <table:table-cell table:style-name="ce109" office:value-type="percentage" office:value="0.0104">
            <text:p>1.04%</text:p>
          </table:table-cell>
          <table:table-cell table:style-name="ce109" office:value-type="percentage" office:value="0.0116999999999999">
            <text:p>1.17%</text:p>
          </table:table-cell>
          <table:table-cell/>
          <table:table-cell table:style-name="ce164" office:value-type="string">
            <text:p>U10</text:p>
          </table:table-cell>
          <table:table-cell table:style-name="ce164" office:value-type="string">
            <text:p>Společná značka [-2]</text:p>
          </table:table-cell>
          <table:table-cell table:style-name="ce170" office:value-type="float" office:value="29032">
            <text:p><text:s/>29 032</text:p>
          </table:table-cell>
          <table:table-cell table:style-name="ce172" office:value-type="float" office:value="-718600">
            <text:p>- 718 600B</text:p>
          </table:table-cell>
          <table:table-cell table:style-name="ce17" office:value-type="percentage" office:value="0.000800000000000134">
            <text:p>0.08%</text:p>
          </table:table-cell>
          <table:table-cell table:number-columns-repeated="2"/>
        </table:table-row>
        <table:table-row table:style-name="ro1">
          <table:table-cell office:value-type="string">
            <text:p>Společná značka</text:p>
          </table:table-cell>
          <table:table-cell table:style-name="ce109" office:value-type="percentage" office:value="0.000800000000000023">
            <text:p>0.08%</text:p>
          </table:table-cell>
          <table:table-cell table:style-name="ce109" office:value-type="percentage" office:value="-0.00290000000000001">
            <text:p>-0.29%</text:p>
          </table:table-cell>
          <table:table-cell table:style-name="ce109" office:value-type="percentage" office:value="-0.0376000000000001">
            <text:p>-3.76%</text:p>
          </table:table-cell>
          <table:table-cell table:style-name="ce109" office:value-type="percentage" office:value="0.0136999999999999">
            <text:p>1.37%</text:p>
          </table:table-cell>
          <table:table-cell table:style-name="ce109" office:value-type="percentage" office:value="0.00659999999999994">
            <text:p>0.66%</text:p>
          </table:table-cell>
          <table:table-cell table:number-columns-repeated="2"/>
          <table:table-cell office:value-type="string">
            <text:p>Celkem</text:p>
          </table:table-cell>
          <table:table-cell table:style-name="ce170" table:formula="of:=SUM([.J46:.J64])" office:value-type="float" office:value="1512662">
            <text:p>1 512 662</text:p>
          </table:table-cell>
          <table:table-cell table:style-name="ce172" table:formula="of:=SUM([.K46:.K64])" office:value-type="float" office:value="-57914588">
            <text:p>-57 914 588B</text:p>
          </table:table-cell>
          <table:table-cell table:formula="of:=SUM([.L46:.L64])" office:value-type="percentage" office:value="0.119700000000001">
            <text:p>11.97%</text:p>
          </table:table-cell>
          <table:table-cell table:number-columns-repeated="2"/>
        </table:table-row>
        <table:table-row table:style-name="ro1">
          <table:table-cell office:value-type="string">
            <text:p>Možná lemmata</text:p>
          </table:table-cell>
          <table:table-cell table:style-name="ce109" office:value-type="percentage" office:value="0.00479999999999992">
            <text:p>0.48%</text:p>
          </table:table-cell>
          <table:table-cell table:style-name="ce109" office:value-type="percentage" office:value="0.00469999999999993">
            <text:p>0.47%</text:p>
          </table:table-cell>
          <table:table-cell table:style-name="ce109" office:value-type="percentage" office:value="0.00349999999999995">
            <text:p>0.35%</text:p>
          </table:table-cell>
          <table:table-cell table:style-name="ce109" office:value-type="percentage" office:value="0.0102">
            <text:p>1.02%</text:p>
          </table:table-cell>
          <table:table-cell table:style-name="ce109" office:value-type="percentage" office:value="0.005">
            <text:p>0.50%</text:p>
          </table:table-cell>
          <table:table-cell table:number-columns-repeated="2"/>
          <table:table-cell office:value-type="string">
            <text:p>Teoretický výsledek</text:p>
          </table:table-cell>
          <table:table-cell table:style-name="ce170" office:value-type="float" office:value="479081">
            <text:p><text:s/>479 081</text:p>
          </table:table-cell>
          <table:table-cell table:style-name="ce172" office:value-type="float" office:value="18688032">
            <text:p>18 688 032B</text:p>
          </table:table-cell>
          <table:table-cell table:style-name="ce109" table:formula="of:=[.E2]+[.L65]" office:value-type="percentage" office:value="1.0414">
            <text:p>104.14%</text:p>
          </table:table-cell>
          <table:table-cell table:number-columns-repeated="2"/>
        </table:table-row>
        <table:table-row table:style-name="ro1">
          <table:table-cell office:value-type="string">
            <text:p>Přípona slova</text:p>
          </table:table-cell>
          <table:table-cell table:style-name="ce109" office:value-type="percentage" office:value="0.00569999999999993">
            <text:p>0.57%</text:p>
          </table:table-cell>
          <table:table-cell table:style-name="ce109" office:value-type="percentage" office:value="0.00629999999999997">
            <text:p>0.63%</text:p>
          </table:table-cell>
          <table:table-cell table:style-name="ce109" office:value-type="percentage" office:value="-0.00519999999999998">
            <text:p>-0.52%</text:p>
          </table:table-cell>
          <table:table-cell table:style-name="ce109" office:value-type="percentage" office:value="0.00859999999999994">
            <text:p>0.86%</text:p>
          </table:table-cell>
          <table:table-cell table:style-name="ce109" office:value-type="percentage" office:value="-0.00570000000000004">
            <text:p>-0.57%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Srovnani L1 L2</text:p>
          </table:table-cell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69" office:value-type="string" table:number-columns-spanned="2" table:number-rows-spanned="1">
            <text:p>velikost modelu</text:p>
          </table:table-cell>
          <table:covered-table-cell/>
          <table:table-cell table:style-name="ce169" office:value-type="string" table:number-columns-spanned="2" table:number-rows-spanned="1">
            <text:p>změna velikosti</text:p>
          </table:table-cell>
          <table:covered-table-cell table:style-name="Default"/>
          <table:table-cell table:number-columns-repeated="2"/>
          <table:table-cell table:style-name="ce169" office:value-type="string" table:number-columns-spanned="2" table:number-rows-spanned="1">
            <text:p>úspěšnost slov</text:p>
          </table:table-cell>
          <table:covered-table-cell/>
          <table:table-cell table:style-name="ce169" office:value-type="string" table:number-columns-spanned="2" table:number-rows-spanned="1">
            <text:p>změna úspěšnosti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table:style-name="Default"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101" office:value-type="float" office:value="19722532">
            <text:p>19 722 532B</text:p>
          </table:table-cell>
          <table:table-cell table:style-name="ce101" office:value-type="float" office:value="76697368">
            <text:p>76 697 368B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84" office:value-type="string">
            <text:p>-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9217">
            <text:p>92.17%</text:p>
          </table:table-cell>
          <table:table-cell table:number-columns-repeated="2" table:style-name="ce109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00</text:p>
          </table:table-cell>
          <table:table-cell table:style-name="ce101" office:value-type="float" office:value="20448468">
            <text:p>20 448 468B</text:p>
          </table:table-cell>
          <table:table-cell table:style-name="ce101" office:value-type="float" office:value="68334112">
            <text:p>68 334 112B</text:p>
          </table:table-cell>
          <table:table-cell table:style-name="ce172" office:value-type="float" office:value="725936">
            <text:p><text:s/>725 936B</text:p>
          </table:table-cell>
          <table:table-cell office:value-type="float" office:value="-8363256">
            <text:p>-8 363 256B</text:p>
          </table:table-cell>
          <table:table-cell/>
          <table:table-cell table:style-name="ce164" office:value-type="string">
            <text:p>U0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9206">
            <text:p>92.06%</text:p>
          </table:table-cell>
          <table:table-cell table:style-name="ce71" office:value-type="percentage" office:value="-0.000599999999999934">
            <text:p>-0.06%</text:p>
          </table:table-cell>
          <table:table-cell table:style-name="ce71" office:value-type="percentage" office:value="-0.00109999999999988">
            <text:p>-0.11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01</text:p>
          </table:table-cell>
          <table:table-cell table:style-name="ce101" office:value-type="float" office:value="17981732">
            <text:p>17 981 732B</text:p>
          </table:table-cell>
          <table:table-cell table:style-name="ce101" office:value-type="float" office:value="68711220">
            <text:p>68 711 220B</text:p>
          </table:table-cell>
          <table:table-cell table:style-name="ce172" office:value-type="float" office:value="-1740800">
            <text:p>-1 740 800B</text:p>
          </table:table-cell>
          <table:table-cell office:value-type="float" office:value="-7986148">
            <text:p>-7 986 148B</text:p>
          </table:table-cell>
          <table:table-cell/>
          <table:table-cell table:style-name="ce164" office:value-type="string">
            <text:p>U01</text:p>
          </table:table-cell>
          <table:table-cell table:style-name="ce105" office:value-type="percentage" office:value="0.9415">
            <text:p>94.15%</text:p>
          </table:table-cell>
          <table:table-cell table:style-name="ce22" office:value-type="percentage" office:value="0.9006">
            <text:p>90.06%</text:p>
          </table:table-cell>
          <table:table-cell table:style-name="ce71" office:value-type="percentage" office:value="0.0515">
            <text:p>5.15%</text:p>
          </table:table-cell>
          <table:table-cell table:style-name="ce71" office:value-type="percentage" office:value="-0.0210999999999999">
            <text:p>-2.11%</text:p>
          </table:table-cell>
          <table:table-cell table:number-columns-repeated="3"/>
        </table:table-row>
        <table:table-row table:style-name="ro1">
          <table:table-cell table:style-name="ce74" office:value-type="string">
            <text:p>U02</text:p>
          </table:table-cell>
          <table:table-cell table:style-name="ce101" office:value-type="float" office:value="16350192">
            <text:p>16 350 192B</text:p>
          </table:table-cell>
          <table:table-cell table:style-name="ce101" office:value-type="float" office:value="70778636">
            <text:p>70 778 636B</text:p>
          </table:table-cell>
          <table:table-cell table:style-name="ce172" office:value-type="float" office:value="-3372340">
            <text:p>-3 372 340B</text:p>
          </table:table-cell>
          <table:table-cell office:value-type="float" office:value="-5918732">
            <text:p>-5 918 732B</text:p>
          </table:table-cell>
          <table:table-cell/>
          <table:table-cell table:style-name="ce74" office:value-type="string">
            <text:p>U02</text:p>
          </table:table-cell>
          <table:table-cell table:style-name="ce25" office:value-type="percentage" office:value="0.923">
            <text:p>92.30%</text:p>
          </table:table-cell>
          <table:table-cell table:style-name="ce22" office:value-type="percentage" office:value="0.9281">
            <text:p>92.81%</text:p>
          </table:table-cell>
          <table:table-cell table:style-name="ce71" office:value-type="percentage" office:value="0.033">
            <text:p>3.30%</text:p>
          </table:table-cell>
          <table:table-cell table:style-name="ce71" office:value-type="percentage" office:value="0.00640000000000007">
            <text:p>0.64%</text:p>
          </table:table-cell>
          <table:table-cell table:number-columns-repeated="3"/>
        </table:table-row>
        <table:table-row table:style-name="ro1">
          <table:table-cell table:style-name="ce74" office:value-type="string">
            <text:p>U03</text:p>
          </table:table-cell>
          <table:table-cell table:style-name="ce101" office:value-type="float" office:value="16607456">
            <text:p>16 607 456B</text:p>
          </table:table-cell>
          <table:table-cell table:style-name="ce101" office:value-type="float" office:value="69117464">
            <text:p>69 117 464B</text:p>
          </table:table-cell>
          <table:table-cell table:style-name="ce172" office:value-type="float" office:value="-3115076">
            <text:p>-3 115 076B</text:p>
          </table:table-cell>
          <table:table-cell office:value-type="float" office:value="-7579904">
            <text:p>-7 579 904B</text:p>
          </table:table-cell>
          <table:table-cell/>
          <table:table-cell table:style-name="ce74" office:value-type="string">
            <text:p>U03</text:p>
          </table:table-cell>
          <table:table-cell table:style-name="ce22" office:value-type="percentage" office:value="0.8898">
            <text:p>88.98%</text:p>
          </table:table-cell>
          <table:table-cell table:style-name="ce22" office:value-type="percentage" office:value="0.9321">
            <text:p>93.21%</text:p>
          </table:table-cell>
          <table:table-cell table:style-name="ce71" office:value-type="percentage" office:value="-0.000199999999999978">
            <text:p>-0.02%</text:p>
          </table:table-cell>
          <table:table-cell table:style-name="ce71" office:value-type="percentage" office:value="0.0104000000000001">
            <text:p>1.04%</text:p>
          </table:table-cell>
          <table:table-cell table:number-columns-repeated="3"/>
        </table:table-row>
        <table:table-row table:style-name="ro1">
          <table:table-cell table:style-name="ce74" office:value-type="string">
            <text:p>U04</text:p>
          </table:table-cell>
          <table:table-cell table:style-name="ce101" office:value-type="float" office:value="16794864">
            <text:p>16 794 864B</text:p>
          </table:table-cell>
          <table:table-cell table:style-name="ce101" office:value-type="float" office:value="69117464">
            <text:p>69 117 464B</text:p>
          </table:table-cell>
          <table:table-cell table:style-name="ce172" office:value-type="float" office:value="-2927668">
            <text:p>-2 927 668B</text:p>
          </table:table-cell>
          <table:table-cell office:value-type="float" office:value="-7579904">
            <text:p>-7 579 904B</text:p>
          </table:table-cell>
          <table:table-cell/>
          <table:table-cell table:style-name="ce74" office:value-type="string">
            <text:p>U04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9334">
            <text:p>93.34%</text:p>
          </table:table-cell>
          <table:table-cell table:style-name="ce71" office:value-type="percentage" office:value="0.00260000000000005">
            <text:p>0.26%</text:p>
          </table:table-cell>
          <table:table-cell table:style-name="ce71" office:value-type="percentage" office:value="0.0117">
            <text:p>1.17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10</text:p>
          </table:table-cell>
          <table:table-cell table:style-name="ce101" office:value-type="float" office:value="17564028">
            <text:p>17 564 028B</text:p>
          </table:table-cell>
          <table:table-cell table:style-name="ce101" office:value-type="float" office:value="75978768">
            <text:p>75 978 768B</text:p>
          </table:table-cell>
          <table:table-cell table:style-name="ce172" office:value-type="float" office:value="-2158504">
            <text:p>-2 158 504B</text:p>
          </table:table-cell>
          <table:table-cell office:value-type="float" office:value="-718600">
            <text:p>- 718 600B</text:p>
          </table:table-cell>
          <table:table-cell/>
          <table:table-cell table:style-name="ce164" office:value-type="string">
            <text:p>U10</text:p>
          </table:table-cell>
          <table:table-cell table:style-name="ce104" office:value-type="percentage" office:value="0.9402">
            <text:p>94.02%</text:p>
          </table:table-cell>
          <table:table-cell table:style-name="ce22" office:value-type="percentage" office:value="0.9225">
            <text:p>92.25%</text:p>
          </table:table-cell>
          <table:table-cell table:style-name="ce71" office:value-type="percentage" office:value="0.0502">
            <text:p>5.02%</text:p>
          </table:table-cell>
          <table:table-cell table:style-name="ce71" office:value-type="percentage" office:value="0.000800000000000134">
            <text:p>0.08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11</text:p>
          </table:table-cell>
          <table:table-cell table:style-name="ce101" office:value-type="float" office:value="19037288">
            <text:p>19 037 288B</text:p>
          </table:table-cell>
          <table:table-cell table:style-name="ce101" office:value-type="float" office:value="76188624">
            <text:p>76 188 624B</text:p>
          </table:table-cell>
          <table:table-cell table:style-name="ce172" office:value-type="float" office:value="-685244">
            <text:p>- 685 244B</text:p>
          </table:table-cell>
          <table:table-cell office:value-type="float" office:value="-508744">
            <text:p>- 508 744B</text:p>
          </table:table-cell>
          <table:table-cell/>
          <table:table-cell table:style-name="ce164" office:value-type="string">
            <text:p>U11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188">
            <text:p>91.88%</text:p>
          </table:table-cell>
          <table:table-cell table:style-name="ce71" office:value-type="percentage" office:value="-0.000499999999999945">
            <text:p>-0.05%</text:p>
          </table:table-cell>
          <table:table-cell table:style-name="ce71" office:value-type="percentage" office:value="-0.0028999999999999">
            <text:p>-0.29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12</text:p>
          </table:table-cell>
          <table:table-cell table:style-name="ce101" office:value-type="float" office:value="23358588">
            <text:p>23 358 588B</text:p>
          </table:table-cell>
          <table:table-cell table:style-name="ce101" office:value-type="float" office:value="76622728">
            <text:p>76 622 728B</text:p>
          </table:table-cell>
          <table:table-cell table:style-name="ce172" office:value-type="float" office:value="3636056">
            <text:p>3 636 056B</text:p>
          </table:table-cell>
          <table:table-cell office:value-type="float" office:value="-74640">
            <text:p>- 74 640B</text:p>
          </table:table-cell>
          <table:table-cell/>
          <table:table-cell table:style-name="ce164" office:value-type="string">
            <text:p>U12</text:p>
          </table:table-cell>
          <table:table-cell table:style-name="ce104" office:value-type="percentage" office:value="0.9175">
            <text:p>91.75%</text:p>
          </table:table-cell>
          <table:table-cell table:style-name="ce17" office:value-type="percentage" office:value="0.8841">
            <text:p>88.41%</text:p>
          </table:table-cell>
          <table:table-cell table:style-name="ce71" office:value-type="percentage" office:value="0.0275000000000001">
            <text:p>2.75%</text:p>
          </table:table-cell>
          <table:table-cell table:style-name="ce71" office:value-type="percentage" office:value="-0.0376">
            <text:p>-3.76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13</text:p>
          </table:table-cell>
          <table:table-cell table:style-name="ce101" office:value-type="float" office:value="17389268">
            <text:p>17 389 268B</text:p>
          </table:table-cell>
          <table:table-cell table:style-name="ce101" office:value-type="float" office:value="76200816">
            <text:p>76 200 816B</text:p>
          </table:table-cell>
          <table:table-cell table:style-name="ce172" office:value-type="float" office:value="-2333264">
            <text:p>-2 333 264B</text:p>
          </table:table-cell>
          <table:table-cell office:value-type="float" office:value="-496552">
            <text:p>- 496 552B</text:p>
          </table:table-cell>
          <table:table-cell/>
          <table:table-cell table:style-name="ce164" office:value-type="string">
            <text:p>U13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9354">
            <text:p>93.54%</text:p>
          </table:table-cell>
          <table:table-cell table:style-name="ce71" office:value-type="percentage" office:value="-0.000900000000000012">
            <text:p>-0.09%</text:p>
          </table:table-cell>
          <table:table-cell table:style-name="ce71" office:value-type="percentage" office:value="0.0137">
            <text:p>1.37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14</text:p>
          </table:table-cell>
          <table:table-cell table:style-name="ce101" office:value-type="float" office:value="17847076">
            <text:p>17 847 076B</text:p>
          </table:table-cell>
          <table:table-cell table:style-name="ce101" office:value-type="float" office:value="75993648">
            <text:p>75 993 648B</text:p>
          </table:table-cell>
          <table:table-cell table:style-name="ce172" office:value-type="float" office:value="-1875456">
            <text:p>-1 875 456B</text:p>
          </table:table-cell>
          <table:table-cell office:value-type="float" office:value="-703720">
            <text:p>- 703 720B</text:p>
          </table:table-cell>
          <table:table-cell/>
          <table:table-cell table:style-name="ce164" office:value-type="string">
            <text:p>U14</text:p>
          </table:table-cell>
          <table:table-cell table:style-name="ce22" office:value-type="percentage" office:value="0.8893">
            <text:p>88.93%</text:p>
          </table:table-cell>
          <table:table-cell table:style-name="ce17" office:value-type="percentage" office:value="0.9283">
            <text:p>92.83%</text:p>
          </table:table-cell>
          <table:table-cell table:style-name="ce71" office:value-type="percentage" office:value="-0.000699999999999923">
            <text:p>-0.07%</text:p>
          </table:table-cell>
          <table:table-cell table:style-name="ce71" office:value-type="percentage" office:value="0.00660000000000005">
            <text:p>0.66%</text:p>
          </table:table-cell>
          <table:table-cell table:number-columns-repeated="3"/>
        </table:table-row>
        <table:table-row table:style-name="ro1">
          <table:table-cell table:style-name="ce165" office:value-type="string">
            <text:p>U20</text:p>
          </table:table-cell>
          <table:table-cell table:style-name="ce101" office:value-type="float" office:value="18678928">
            <text:p>18 678 928B</text:p>
          </table:table-cell>
          <table:table-cell table:style-name="ce101" office:value-type="float" office:value="70713648">
            <text:p>70 713 648B</text:p>
          </table:table-cell>
          <table:table-cell table:style-name="ce172" office:value-type="float" office:value="-1043604">
            <text:p>-1 043 604B</text:p>
          </table:table-cell>
          <table:table-cell office:value-type="float" office:value="-5983720">
            <text:p>-5 983 720B</text:p>
          </table:table-cell>
          <table:table-cell/>
          <table:table-cell table:style-name="ce165" office:value-type="string">
            <text:p>U20</text:p>
          </table:table-cell>
          <table:table-cell table:style-name="ce23" office:value-type="percentage" office:value="0.8889">
            <text:p>88.89%</text:p>
          </table:table-cell>
          <table:table-cell table:style-name="ce17" office:value-type="percentage" office:value="0.9265">
            <text:p>92.65%</text:p>
          </table:table-cell>
          <table:table-cell table:style-name="ce71" office:value-type="percentage" office:value="-0.00109999999999999">
            <text:p>-0.11%</text:p>
          </table:table-cell>
          <table:table-cell table:style-name="ce71" office:value-type="percentage" office:value="0.00480000000000003">
            <text:p>0.48%</text:p>
          </table:table-cell>
          <table:table-cell table:number-columns-repeated="3"/>
        </table:table-row>
        <table:table-row table:style-name="ro1">
          <table:table-cell table:style-name="ce165" office:value-type="string">
            <text:p>U21</text:p>
          </table:table-cell>
          <table:table-cell table:style-name="ce101" office:value-type="float" office:value="17532072">
            <text:p>17 532 072B</text:p>
          </table:table-cell>
          <table:table-cell table:style-name="ce101" office:value-type="float" office:value="71135652">
            <text:p>71 135 652B</text:p>
          </table:table-cell>
          <table:table-cell table:style-name="ce172" office:value-type="float" office:value="-2190460">
            <text:p>-2 190 460B</text:p>
          </table:table-cell>
          <table:table-cell office:value-type="float" office:value="-5561716">
            <text:p>-5 561 716B</text:p>
          </table:table-cell>
          <table:table-cell/>
          <table:table-cell table:style-name="ce165" office:value-type="string">
            <text:p>U21</text:p>
          </table:table-cell>
          <table:table-cell table:style-name="ce104" office:value-type="percentage" office:value="0.9336">
            <text:p>93.36%</text:p>
          </table:table-cell>
          <table:table-cell table:style-name="ce22" office:value-type="percentage" office:value="0.9264">
            <text:p>92.64%</text:p>
          </table:table-cell>
          <table:table-cell table:style-name="ce71" office:value-type="percentage" office:value="0.0436000000000001">
            <text:p>4.36%</text:p>
          </table:table-cell>
          <table:table-cell table:style-name="ce71" office:value-type="percentage" office:value="0.00470000000000004">
            <text:p>0.47%</text:p>
          </table:table-cell>
          <table:table-cell table:number-columns-repeated="3"/>
        </table:table-row>
        <table:table-row table:style-name="ro1">
          <table:table-cell table:style-name="ce165" office:value-type="string">
            <text:p>U22</text:p>
          </table:table-cell>
          <table:table-cell table:style-name="ce101" office:value-type="float" office:value="16573736">
            <text:p>16 573 736B</text:p>
          </table:table-cell>
          <table:table-cell table:style-name="ce101" office:value-type="float" office:value="72557072">
            <text:p>72 557 072B</text:p>
          </table:table-cell>
          <table:table-cell table:style-name="ce172" office:value-type="float" office:value="-3148796">
            <text:p>-3 148 796B</text:p>
          </table:table-cell>
          <table:table-cell office:value-type="float" office:value="-4140296">
            <text:p>-4 140 296B</text:p>
          </table:table-cell>
          <table:table-cell/>
          <table:table-cell table:style-name="ce165" office:value-type="string">
            <text:p>U22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252">
            <text:p>92.52%</text:p>
          </table:table-cell>
          <table:table-cell table:style-name="ce71" office:value-type="percentage" office:value="-0.000499999999999945">
            <text:p>-0.05%</text:p>
          </table:table-cell>
          <table:table-cell table:style-name="ce71" office:value-type="percentage" office:value="0.00350000000000006">
            <text:p>0.35%</text:p>
          </table:table-cell>
          <table:table-cell table:number-columns-repeated="3"/>
        </table:table-row>
        <table:table-row table:style-name="ro1">
          <table:table-cell table:style-name="ce165" office:value-type="string">
            <text:p>U23</text:p>
          </table:table-cell>
          <table:table-cell table:style-name="ce101" office:value-type="float" office:value="16751732">
            <text:p>16 751 732B</text:p>
          </table:table-cell>
          <table:table-cell table:style-name="ce101" office:value-type="float" office:value="70987512">
            <text:p>70 987 512B</text:p>
          </table:table-cell>
          <table:table-cell table:style-name="ce172" office:value-type="float" office:value="-2970800">
            <text:p>-2 970 800B</text:p>
          </table:table-cell>
          <table:table-cell office:value-type="float" office:value="-5709856">
            <text:p>-5 709 856B</text:p>
          </table:table-cell>
          <table:table-cell/>
          <table:table-cell table:style-name="ce165" office:value-type="string">
            <text:p>U23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9319">
            <text:p>93.19%</text:p>
          </table:table-cell>
          <table:table-cell table:style-name="ce71" office:value-type="percentage" office:value="0.001">
            <text:p>0.10%</text:p>
          </table:table-cell>
          <table:table-cell table:style-name="ce71" office:value-type="percentage" office:value="0.0102000000000001">
            <text:p>1.02%</text:p>
          </table:table-cell>
          <table:table-cell table:number-columns-repeated="3"/>
        </table:table-row>
        <table:table-row table:style-name="ro1">
          <table:table-cell table:style-name="ce165" office:value-type="string">
            <text:p>U24</text:p>
          </table:table-cell>
          <table:table-cell table:style-name="ce101" office:value-type="float" office:value="17933572">
            <text:p>17 933 572B</text:p>
          </table:table-cell>
          <table:table-cell table:style-name="ce101" office:value-type="float" office:value="70507312">
            <text:p>70 507 312B</text:p>
          </table:table-cell>
          <table:table-cell table:style-name="ce172" office:value-type="float" office:value="-1788960">
            <text:p>-1 788 960B</text:p>
          </table:table-cell>
          <table:table-cell office:value-type="float" office:value="-6190056">
            <text:p>-6 190 056B</text:p>
          </table:table-cell>
          <table:table-cell/>
          <table:table-cell table:style-name="ce165" office:value-type="string">
            <text:p>U24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9267">
            <text:p>92.67%</text:p>
          </table:table-cell>
          <table:table-cell table:style-name="ce71" office:value-type="percentage" office:value="-0.000099999999999989">
            <text:p>-0.01%</text:p>
          </table:table-cell>
          <table:table-cell table:style-name="ce71" office:value-type="percentage" office:value="0.00500000000000012">
            <text:p>0.50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30</text:p>
          </table:table-cell>
          <table:table-cell table:style-name="ce101" office:value-type="float" office:value="19175560">
            <text:p>19 175 560B</text:p>
          </table:table-cell>
          <table:table-cell table:style-name="ce101" office:value-type="float" office:value="75593472">
            <text:p>75 593 472B</text:p>
          </table:table-cell>
          <table:table-cell table:style-name="ce172" office:value-type="float" office:value="-546972">
            <text:p>- 546 972B</text:p>
          </table:table-cell>
          <table:table-cell office:value-type="float" office:value="-1103896">
            <text:p>-1 103 896B</text:p>
          </table:table-cell>
          <table:table-cell/>
          <table:table-cell table:style-name="ce164" office:value-type="string">
            <text:p>U30</text:p>
          </table:table-cell>
          <table:table-cell table:style-name="ce22" office:value-type="percentage" office:value="0.8908">
            <text:p>89.08%</text:p>
          </table:table-cell>
          <table:table-cell table:style-name="ce17" office:value-type="percentage" office:value="0.9274">
            <text:p>92.74%</text:p>
          </table:table-cell>
          <table:table-cell table:style-name="ce71" office:value-type="percentage" office:value="0.000800000000000023">
            <text:p>0.08%</text:p>
          </table:table-cell>
          <table:table-cell table:style-name="ce71" office:value-type="percentage" office:value="0.00570000000000004">
            <text:p>0.57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31</text:p>
          </table:table-cell>
          <table:table-cell table:style-name="ce101" office:value-type="float" office:value="19211260">
            <text:p>19 211 260B</text:p>
          </table:table-cell>
          <table:table-cell table:style-name="ce101" office:value-type="float" office:value="75850056">
            <text:p>75 850 056B</text:p>
          </table:table-cell>
          <table:table-cell table:style-name="ce172" office:value-type="float" office:value="-511272">
            <text:p>- 511 272B</text:p>
          </table:table-cell>
          <table:table-cell office:value-type="float" office:value="-847312">
            <text:p>- 847 312B</text:p>
          </table:table-cell>
          <table:table-cell/>
          <table:table-cell table:style-name="ce164" office:value-type="string">
            <text:p>U31</text:p>
          </table:table-cell>
          <table:table-cell table:style-name="ce22" office:value-type="percentage" office:value="0.889">
            <text:p>88.90%</text:p>
          </table:table-cell>
          <table:table-cell table:style-name="ce17" office:value-type="percentage" office:value="0.928">
            <text:p>92.80%</text:p>
          </table:table-cell>
          <table:table-cell table:style-name="ce71" office:value-type="percentage" office:value="-0.001">
            <text:p>-0.10%</text:p>
          </table:table-cell>
          <table:table-cell table:style-name="ce71" office:value-type="percentage" office:value="0.00630000000000008">
            <text:p>0.63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32</text:p>
          </table:table-cell>
          <table:table-cell table:style-name="ce101" office:value-type="float" office:value="19290324">
            <text:p>19 290 324B</text:p>
          </table:table-cell>
          <table:table-cell table:style-name="ce101" office:value-type="float" office:value="76473724">
            <text:p>76 473 724B</text:p>
          </table:table-cell>
          <table:table-cell table:style-name="ce172" office:value-type="float" office:value="-432208">
            <text:p>- 432 208B</text:p>
          </table:table-cell>
          <table:table-cell office:value-type="float" office:value="-223644">
            <text:p>- 223 644B</text:p>
          </table:table-cell>
          <table:table-cell/>
          <table:table-cell table:style-name="ce164" office:value-type="string">
            <text:p>U32</text:p>
          </table:table-cell>
          <table:table-cell table:style-name="ce22" office:value-type="percentage" office:value="0.8882">
            <text:p>88.82%</text:p>
          </table:table-cell>
          <table:table-cell table:style-name="ce17" office:value-type="percentage" office:value="0.9165">
            <text:p>91.65%</text:p>
          </table:table-cell>
          <table:table-cell table:style-name="ce71" office:value-type="percentage" office:value="-0.00180000000000002">
            <text:p>-0.18%</text:p>
          </table:table-cell>
          <table:table-cell table:style-name="ce71" office:value-type="percentage" office:value="-0.00519999999999987">
            <text:p>-0.52%</text:p>
          </table:table-cell>
          <table:table-cell table:number-columns-repeated="3"/>
        </table:table-row>
        <table:table-row table:style-name="ro1">
          <table:table-cell table:style-name="ce164" office:value-type="string">
            <text:p>U33</text:p>
          </table:table-cell>
          <table:table-cell table:style-name="ce101" office:value-type="float" office:value="17678220">
            <text:p>17 678 220B</text:p>
          </table:table-cell>
          <table:table-cell table:style-name="ce101" office:value-type="float" office:value="75841520">
            <text:p>75 841 520B</text:p>
          </table:table-cell>
          <table:table-cell table:style-name="ce172" office:value-type="float" office:value="-2044312">
            <text:p>-2 044 312B</text:p>
          </table:table-cell>
          <table:table-cell office:value-type="float" office:value="-855848">
            <text:p>- 855 848B</text:p>
          </table:table-cell>
          <table:table-cell/>
          <table:table-cell table:style-name="ce164" office:value-type="string">
            <text:p>U33</text:p>
          </table:table-cell>
          <table:table-cell table:style-name="ce22" office:value-type="percentage" office:value="0.8937">
            <text:p>89.37%</text:p>
          </table:table-cell>
          <table:table-cell table:style-name="ce17" office:value-type="percentage" office:value="0.9303">
            <text:p>93.03%</text:p>
          </table:table-cell>
          <table:table-cell table:style-name="ce71" office:value-type="percentage" office:value="0.00370000000000004">
            <text:p>0.37%</text:p>
          </table:table-cell>
          <table:table-cell table:style-name="ce71" office:value-type="percentage" office:value="0.00860000000000005">
            <text:p>0.86%</text:p>
          </table:table-cell>
          <table:table-cell table:number-columns-repeated="3"/>
        </table:table-row>
        <table:table-row table:style-name="ro1">
          <table:table-cell table:style-name="ce166" office:value-type="string">
            <text:p>U34</text:p>
          </table:table-cell>
          <table:table-cell table:style-name="ce101" office:value-type="float" office:value="19382824">
            <text:p>19 382 824B</text:p>
          </table:table-cell>
          <table:table-cell table:style-name="ce101" office:value-type="float" office:value="75610748">
            <text:p>75 610 748B</text:p>
          </table:table-cell>
          <table:table-cell table:style-name="ce172" office:value-type="float" office:value="-339708">
            <text:p>- 339 708B</text:p>
          </table:table-cell>
          <table:table-cell table:style-name="ce101" office:value-type="float" office:value="-1086620">
            <text:p>-1 086 620B</text:p>
          </table:table-cell>
          <table:table-cell/>
          <table:table-cell table:style-name="ce166" office:value-type="string">
            <text:p>U34</text:p>
          </table:table-cell>
          <table:table-cell table:style-name="ce22" office:value-type="percentage" office:value="0.8901">
            <text:p>89.01%</text:p>
          </table:table-cell>
          <table:table-cell table:style-name="ce17" office:value-type="percentage" office:value="0.916">
            <text:p>91.60%</text:p>
          </table:table-cell>
          <table:table-cell table:style-name="ce71" office:value-type="percentage" office:value="0.000099999999999989">
            <text:p>0.01%</text:p>
          </table:table-cell>
          <table:table-cell table:style-name="ce17" office:value-type="percentage" office:value="-0.00569999999999993">
            <text:p>-0.57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40</text:p>
          </table:table-cell>
          <table:table-cell table:style-name="ce101" office:value-type="float" office:value="19246347">
            <text:p>19 246 347B</text:p>
          </table:table-cell>
          <table:table-cell table:style-name="ce101" office:value-type="float" office:value="76496988">
            <text:p>76 496 988B</text:p>
          </table:table-cell>
          <table:table-cell table:style-name="ce172" office:value-type="float" office:value="-476185">
            <text:p>- 476 185B</text:p>
          </table:table-cell>
          <table:table-cell table:style-name="ce101" office:value-type="float" office:value="-200380">
            <text:p>- 200 380B</text:p>
          </table:table-cell>
          <table:table-cell/>
          <table:table-cell table:style-name="ce167" office:value-type="string">
            <text:p>U40</text:p>
          </table:table-cell>
          <table:table-cell table:style-name="ce22" office:value-type="percentage" office:value="0.8897">
            <text:p>88.97%</text:p>
          </table:table-cell>
          <table:table-cell table:style-name="ce17" office:value-type="percentage" office:value="0.9207">
            <text:p>92.07%</text:p>
          </table:table-cell>
          <table:table-cell table:style-name="ce71" office:value-type="percentage" office:value="-0.000299999999999967">
            <text:p>-0.03%</text:p>
          </table:table-cell>
          <table:table-cell table:style-name="ce17" office:value-type="percentage" office:value="-0.00099999999999989">
            <text:p>-0.10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41</text:p>
          </table:table-cell>
          <table:table-cell table:style-name="ce101" office:value-type="float" office:value="19012256">
            <text:p>19 012 256B</text:p>
          </table:table-cell>
          <table:table-cell table:style-name="ce101" office:value-type="float" office:value="75831124">
            <text:p>75 831 124B</text:p>
          </table:table-cell>
          <table:table-cell table:style-name="ce172" office:value-type="float" office:value="-710276">
            <text:p>- 710 276B</text:p>
          </table:table-cell>
          <table:table-cell table:style-name="ce101" office:value-type="float" office:value="-866244">
            <text:p>- 866 244B</text:p>
          </table:table-cell>
          <table:table-cell/>
          <table:table-cell table:style-name="ce167" office:value-type="string">
            <text:p>U41</text:p>
          </table:table-cell>
          <table:table-cell table:style-name="ce22" office:value-type="percentage" office:value="0.8906">
            <text:p>89.06%</text:p>
          </table:table-cell>
          <table:table-cell table:style-name="ce17" office:value-type="percentage" office:value="0.924">
            <text:p>92.40%</text:p>
          </table:table-cell>
          <table:table-cell table:style-name="ce71" office:value-type="percentage" office:value="0.000600000000000045">
            <text:p>0.06%</text:p>
          </table:table-cell>
          <table:table-cell table:style-name="ce17" office:value-type="percentage" office:value="0.00230000000000008">
            <text:p>0.23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42</text:p>
          </table:table-cell>
          <table:table-cell table:style-name="ce101" office:value-type="float" office:value="18186320">
            <text:p>18 186 320B</text:p>
          </table:table-cell>
          <table:table-cell table:style-name="ce101" office:value-type="float" office:value="74748916">
            <text:p>74 748 916B</text:p>
          </table:table-cell>
          <table:table-cell table:style-name="ce172" office:value-type="float" office:value="-1536212">
            <text:p>-1 536 212B</text:p>
          </table:table-cell>
          <table:table-cell table:style-name="ce101" office:value-type="float" office:value="-1948452">
            <text:p>-1 948 452B</text:p>
          </table:table-cell>
          <table:table-cell/>
          <table:table-cell table:style-name="ce167" office:value-type="string">
            <text:p>U42</text:p>
          </table:table-cell>
          <table:table-cell table:style-name="ce22" office:value-type="percentage" office:value="0.8899">
            <text:p>88.99%</text:p>
          </table:table-cell>
          <table:table-cell table:style-name="ce17" office:value-type="percentage" office:value="0.9288">
            <text:p>92.88%</text:p>
          </table:table-cell>
          <table:table-cell table:style-name="ce71" office:value-type="percentage" office:value="-0.000099999999999989">
            <text:p>-0.01%</text:p>
          </table:table-cell>
          <table:table-cell table:style-name="ce17" office:value-type="percentage" office:value="0.00710000000000011">
            <text:p>0.71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43</text:p>
          </table:table-cell>
          <table:table-cell table:style-name="ce101" office:value-type="float" office:value="18580128">
            <text:p>18 580 128B</text:p>
          </table:table-cell>
          <table:table-cell table:style-name="ce101" office:value-type="float" office:value="75527288">
            <text:p>75 527 288B</text:p>
          </table:table-cell>
          <table:table-cell table:style-name="ce172" office:value-type="float" office:value="-1142404">
            <text:p>-1 142 404B</text:p>
          </table:table-cell>
          <table:table-cell table:style-name="ce101" office:value-type="float" office:value="-1170080">
            <text:p>-1 170 080B</text:p>
          </table:table-cell>
          <table:table-cell/>
          <table:table-cell table:style-name="ce167" office:value-type="string">
            <text:p>U43</text:p>
          </table:table-cell>
          <table:table-cell table:style-name="ce22" office:value-type="percentage" office:value="0.8888">
            <text:p>88.88%</text:p>
          </table:table-cell>
          <table:table-cell table:style-name="ce17" office:value-type="percentage" office:value="0.9238">
            <text:p>92.38%</text:p>
          </table:table-cell>
          <table:table-cell table:style-name="ce71" office:value-type="percentage" office:value="-0.00119999999999998">
            <text:p>-0.12%</text:p>
          </table:table-cell>
          <table:table-cell table:style-name="ce17" office:value-type="percentage" office:value="0.00209999999999999">
            <text:p>0.21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50</text:p>
          </table:table-cell>
          <table:table-cell table:style-name="ce101" office:value-type="float" office:value="17576144">
            <text:p>17 576 144B</text:p>
          </table:table-cell>
          <table:table-cell table:style-name="ce101" office:value-type="float" office:value="76661128">
            <text:p>76 661 128B</text:p>
          </table:table-cell>
          <table:table-cell table:style-name="ce172" office:value-type="float" office:value="-2146388">
            <text:p>-2 146 388B</text:p>
          </table:table-cell>
          <table:table-cell table:style-name="ce101" office:value-type="float" office:value="-36240">
            <text:p>- 36 240B</text:p>
          </table:table-cell>
          <table:table-cell/>
          <table:table-cell table:style-name="ce167" office:value-type="string">
            <text:p>U50</text:p>
          </table:table-cell>
          <table:table-cell table:style-name="ce22" office:value-type="percentage" office:value="0.8896">
            <text:p>88.96%</text:p>
          </table:table-cell>
          <table:table-cell table:style-name="ce17" office:value-type="percentage" office:value="0.9043">
            <text:p>90.43%</text:p>
          </table:table-cell>
          <table:table-cell table:style-name="ce71" office:value-type="percentage" office:value="-0.000399999999999956">
            <text:p>-0.04%</text:p>
          </table:table-cell>
          <table:table-cell table:style-name="ce17" office:value-type="percentage" office:value="-0.9217">
            <text:p>-92.17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51</text:p>
          </table:table-cell>
          <table:table-cell table:style-name="ce101" office:value-type="float" office:value="17419752">
            <text:p>17 419 752B</text:p>
          </table:table-cell>
          <table:table-cell table:style-name="ce101" office:value-type="float" office:value="76243740">
            <text:p>76 243 740B</text:p>
          </table:table-cell>
          <table:table-cell table:style-name="ce172" office:value-type="float" office:value="-2302780">
            <text:p>-2 302 780B</text:p>
          </table:table-cell>
          <table:table-cell table:style-name="ce101" office:value-type="float" office:value="-453628">
            <text:p>- 453 628B</text:p>
          </table:table-cell>
          <table:table-cell/>
          <table:table-cell table:style-name="ce167" office:value-type="string">
            <text:p>U51</text:p>
          </table:table-cell>
          <table:table-cell table:style-name="ce104" office:value-type="percentage" office:value="0.9261">
            <text:p>92.61%</text:p>
          </table:table-cell>
          <table:table-cell table:style-name="ce17" office:value-type="percentage" office:value="0.9226">
            <text:p>92.26%</text:p>
          </table:table-cell>
          <table:table-cell table:style-name="ce71" office:value-type="percentage" office:value="0.0361">
            <text:p>3.61%</text:p>
          </table:table-cell>
          <table:table-cell table:style-name="ce17" office:value-type="percentage" office:value="0.000900000000000123">
            <text:p>0.09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52</text:p>
          </table:table-cell>
          <table:table-cell table:style-name="ce101" office:value-type="float" office:value="18321732">
            <text:p>18 321 732B</text:p>
          </table:table-cell>
          <table:table-cell table:style-name="ce101" office:value-type="float" office:value="76611296">
            <text:p>76 611 296B</text:p>
          </table:table-cell>
          <table:table-cell table:style-name="ce172" office:value-type="float" office:value="-1400800">
            <text:p>-1 400 800B</text:p>
          </table:table-cell>
          <table:table-cell table:style-name="ce101" office:value-type="float" office:value="-86072">
            <text:p>- 86 072B</text:p>
          </table:table-cell>
          <table:table-cell/>
          <table:table-cell table:style-name="ce167" office:value-type="string">
            <text:p>U52</text:p>
          </table:table-cell>
          <table:table-cell table:style-name="ce106" office:value-type="percentage" office:value="0.8897">
            <text:p>88.97%</text:p>
          </table:table-cell>
          <table:table-cell table:style-name="ce17" office:value-type="percentage" office:value="0.9306">
            <text:p>93.06%</text:p>
          </table:table-cell>
          <table:table-cell table:style-name="ce71" office:value-type="percentage" office:value="-0.000299999999999967">
            <text:p>-0.03%</text:p>
          </table:table-cell>
          <table:table-cell table:style-name="ce17" office:value-type="percentage" office:value="0.00890000000000002">
            <text:p>0.89%</text:p>
          </table:table-cell>
          <table:table-cell table:number-columns-repeated="3"/>
        </table:table-row>
        <table:table-row table:style-name="ro1">
          <table:table-cell table:style-name="ce167" office:value-type="string">
            <text:p>U53</text:p>
          </table:table-cell>
          <table:table-cell table:style-name="ce101" office:value-type="float" office:value="18361820">
            <text:p>18 361 820B</text:p>
          </table:table-cell>
          <table:table-cell table:style-name="ce101" office:value-type="float" office:value="76452768">
            <text:p>76 452 768B</text:p>
          </table:table-cell>
          <table:table-cell table:style-name="ce172" office:value-type="float" office:value="-1360712">
            <text:p>-1 360 712B</text:p>
          </table:table-cell>
          <table:table-cell table:style-name="ce101" office:value-type="float" office:value="-244600">
            <text:p>- 244 600B</text:p>
          </table:table-cell>
          <table:table-cell/>
          <table:table-cell table:style-name="ce167" office:value-type="string">
            <text:p>U53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9004">
            <text:p>90.04%</text:p>
          </table:table-cell>
          <table:table-cell table:style-name="ce71" office:value-type="percentage" office:value="-0.00280000000000002">
            <text:p>-0.28%</text:p>
          </table:table-cell>
          <table:table-cell table:style-name="ce17" office:value-type="percentage" office:value="-0.0212999999999999">
            <text:p>-2.13%</text:p>
          </table:table-cell>
          <table:table-cell table:number-columns-repeated="3"/>
        </table:table-row>
        <table:table-row table:style-name="ro1">
          <table:table-cell office:value-type="string">
            <text:p>Průměr</text:p>
          </table:table-cell>
          <table:table-cell table:number-columns-repeated="2"/>
          <table:table-cell table:style-name="ce172" table:formula="of:=AVERAGE([.D74:.D102])" office:value-type="float" office:value="-1377214.10344828">
            <text:p>-1 377 214B</text:p>
          </table:table-cell>
          <table:table-cell table:formula="of:=AVERAGE([.E75:.E102])" office:value-type="float" office:value="-2737102.14285714">
            <text:p>-2 737 102B</text:p>
          </table:table-cell>
          <table:table-cell/>
          <table:table-cell office:value-type="string">
            <text:p>Průměr</text:p>
          </table:table-cell>
          <table:table-cell table:number-columns-repeated="2"/>
          <table:table-cell table:style-name="Default" table:formula="of:=AVERAGE([.J74:.J102])" office:value-type="percentage" office:value="0.0082137931034483">
            <text:p>0.82%</text:p>
          </table:table-cell>
          <table:table-cell table:style-name="Default" table:formula="of:=AVERAGE([.K74:.K102])" office:value-type="percentage" office:value="-0.0309620689655172">
            <text:p>-3.10%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4">
          <table:table-cell office:value-type="string">
            <text:p>ID</text:p>
          </table:table-cell>
          <table:table-cell office:value-type="string">
            <text:p>Vynechaná pravidla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1</text:p>
          </table:table-cell>
          <table:table-cell office:value-type="string">
            <text:p>U03 U04 U1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office:value-type="string">
            <text:p>U03 U04 U13 U23 U5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3</text:p>
          </table:table-cell>
          <table:table-cell office:value-type="string">
            <text:p>U03 U04 U13 U23 U33 U42 U52</text:p>
          </table:table-cell>
          <table:table-cell table:number-columns-repeated="2"/>
          <table:table-cell table:style-name="Default"/>
          <table:table-cell table:style-name="ce175" office:value-type="string">
            <text:p>U13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4</text:p>
          </table:table-cell>
          <table:table-cell office:value-type="string">
            <text:p>U02 U03 U04 U13 U14 U23 U33 U42 U52</text:p>
          </table:table-cell>
          <table:table-cell table:number-columns-repeated="2"/>
          <table:table-cell table:style-name="Default"/>
          <table:table-cell table:style-name="ce176" office:value-type="string">
            <text:p>U04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>
            <text:p>Krok 5</text:p>
          </table:table-cell>
          <table:table-cell office:value-type="string">
            <text:p>U02 U03 U04 U13 U14 U20 U23 U24 U30 U31U33 U42 U52</text:p>
          </table:table-cell>
          <table:table-cell table:number-columns-repeated="2"/>
          <table:table-cell table:style-name="Default"/>
          <table:table-cell table:style-name="ce176" office:value-type="string">
            <text:p>U03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>
            <text:p>Krok 6</text:p>
          </table:table-cell>
          <table:table-cell table:number-columns-repeated="3"/>
          <table:table-cell table:style-name="Default"/>
          <table:table-cell table:style-name="ce177" office:value-type="string">
            <text:p>U23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>
            <text:p>Krok 7</text:p>
          </table:table-cell>
          <table:table-cell table:number-columns-repeated="3"/>
          <table:table-cell table:style-name="Default"/>
          <table:table-cell table:style-name="ce177" office:value-type="string">
            <text:p>U52</text:p>
          </table:table-cell>
          <table:table-cell/>
          <table:table-cell office:value-type="string">
            <text:p>-</text:p>
          </table:table-cell>
          <table:table-cell table:style-name="ce1" office:value-type="float" office:value="85">
            <text:p>85</text:p>
          </table:table-cell>
          <table:table-cell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table:style-name="ce1" office:value-type="float" office:value="2002356">
            <text:p>2002356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3781">
            <text:p>37.81%</text:p>
          </table:table-cell>
        </table:table-row>
        <table:table-row table:style-name="ro10">
          <table:table-cell office:value-type="string">
            <text:p>Krok 8</text:p>
          </table:table-cell>
          <table:table-cell table:number-columns-repeated="3"/>
          <table:table-cell table:style-name="Default"/>
          <table:table-cell table:style-name="ce178" office:value-type="string">
            <text:p>U33</text:p>
          </table:table-cell>
          <table:table-cell/>
          <table:table-cell office:value-type="string">
            <text:p>Krok 1</text:p>
          </table:table-cell>
          <table:table-cell table:style-name="ce1" office:value-type="float" office:value="87">
            <text:p>87</text:p>
          </table:table-cell>
          <table:table-cell office:value-type="string">
            <text:p>68h 56m</text:p>
          </table:table-cell>
          <table:table-cell office:value-type="string">
            <text:p>60470428B</text:p>
          </table:table-cell>
          <table:table-cell table:style-name="ce1" office:value-type="float" office:value="1602700">
            <text:p>1602700</text:p>
          </table:table-cell>
          <table:table-cell table:style-name="ce17" office:value-type="percentage" office:value="0.933">
            <text:p>93.30%</text:p>
          </table:table-cell>
          <table:table-cell table:style-name="ce17" office:value-type="percentage" office:value="0.4708">
            <text:p>47.08%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79" office:value-type="string">
            <text:p>U42</text:p>
          </table:table-cell>
          <table:table-cell/>
          <table:table-cell office:value-type="string">
            <text:p>Krok 2</text:p>
          </table:table-cell>
          <table:table-cell table:style-name="ce1"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54674496B</text:p>
          </table:table-cell>
          <table:table-cell table:style-name="ce1" office:value-type="float" office:value="1447803">
            <text:p>1447803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545">
            <text:p>45.45%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80" office:value-type="string">
            <text:p>U14</text:p>
          </table:table-cell>
          <table:table-cell/>
          <table:table-cell office:value-type="string">
            <text:p>Krok 3</text:p>
          </table:table-cell>
          <table:table-cell table:style-name="ce1"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51870186B</text:p>
          </table:table-cell>
          <table:table-cell table:style-name="ce1" office:value-type="float" office:value="1351150">
            <text:p>1351150</text:p>
          </table:table-cell>
          <table:table-cell table:style-name="ce17" office:value-type="percentage" office:value="0.9331">
            <text:p>93.31%</text:p>
          </table:table-cell>
          <table:table-cell table:style-name="ce17" office:value-type="percentage" office:value="0.4774">
            <text:p>47.74%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81" office:value-type="string">
            <text:p>U02</text:p>
          </table:table-cell>
          <table:table-cell/>
          <table:table-cell office:value-type="string">
            <text:p>Krok 4</text:p>
          </table:table-cell>
          <table:table-cell table:style-name="ce1"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45247740B</text:p>
          </table:table-cell>
          <table:table-cell table:style-name="ce1" office:value-type="float" office:value="1229225">
            <text:p>1229225</text:p>
          </table:table-cell>
          <table:table-cell table:style-name="ce17" office:value-type="percentage" office:value="0.93">
            <text:p>93.00%</text:p>
          </table:table-cell>
          <table:table-cell table:style-name="ce17" office:value-type="percentage" office:value="0.4599">
            <text:p>45.99%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82" office:value-type="string">
            <text:p>U3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82" office:value-type="string">
            <text:p>U3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83" office:value-type="string">
            <text:p>U24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83" office:value-type="string">
            <text:p>U2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65" office:value-type="string">
            <text:p>U2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65" office:value-type="string">
            <text:p>U22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67" office:value-type="string">
            <text:p>U4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67" office:value-type="string">
            <text:p>U43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67" office:value-type="string">
            <text:p>U5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64" office:value-type="string">
            <text:p>U1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table table:name="SGD" table:style-name="ta1" table:print="false">
        <table:table-column table:style-name="co13" table:default-cell-style-name="Default"/>
        <table:table-column table:style-name="co13" table:number-columns-repeated="4" table:default-cell-style-name="ce1"/>
        <table:table-column table:style-name="co13" table:default-cell-style-name="ce17"/>
        <table:table-column table:style-name="co46" table:default-cell-style-name="ce17"/>
        <table:table-column table:style-name="co13" table:number-columns-repeated="7" table:default-cell-style-name="Default"/>
        <table:table-row table:style-name="ro1">
          <table:table-cell office:value-type="string">
            <text:p>zavislost na delta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iterace</text:p>
          </table:table-cell>
          <table:table-cell table:style-name="Default" office:value-type="string">
            <text:p>cas trenovani</text:p>
          </table:table-cell>
          <table:table-cell table:style-name="Default" office:value-type="string">
            <text:p>velikost modelu</text:p>
          </table:table-cell>
          <table:table-cell table:style-name="Default" office:value-type="string">
            <text:p>pocet rysu</text:p>
          </table:table-cell>
          <table:table-cell table:style-name="Default" office:value-type="string">
            <text:p>uspesnost slova</text:p>
          </table:table-cell>
          <table:table-cell table:style-name="Default" office:value-type="string">
            <text:p>uspesnost vety</text:p>
          </table:table-cell>
          <table:table-cell table:style-name="Default"/>
          <table:table-cell table:number-columns-repeated="2"/>
          <table:table-cell office:value-type="string">
            <text:p>cas testovani</text:p>
          </table:table-cell>
          <table:table-cell table:number-columns-repeated="4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76696816B</text:p>
          </table:table-cell>
          <table:table-cell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style-name="Default"/>
          <table:table-cell table:number-columns-repeated="2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string">
            <text:p>48h 38m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table:style-name="ce17"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style-name="Default"/>
          <table:table-cell table:number-columns-repeated="2"/>
          <table:table-cell table:style-name="ce1" office:value-type="string">
            <text:p>591s</text:p>
          </table:table-cell>
          <table:table-cell table:number-columns-repeated="4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76696920B</text:p>
          </table:table-cell>
          <table:table-cell office:value-type="float" office:value="2002350">
            <text:p>2002350</text:p>
          </table:table-cell>
          <table:table-cell table:style-name="ce17"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style-name="Default"/>
          <table:table-cell table:number-columns-repeated="2"/>
          <table:table-cell table:style-name="ce1" office:value-type="string">
            <text:p>630s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float" office:value="10000">
            <text:p>10000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36244240B</text:p>
          </table:table-cell>
          <table:table-cell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2"/>
          <table:table-cell table:style-name="ce1" office:value-type="string">
            <text:p>655s</text:p>
          </table:table-cell>
          <table:table-cell table:number-columns-repeated="4"/>
        </table:table-row>
        <table:table-row table:style-name="ro1">
          <table:table-cell table:style-name="ce1" office:value-type="float" office:value="20000">
            <text:p>20000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57072452B</text:p>
          </table:table-cell>
          <table:table-cell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2"/>
          <table:table-cell table:style-name="ce1" office:value-type="string">
            <text:p>875s</text:p>
          </table:table-cell>
          <table:table-cell table:number-columns-repeated="4"/>
        </table:table-row>
        <table:table-row table:style-name="ro1">
          <table:table-cell table:style-name="ce1" office:value-type="float" office:value="30000">
            <text:p>30000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76696816B</text:p>
          </table:table-cell>
          <table:table-cell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2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1">
          <table:table-cell table:style-name="ce1" office:value-type="float" office:value="40000">
            <text:p>40000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94190136B</text:p>
          </table:table-cell>
          <table:table-cell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2"/>
          <table:table-cell table:style-name="ce1" office:value-type="string">
            <text:p>557s</text:p>
          </table:table-cell>
          <table:table-cell table:number-columns-repeated="4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3">
            <text:p>33</text:p>
          </table:table-cell>
          <table:table-cell office:value-type="string">
            <text:p>111h 25m</text:p>
          </table:table-cell>
          <table:table-cell office:value-type="string">
            <text:p>54608868B</text:p>
          </table:table-cell>
          <table:table-cell office:value-type="float" office:value="2924981">
            <text:p>2924981</text:p>
          </table:table-cell>
          <table:table-cell office:value-type="percentage" office:value="0.9451">
            <text:p>94.51%</text:p>
          </table:table-cell>
          <table:table-cell office:value-type="percentage" office:value="0.5421">
            <text:p>54.21%</text:p>
          </table:table-cell>
          <table:table-cell table:number-columns-repeated="2"/>
          <table:table-cell table:style-name="ce1" office:value-type="string">
            <text:p>1521s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>
            <text:p>Srovnani SGD L-BFG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17" table:number-columns-repeated="2"/>
          <table:table-cell/>
          <table:table-cell table:style-name="ce169" office:value-type="string" table:number-columns-spanned="2" table:number-rows-spanned="1">
            <text:p>uspesnost slova</text:p>
          </table:table-cell>
          <table:covered-table-cell/>
          <table:table-cell table:style-name="ce169" office:value-type="string" table:number-columns-spanned="2" table:number-rows-spanned="1">
            <text:p>uspesnost vety</text:p>
          </table:table-cell>
          <table:covered-table-cell/>
        </table:table-row>
        <table:table-row table:style-name="ro1">
          <table:table-cell office:value-type="string">
            <text:p>LBFGS</text:p>
          </table:table-cell>
          <table:table-cell table:number-columns-repeated="4"/>
          <table:table-cell table:style-name="ce1" table:number-columns-repeated="2"/>
          <table:table-cell table:style-name="ce17" table:number-columns-repeated="2"/>
          <table:table-cell/>
          <table:table-cell office:value-type="string">
            <text:p>SGD</text:p>
          </table:table-cell>
          <table:table-cell office:value-type="string">
            <text:p>L-BFGS</text:p>
          </table:table-cell>
          <table:table-cell office:value-type="string">
            <text:p>SGD</text:p>
          </table:table-cell>
          <table:table-cell office:value-type="string">
            <text:p>L-BFGS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style-name="ce17" table:number-columns-repeated="2"/>
          <table:table-cell office:value-type="float" office:value="10000">
            <text:p>10000</text:p>
          </table:table-cell>
          <table:table-cell table:style-name="ce17" office:value-type="percentage" office:value="0.9234">
            <text:p>92.34%</text:p>
          </table:table-cell>
          <table:table-cell/>
          <table:table-cell table:style-name="ce17" office:value-type="percentage" office:value="0.4285">
            <text:p>42.85%</text:p>
          </table:table-cell>
          <table:table-cell/>
        </table:table-row>
        <table:table-row table:style-name="ro10">
          <table:table-cell office:value-type="string">
            <text:p>Krok 1</text:p>
          </table:table-cell>
          <table:table-cell office:value-type="float" office:value="87">
            <text:p>87</text:p>
          </table:table-cell>
          <table:table-cell office:value-type="string">
            <text:p>68h 56m</text:p>
          </table:table-cell>
          <table:table-cell office:value-type="string">
            <text:p>60470428B</text:p>
          </table:table-cell>
          <table:table-cell office:value-type="float" office:value="1602700">
            <text:p>1602700</text:p>
          </table:table-cell>
          <table:table-cell office:value-type="percentage" office:value="0.933">
            <text:p>93.30%</text:p>
          </table:table-cell>
          <table:table-cell office:value-type="percentage" office:value="0.4708">
            <text:p>47.08%</text:p>
          </table:table-cell>
          <table:table-cell table:number-columns-repeated="2"/>
          <table:table-cell office:value-type="float" office:value="20000">
            <text:p>20000</text:p>
          </table:table-cell>
          <table:table-cell table:style-name="ce17" office:value-type="percentage" office:value="0.9333">
            <text:p>93.33%</text:p>
          </table:table-cell>
          <table:table-cell/>
          <table:table-cell table:style-name="ce17" office:value-type="percentage" office:value="0.4867">
            <text:p>48.67%</text:p>
          </table:table-cell>
          <table:table-cell/>
        </table:table-row>
        <table:table-row table:style-name="ro1">
          <table:table-cell office:value-type="string">
            <text:p>Krok 2</text:p>
          </table:table-cell>
          <table:table-cell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54674496B</text:p>
          </table:table-cell>
          <table:table-cell office:value-type="float" office:value="1447803">
            <text:p>1447803</text:p>
          </table:table-cell>
          <table:table-cell office:value-type="percentage" office:value="0.9303">
            <text:p>93.03%</text:p>
          </table:table-cell>
          <table:table-cell office:value-type="percentage" office:value="0.4545">
            <text:p>45.45%</text:p>
          </table:table-cell>
          <table:table-cell table:number-columns-repeated="2"/>
          <table:table-cell office:value-type="float" office:value="30000">
            <text:p>30000</text:p>
          </table:table-cell>
          <table:table-cell table:style-name="ce17" office:value-type="percentage" office:value="0.9396">
            <text:p>93.96%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516">
            <text:p>51.60%</text:p>
          </table:table-cell>
          <table:table-cell table:style-name="ce104" office:value-type="percentage" office:value="0.4625">
            <text:p>46.25%</text:p>
          </table:table-cell>
        </table:table-row>
        <table:table-row table:style-name="ro1">
          <table:table-cell office:value-type="string">
            <text:p>Krok 3</text:p>
          </table:table-cell>
          <table:table-cell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51870186B</text:p>
          </table:table-cell>
          <table:table-cell office:value-type="float" office:value="1351150">
            <text:p>1351150</text:p>
          </table:table-cell>
          <table:table-cell office:value-type="percentage" office:value="0.9331">
            <text:p>93.31%</text:p>
          </table:table-cell>
          <table:table-cell office:value-type="percentage" office:value="0.4774">
            <text:p>47.74%</text:p>
          </table:table-cell>
          <table:table-cell table:number-columns-repeated="2"/>
          <table:table-cell office:value-type="float" office:value="40000">
            <text:p>40000</text:p>
          </table:table-cell>
          <table:table-cell table:style-name="ce17" office:value-type="percentage" office:value="0.9431">
            <text:p>94.31%</text:p>
          </table:table-cell>
          <table:table-cell/>
          <table:table-cell table:style-name="ce17" office:value-type="percentage" office:value="0.5345">
            <text:p>53.45%</text:p>
          </table:table-cell>
          <table:table-cell/>
        </table:table-row>
        <table:table-row table:style-name="ro1">
          <table:table-cell office:value-type="string">
            <text:p>Krok 4</text:p>
          </table:table-cell>
          <table:table-cell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45247740B</text:p>
          </table:table-cell>
          <table:table-cell office:value-type="float" office:value="1229225">
            <text:p>1229225</text:p>
          </table:table-cell>
          <table:table-cell office:value-type="percentage" office:value="0.93">
            <text:p>93.00%</text:p>
          </table:table-cell>
          <table:table-cell office:value-type="percentage" office:value="0.4599">
            <text:p>45.99%</text:p>
          </table:table-cell>
          <table:table-cell table:number-columns-repeated="2"/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SGD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76696816B</text:p>
          </table:table-cell>
          <table:table-cell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7"/>
        </table:table-row>
        <table:table-row table:style-name="ro1">
          <table:table-cell office:value-type="string">
            <text:p>Krok 1</text:p>
          </table:table-cell>
          <table:table-cell office:value-type="float" office:value="35">
            <text:p>35</text:p>
          </table:table-cell>
          <table:table-cell office:value-type="string">
            <text:p>54h 44m</text:p>
          </table:table-cell>
          <table:table-cell office:value-type="string">
            <text:p>60470280B</text:p>
          </table:table-cell>
          <table:table-cell office:value-type="float" office:value="1602698">
            <text:p>1602698</text:p>
          </table:table-cell>
          <table:table-cell office:value-type="percentage" office:value="0.9395">
            <text:p>93.95%</text:p>
          </table:table-cell>
          <table:table-cell office:value-type="percentage" office:value="0.5186">
            <text:p>51.86%</text:p>
          </table:table-cell>
          <table:table-cell table:number-columns-repeated="5"/>
          <table:table-cell table:style-name="ce1" office:value-type="string">
            <text:p>1513s</text:p>
          </table:table-cell>
          <table:table-cell/>
        </table:table-row>
        <table:table-row table:style-name="ro1">
          <table:table-cell office:value-type="string">
            <text:p>Krok 2</text:p>
          </table:table-cell>
          <table:table-cell office:value-type="float" office:value="35">
            <text:p>35</text:p>
          </table:table-cell>
          <table:table-cell office:value-type="string">
            <text:p>45h 44m</text:p>
          </table:table-cell>
          <table:table-cell office:value-type="string">
            <text:p>54608868B</text:p>
          </table:table-cell>
          <table:table-cell office:value-type="float" office:value="1446867">
            <text:p>1446867</text:p>
          </table:table-cell>
          <table:table-cell office:value-type="percentage" office:value="0.9369">
            <text:p>93.69%</text:p>
          </table:table-cell>
          <table:table-cell office:value-type="percentage" office:value="0.5037">
            <text:p>50.37%</text:p>
          </table:table-cell>
          <table:table-cell table:number-columns-repeated="5"/>
          <table:table-cell table:style-name="ce1" office:value-type="string">
            <text:p>979s</text:p>
          </table:table-cell>
          <table:table-cell/>
        </table:table-row>
        <table:table-row table:style-name="ro1">
          <table:table-cell office:value-type="string">
            <text:p>Krok 3</text:p>
          </table:table-cell>
          <table:table-cell office:value-type="float" office:value="36">
            <text:p>36</text:p>
          </table:table-cell>
          <table:table-cell office:value-type="string">
            <text:p>46h 28m</text:p>
          </table:table-cell>
          <table:table-cell office:value-type="string">
            <text:p>51811720B</text:p>
          </table:table-cell>
          <table:table-cell office:value-type="float" office:value="1351150">
            <text:p>1351150</text:p>
          </table:table-cell>
          <table:table-cell office:value-type="percentage" office:value="0.9372">
            <text:p>93.72%</text:p>
          </table:table-cell>
          <table:table-cell office:value-type="percentage" office:value="0.5122">
            <text:p>51.22%</text:p>
          </table:table-cell>
          <table:table-cell table:number-columns-repeated="5"/>
          <table:table-cell table:style-name="ce1" office:value-type="string">
            <text:p>603s</text:p>
          </table:table-cell>
          <table:table-cell/>
        </table:table-row>
        <table:table-row table:style-name="ro1">
          <table:table-cell office:value-type="string">
            <text:p>Krok 4</text:p>
          </table:table-cell>
          <table:table-cell office:value-type="float" office:value="38">
            <text:p>38</text:p>
          </table:table-cell>
          <table:table-cell office:value-type="string">
            <text:p>44h 57m</text:p>
          </table:table-cell>
          <table:table-cell office:value-type="string">
            <text:p>45191864B</text:p>
          </table:table-cell>
          <table:table-cell office:value-type="float" office:value="1229225">
            <text:p>1229225</text:p>
          </table:table-cell>
          <table:table-cell office:value-type="percentage" office:value="0.9361">
            <text:p>93.61%</text:p>
          </table:table-cell>
          <table:table-cell office:value-type="percentage" office:value="0.5052">
            <text:p>50.52%</text:p>
          </table:table-cell>
          <table:table-cell table:number-columns-repeated="5"/>
          <table:table-cell table:style-name="ce1" office:value-type="string">
            <text:p>642s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office:value-type="string">
            <text:p>L-BFGS</text:p>
          </table:table-cell>
          <table:table-cell table:style-name="Default" office:value-type="string">
            <text:p>SGD</text:p>
          </table:table-cell>
          <table:table-cell table:style-name="Default" office:value-type="string">
            <text:p>L-BFGS</text:p>
          </table:table-cell>
          <table:table-cell table:style-name="Default" office:value-type="string">
            <text:p>SGD</text:p>
          </table:table-cell>
          <table:table-cell table:style-name="Default" office:value-type="string">
            <text:p>L-BFGS</text:p>
          </table:table-cell>
          <table:table-cell table:style-name="Default" office:value-type="string">
            <text:p>SGD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string">
            <text:p>68h 18m</text:p>
          </table:table-cell>
          <table:table-cell office:value-type="string">
            <text:p>30h 13m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9396">
            <text:p>93.96%</text:p>
          </table:table-cell>
          <table:table-cell office:value-type="percentage" office:value="0.3781">
            <text:p>37.81%</text:p>
          </table:table-cell>
          <table:table-cell office:value-type="percentage" office:value="0.516">
            <text:p>51.60%</text:p>
          </table:table-cell>
          <table:table-cell table:number-columns-repeated="7"/>
        </table:table-row>
        <table:table-row table:style-name="ro10">
          <table:table-cell office:value-type="string">
            <text:p>Krok 1</text:p>
          </table:table-cell>
          <table:table-cell office:value-type="string">
            <text:p>68h 56m</text:p>
          </table:table-cell>
          <table:table-cell office:value-type="string">
            <text:p>54h 44m</text:p>
          </table:table-cell>
          <table:table-cell table:style-name="ce17" office:value-type="percentage" office:value="0.933">
            <text:p>93.30%</text:p>
          </table:table-cell>
          <table:table-cell table:style-name="ce17" office:value-type="percentage" office:value="0.9395">
            <text:p>93.95%</text:p>
          </table:table-cell>
          <table:table-cell office:value-type="percentage" office:value="0.4708">
            <text:p>47.08%</text:p>
          </table:table-cell>
          <table:table-cell office:value-type="percentage" office:value="0.5186">
            <text:p>51.86%</text:p>
          </table:table-cell>
          <table:table-cell table:number-columns-repeated="7"/>
        </table:table-row>
        <table:table-row table:style-name="ro1">
          <table:table-cell office:value-type="string">
            <text:p>Krok 2</text:p>
          </table:table-cell>
          <table:table-cell office:value-type="string">
            <text:p>100h 43m</text:p>
          </table:table-cell>
          <table:table-cell office:value-type="string">
            <text:p>45h 44m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9369">
            <text:p>93.69%</text:p>
          </table:table-cell>
          <table:table-cell office:value-type="percentage" office:value="0.4545">
            <text:p>45.45%</text:p>
          </table:table-cell>
          <table:table-cell office:value-type="percentage" office:value="0.5037">
            <text:p>50.37%</text:p>
          </table:table-cell>
          <table:table-cell table:number-columns-repeated="7"/>
        </table:table-row>
        <table:table-row table:style-name="ro1">
          <table:table-cell office:value-type="string">
            <text:p>Krok 3</text:p>
          </table:table-cell>
          <table:table-cell office:value-type="string">
            <text:p>75h 34m</text:p>
          </table:table-cell>
          <table:table-cell office:value-type="string">
            <text:p>46h 28m</text:p>
          </table:table-cell>
          <table:table-cell table:style-name="ce17" office:value-type="percentage" office:value="0.9331">
            <text:p>93.31%</text:p>
          </table:table-cell>
          <table:table-cell table:style-name="ce17" office:value-type="percentage" office:value="0.9372">
            <text:p>93.72%</text:p>
          </table:table-cell>
          <table:table-cell office:value-type="percentage" office:value="0.4774">
            <text:p>47.74%</text:p>
          </table:table-cell>
          <table:table-cell office:value-type="percentage" office:value="0.5122">
            <text:p>51.22%</text:p>
          </table:table-cell>
          <table:table-cell table:number-columns-repeated="7"/>
        </table:table-row>
        <table:table-row table:style-name="ro1">
          <table:table-cell office:value-type="string">
            <text:p>Krok 4</text:p>
          </table:table-cell>
          <table:table-cell office:value-type="string">
            <text:p>92h 4m</text:p>
          </table:table-cell>
          <table:table-cell office:value-type="string">
            <text:p>44h 57m</text:p>
          </table:table-cell>
          <table:table-cell table:style-name="ce17" office:value-type="percentage" office:value="0.93">
            <text:p>93.00%</text:p>
          </table:table-cell>
          <table:table-cell table:style-name="ce17" office:value-type="percentage" office:value="0.9361">
            <text:p>93.61%</text:p>
          </table:table-cell>
          <table:table-cell office:value-type="percentage" office:value="0.4599">
            <text:p>45.99%</text:p>
          </table:table-cell>
          <table:table-cell office:value-type="percentage" office:value="0.5052">
            <text:p>50.52%</text:p>
          </table:table-cell>
          <table:table-cell table:number-columns-repeated="7"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40" table:default-cell-style-name="ce139"/>
        <table:table-column table:style-name="co13" table:number-columns-repeated="2" table:default-cell-style-name="Default"/>
        <table:table-row table:style-name="ro1">
          <table:table-cell table:number-columns-repeated="8"/>
        </table:table-row>
        <table:table-row table:style-name="ro4">
          <table:table-cell table:style-name="ce90" office:value-type="string">
            <text:p>Číslo testu</text:p>
          </table:table-cell>
          <table:table-cell table:style-name="ce56" office:value-type="string">
            <text:p>Počet vět</text:p>
          </table:table-cell>
          <table:table-cell table:style-name="ce56" office:value-type="string">
            <text:p>Konstanta C</text:p>
          </table:table-cell>
          <table:table-cell table:style-name="ce56" office:value-type="string">
            <text:p>Eta</text:p>
          </table:table-cell>
          <table:table-cell table:style-name="ce56" office:value-type="string">
            <text:p>Krok č.</text:p>
          </table:table-cell>
          <table:table-cell table:style-name="ce56" office:value-type="string">
            <text:p>Části značky</text:p>
          </table:table-cell>
          <table:table-cell table:style-name="ce56" office:value-type="string">
            <text:p>Počet příznaků</text:p>
          </table:table-cell>
          <table:table-cell table:style-name="ce80" office:value-type="string">
            <text:p>Úspěšnost</text:p>
          </table:table-cell>
        </table:table-row>
        <table:table-row table:style-name="ro1">
          <table:table-cell table:style-name="ce136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099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85" office:value-type="string">
            <text:p>59.104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85" office:value-type="string">
            <text:p>80.5259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85" office:value-type="string">
            <text:p>92.48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85" office:value-type="string">
            <text:p>75.099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85" office:value-type="string">
            <text:p>87.055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3122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85" office:value-type="string">
            <text:p>71.3025%</text:p>
          </table:table-cell>
        </table:table-row>
        <table:table-row table:style-name="ro1">
          <table:table-cell table:style-name="ce137"/>
          <table:table-cell table:style-name="ce138" table:number-columns-repeated="3"/>
          <table:table-cell table:style-name="ce138" office:value-type="float" office:value="3">
            <text:p>3</text:p>
          </table:table-cell>
          <table:table-cell table:style-name="ce140" office:value-type="string">
            <text:p>0001000110000000</text:p>
          </table:table-cell>
          <table:table-cell table:style-name="ce138" office:value-type="float" office:value="596079">
            <text:p>596079</text:p>
          </table:table-cell>
          <table:table-cell table:style-name="ce141" office:value-type="string">
            <text:p>84.8559%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L2.H33:L2.L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 </number:embedded-text>
      </number:number>
      <number:text>B</number:text>
    </number:number-style>
    <number:number-style style:name="N109">
      <number:number number:decimal-places="0" number:min-integer-digits="1">
        <number:embedded-text number:position="6"> </number:embedded-text>
        <number:embedded-text number:position="3"> </number:embedded-text>
      </number:number>
      <number:text>B</number:text>
    </number:number-style>
    <number:number-style style:name="N11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/05/2011</text:date>, <text:time>01:12:4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5-15T01:12:42</dc:date>
    <dc:creator>Marek </dc:creator>
    <meta:editing-duration>P15DT18H9M4S</meta:editing-duration>
    <meta:editing-cycles>34</meta:editing-cycles>
    <meta:generator>LibreOffice/3.3$Unix LibreOffice_project/330m19$Build-202</meta:generator>
    <meta:document-statistic meta:table-count="7" meta:cell-count="47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2.737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51cm" svg:y="1.631cm" svg:width="12.935cm" svg:height="6.189cm">
          <chartooo:coordinate-region svg:x="2.369cm" svg:y="1.831cm" svg:width="11.917cm" svg:height="5.791cm"/>
          <chart:axis chart:dimension="x" chart:name="primary-x" chart:style-name="ch5">
            <chart:title svg:x="7.218cm" svg:y="7.999cm" chart:style-name="ch6">
              <text:p>Příznak</text:p>
            </chart:title>
          </chart:axis>
          <chart:axis chart:dimension="y" chart:name="primary-y" chart:style-name="ch7">
            <chart:title svg:x="0.451cm" svg:y="7.005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2.806cm" svg:y="0.316cm" chart:style-name="ch2">
          <text:p>Závislost velikosti modelu na vynechaném příznaku</text:p>
        </chart:title>
        <chart:legend chart:legend-position="end" svg:x="13.941cm" svg:y="1.741cm" chart:style-name="ch3"/>
        <chart:plot-area chart:style-name="ch4" table:cell-range-address="List2.B3:List2.B26 List2.G3:List2.G26" chart:data-source-has-labels="column" svg:x="1.331cm" svg:y="1.635cm" svg:width="11.97cm" svg:height="6.226cm">
          <chartooo:coordinate-region svg:x="3.064cm" svg:y="1.834cm" svg:width="10.237cm" svg:height="5.828cm"/>
          <chart:axis chart:dimension="x" chart:name="primary-x" chart:style-name="ch5">
            <chart:title svg:x="5.883cm" svg:y="8.041cm" chart:style-name="ch6">
              <text:p>Vynechaný příznak</text:p>
            </chart:title>
          </chart:axis>
          <chart:axis chart:dimension="y" chart:name="primary-y" chart:style-name="ch7">
            <chart:title svg:x="0.451cm" svg:y="6.181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3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84cm" xlink:href=".." xlink:type="simple" chart:class="chart:bar" chart:style-name="ch1">
        <chart:title svg:x="3.564cm" svg:y="0.361cm" chart:style-name="ch2">
          <text:p>Závislost úspěšnosti na počtu vstupních vět</text:p>
        </chart:title>
        <chart:subtitle svg:x="6.527cm" svg:y="1.365cm" chart:style-name="ch3">
          <text:p>Regularizace L2</text:p>
        </chart:subtitle>
        <chart:legend chart:legend-position="bottom" svg:x="5.306cm" svg:y="10.509cm" chart:style-name="ch4"/>
        <chart:plot-area chart:style-name="ch5" table:cell-range-address="List3.A68:List3.A74 List3.I17:List3.I24" chart:data-source-has-labels="both" svg:x="1.331cm" svg:y="2.273cm" svg:width="14.029cm" svg:height="7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3cm" svg:y="2.273cm" svg:width="12.519cm" svg:height="6.3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28cm" chart:style-name="ch7">
              <text:p>počet vět</text:p>
            </chart:title>
            <chart:categories table:cell-range-address="List3.A68:List3.A74"/>
          </chart:axis>
          <chart:axis chart:dimension="y" chart:name="primary-y" chart:style-name="ch8">
            <chart:title svg:x="0.451cm" svg:y="6.58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68:List3.A7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